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311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0.302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272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1.0382in"/>
    </style:style>
    <style:style style:name="co11" style:family="table-column">
      <style:table-column-properties fo:break-before="auto" style:column-width="0.6571in"/>
    </style:style>
    <style:style style:name="co12" style:family="table-column">
      <style:table-column-properties fo:break-before="auto" style:column-width="0.522in"/>
    </style:style>
    <style:style style:name="co13" style:family="table-column">
      <style:table-column-properties fo:break-before="auto" style:column-width="0.3118in"/>
    </style:style>
    <style:style style:name="co14" style:family="table-column">
      <style:table-column-properties fo:break-before="auto" style:column-width="1.0118in"/>
    </style:style>
    <style:style style:name="co15" style:family="table-column">
      <style:table-column-properties fo:break-before="auto" style:column-width="0.5161in"/>
    </style:style>
    <style:style style:name="co16" style:family="table-column">
      <style:table-column-properties fo:break-before="auto" style:column-width="0.3409in"/>
    </style:style>
    <style:style style:name="co17" style:family="table-column">
      <style:table-column-properties fo:break-before="auto" style:column-width="0.6917in"/>
    </style:style>
    <style:style style:name="co18" style:family="table-column">
      <style:table-column-properties fo:break-before="auto" style:column-width="0.2626in"/>
    </style:style>
    <style:style style:name="co19" style:family="table-column">
      <style:table-column-properties fo:break-before="auto" style:column-width="0.2465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3535in"/>
    </style:style>
    <style:style style:name="co22" style:family="table-column">
      <style:table-column-properties fo:break-before="auto" style:column-width="0.4016in"/>
    </style:style>
    <style:style style:name="co23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 style:data-style-name="N121"/>
    <style:style style:name="ce8" style:family="table-cell" style:parent-style-name="Default" style:data-style-name="N121">
      <style:table-cell-properties fo:background-color="#ffff00"/>
    </style:style>
    <style:style style:name="ce1" style:family="table-cell" style:parent-style-name="Default" style:data-style-name="N100"/>
    <style:style style:name="ce5" style:family="table-cell" style:parent-style-name="Default" style:data-style-name="N100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2" style:family="table-cell" style:parent-style-name="Default" style:data-style-name="N99"/>
    <style:style style:name="ce7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 table:style-name="Default"/>
          <table:table-cell office:value-type="string" calcext:value-type="string">
            <text:p>p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2021:08:17</text:p>
          </table:table-cell>
          <table:table-cell table:style-name="Default"/>
          <table:table-cell office:value-type="string" calcext:value-type="string">
            <text:p>IMG_2145.jpg</text:p>
          </table:table-cell>
          <table:table-cell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18</text:p>
          </table:table-cell>
          <table:table-cell table:style-name="Default"/>
          <table:table-cell office:value-type="string" calcext:value-type="string">
            <text:p>IMG_2147.jpg</text:p>
          </table:table-cell>
          <table:table-cell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19</text:p>
          </table:table-cell>
          <table:table-cell table:style-name="Default"/>
          <table:table-cell office:value-type="string" calcext:value-type="string">
            <text:p>IMG_2150.jpg</text:p>
          </table:table-cell>
          <table:table-cell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0</text:p>
          </table:table-cell>
          <table:table-cell table:style-name="Default"/>
          <table:table-cell office:value-type="string" calcext:value-type="string">
            <text:p>IMG_2152.jpg</text:p>
          </table:table-cell>
          <table:table-cell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1</text:p>
          </table:table-cell>
          <table:table-cell table:style-name="Default"/>
          <table:table-cell office:value-type="string" calcext:value-type="string">
            <text:p>IMG_2154.jpg</text:p>
          </table:table-cell>
          <table:table-cell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2</text:p>
          </table:table-cell>
          <table:table-cell table:style-name="Default"/>
          <table:table-cell office:value-type="string" calcext:value-type="string">
            <text:p>IMG_2155.jpg</text:p>
          </table:table-cell>
          <table:table-cell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3</text:p>
          </table:table-cell>
          <table:table-cell table:style-name="Default"/>
          <table:table-cell office:value-type="string" calcext:value-type="string">
            <text:p>IMG_2157.jpg</text:p>
          </table:table-cell>
          <table:table-cell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4</text:p>
          </table:table-cell>
          <table:table-cell table:style-name="Default"/>
          <table:table-cell office:value-type="string" calcext:value-type="string">
            <text:p>IMG_2159.jpg</text:p>
          </table:table-cell>
          <table:table-cell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5</text:p>
          </table:table-cell>
          <table:table-cell table:style-name="Default"/>
          <table:table-cell office:value-type="string" calcext:value-type="string">
            <text:p>IMG_2162.jpg</text:p>
          </table:table-cell>
          <table:table-cell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6</text:p>
          </table:table-cell>
          <table:table-cell table:style-name="Default"/>
          <table:table-cell office:value-type="string" calcext:value-type="string">
            <text:p>IMG_2163.jpg</text:p>
          </table:table-cell>
          <table:table-cell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7</text:p>
          </table:table-cell>
          <table:table-cell table:style-name="Default"/>
          <table:table-cell office:value-type="string" calcext:value-type="string">
            <text:p>IMG_2165.jpg</text:p>
          </table:table-cell>
          <table:table-cell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8</text:p>
          </table:table-cell>
          <table:table-cell table:style-name="Default"/>
          <table:table-cell office:value-type="string" calcext:value-type="string">
            <text:p>IMG_2167.jpg</text:p>
          </table:table-cell>
          <table:table-cell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29</text:p>
          </table:table-cell>
          <table:table-cell table:style-name="Default"/>
          <table:table-cell office:value-type="string" calcext:value-type="string">
            <text:p>IMG_2169.jpg</text:p>
          </table:table-cell>
          <table:table-cell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30</text:p>
          </table:table-cell>
          <table:table-cell table:style-name="Default"/>
          <table:table-cell office:value-type="string" calcext:value-type="string">
            <text:p>IMG_2171.jpg</text:p>
          </table:table-cell>
          <table:table-cell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8:31</text:p>
          </table:table-cell>
          <table:table-cell table:style-name="Default"/>
          <table:table-cell office:value-type="string" calcext:value-type="string">
            <text:p>IMG_2173.jpg</text:p>
          </table:table-cell>
          <table:table-cell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1</text:p>
          </table:table-cell>
          <table:table-cell table:style-name="Default"/>
          <table:table-cell office:value-type="string" calcext:value-type="string">
            <text:p>IMG_2175.jpg</text:p>
          </table:table-cell>
          <table:table-cell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2</text:p>
          </table:table-cell>
          <table:table-cell table:style-name="Default"/>
          <table:table-cell office:value-type="string" calcext:value-type="string">
            <text:p>IMG_2177.jpg</text:p>
          </table:table-cell>
          <table:table-cell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3</text:p>
          </table:table-cell>
          <table:table-cell table:style-name="Default"/>
          <table:table-cell office:value-type="string" calcext:value-type="string">
            <text:p>IMG_2179.jpg</text:p>
          </table:table-cell>
          <table:table-cell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4</text:p>
          </table:table-cell>
          <table:table-cell table:style-name="Default"/>
          <table:table-cell office:value-type="string" calcext:value-type="string">
            <text:p>IMG_2181.jpg</text:p>
          </table:table-cell>
          <table:table-cell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5</text:p>
          </table:table-cell>
          <table:table-cell table:style-name="Default"/>
          <table:table-cell office:value-type="string" calcext:value-type="string">
            <text:p>IMG_2183.jpg</text:p>
          </table:table-cell>
          <table:table-cell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6</text:p>
          </table:table-cell>
          <table:table-cell table:style-name="Default"/>
          <table:table-cell office:value-type="string" calcext:value-type="string">
            <text:p>IMG_2186.jpg</text:p>
          </table:table-cell>
          <table:table-cell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7</text:p>
          </table:table-cell>
          <table:table-cell table:style-name="Default"/>
          <table:table-cell office:value-type="string" calcext:value-type="string">
            <text:p>IMG_2187.jpg</text:p>
          </table:table-cell>
          <table:table-cell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8</text:p>
          </table:table-cell>
          <table:table-cell table:style-name="Default"/>
          <table:table-cell office:value-type="string" calcext:value-type="string">
            <text:p>IMG_2190.jpg</text:p>
          </table:table-cell>
          <table:table-cell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09</text:p>
          </table:table-cell>
          <table:table-cell table:style-name="Default"/>
          <table:table-cell office:value-type="string" calcext:value-type="string">
            <text:p>IMG_2192.jpg</text:p>
          </table:table-cell>
          <table:table-cell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11</text:p>
          </table:table-cell>
          <table:table-cell table:style-name="Default"/>
          <table:table-cell office:value-type="string" calcext:value-type="string">
            <text:p>IMG_2195.jpg</text:p>
          </table:table-cell>
          <table:table-cell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12</text:p>
          </table:table-cell>
          <table:table-cell table:style-name="Default"/>
          <table:table-cell office:value-type="string" calcext:value-type="string">
            <text:p>IMG_2197.jpg</text:p>
          </table:table-cell>
          <table:table-cell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13</text:p>
          </table:table-cell>
          <table:table-cell table:style-name="Default"/>
          <table:table-cell office:value-type="string" calcext:value-type="string">
            <text:p>IMG_2200.jpg</text:p>
          </table:table-cell>
          <table:table-cell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14</text:p>
          </table:table-cell>
          <table:table-cell table:style-name="Default"/>
          <table:table-cell office:value-type="string" calcext:value-type="string">
            <text:p>IMG_2201.jpg</text:p>
          </table:table-cell>
          <table:table-cell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16</text:p>
          </table:table-cell>
          <table:table-cell table:style-name="Default"/>
          <table:table-cell office:value-type="string" calcext:value-type="string">
            <text:p>IMG_2205.jpg</text:p>
          </table:table-cell>
          <table:table-cell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17</text:p>
          </table:table-cell>
          <table:table-cell table:style-name="Default"/>
          <table:table-cell office:value-type="string" calcext:value-type="string">
            <text:p>IMG_2207.jpg</text:p>
          </table:table-cell>
          <table:table-cell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18</text:p>
          </table:table-cell>
          <table:table-cell table:style-name="Default"/>
          <table:table-cell office:value-type="string" calcext:value-type="string">
            <text:p>IMG_2209.jpg</text:p>
          </table:table-cell>
          <table:table-cell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0</text:p>
          </table:table-cell>
          <table:table-cell table:style-name="Default"/>
          <table:table-cell office:value-type="string" calcext:value-type="string">
            <text:p>IMG_2213.jpg</text:p>
          </table:table-cell>
          <table:table-cell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1</text:p>
          </table:table-cell>
          <table:table-cell table:style-name="Default"/>
          <table:table-cell office:value-type="string" calcext:value-type="string">
            <text:p>IMG_2216.jpg</text:p>
          </table:table-cell>
          <table:table-cell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3</text:p>
          </table:table-cell>
          <table:table-cell table:style-name="Default"/>
          <table:table-cell office:value-type="string" calcext:value-type="string">
            <text:p>IMG_2220.jpg</text:p>
          </table:table-cell>
          <table:table-cell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4</text:p>
          </table:table-cell>
          <table:table-cell table:style-name="Default"/>
          <table:table-cell office:value-type="string" calcext:value-type="string">
            <text:p>IMG_2222.jpg</text:p>
          </table:table-cell>
          <table:table-cell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5</text:p>
          </table:table-cell>
          <table:table-cell table:style-name="Default"/>
          <table:table-cell office:value-type="string" calcext:value-type="string">
            <text:p>IMG_2223.jpg</text:p>
          </table:table-cell>
          <table:table-cell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7</text:p>
          </table:table-cell>
          <table:table-cell table:style-name="Default"/>
          <table:table-cell office:value-type="string" calcext:value-type="string">
            <text:p>IMG_2227.jpg</text:p>
          </table:table-cell>
          <table:table-cell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8</text:p>
          </table:table-cell>
          <table:table-cell table:style-name="Default"/>
          <table:table-cell office:value-type="string" calcext:value-type="string">
            <text:p>IMG_2230.jpg</text:p>
          </table:table-cell>
          <table:table-cell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29</text:p>
          </table:table-cell>
          <table:table-cell table:style-name="Default"/>
          <table:table-cell office:value-type="string" calcext:value-type="string">
            <text:p>IMG_2232.jpg</text:p>
          </table:table-cell>
          <table:table-cell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09:30</text:p>
          </table:table-cell>
          <table:table-cell table:style-name="Default"/>
          <table:table-cell office:value-type="string" calcext:value-type="string">
            <text:p>IMG_2234.jpg</text:p>
          </table:table-cell>
          <table:table-cell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06</text:p>
          </table:table-cell>
          <table:table-cell table:style-name="Default"/>
          <table:table-cell office:value-type="string" calcext:value-type="string">
            <text:p>IMG_2246.jpg</text:p>
          </table:table-cell>
          <table:table-cell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07</text:p>
          </table:table-cell>
          <table:table-cell table:style-name="Default"/>
          <table:table-cell office:value-type="string" calcext:value-type="string">
            <text:p>IMG_2248.jpg</text:p>
          </table:table-cell>
          <table:table-cell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08</text:p>
          </table:table-cell>
          <table:table-cell table:style-name="Default"/>
          <table:table-cell office:value-type="string" calcext:value-type="string">
            <text:p>IMG_2250.jpg</text:p>
          </table:table-cell>
          <table:table-cell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1</text:p>
          </table:table-cell>
          <table:table-cell table:style-name="Default"/>
          <table:table-cell office:value-type="string" calcext:value-type="string">
            <text:p>IMG_2256.jpg</text:p>
          </table:table-cell>
          <table:table-cell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2</text:p>
          </table:table-cell>
          <table:table-cell table:style-name="Default"/>
          <table:table-cell office:value-type="string" calcext:value-type="string">
            <text:p>IMG_2258.jpg</text:p>
          </table:table-cell>
          <table:table-cell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3</text:p>
          </table:table-cell>
          <table:table-cell table:style-name="Default"/>
          <table:table-cell office:value-type="string" calcext:value-type="string">
            <text:p>IMG_2262.jpg</text:p>
          </table:table-cell>
          <table:table-cell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4</text:p>
          </table:table-cell>
          <table:table-cell table:style-name="Default"/>
          <table:table-cell office:value-type="string" calcext:value-type="string">
            <text:p>IMG_2266.jpg</text:p>
          </table:table-cell>
          <table:table-cell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5</text:p>
          </table:table-cell>
          <table:table-cell table:style-name="Default"/>
          <table:table-cell office:value-type="string" calcext:value-type="string">
            <text:p>IMG_2267.jpg</text:p>
          </table:table-cell>
          <table:table-cell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6</text:p>
          </table:table-cell>
          <table:table-cell table:style-name="Default"/>
          <table:table-cell office:value-type="string" calcext:value-type="string">
            <text:p>IMG_2269.jpg</text:p>
          </table:table-cell>
          <table:table-cell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7</text:p>
          </table:table-cell>
          <table:table-cell table:style-name="Default"/>
          <table:table-cell office:value-type="string" calcext:value-type="string">
            <text:p>IMG_2271.jpg</text:p>
          </table:table-cell>
          <table:table-cell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8</text:p>
          </table:table-cell>
          <table:table-cell table:style-name="Default"/>
          <table:table-cell office:value-type="string" calcext:value-type="string">
            <text:p>IMG_2273.jpg</text:p>
          </table:table-cell>
          <table:table-cell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19</text:p>
          </table:table-cell>
          <table:table-cell table:style-name="Default"/>
          <table:table-cell office:value-type="string" calcext:value-type="string">
            <text:p>IMG_2275.jpg</text:p>
          </table:table-cell>
          <table:table-cell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8" office:value-type="string" calcext:value-type="string">
            <text:p>2021:10:22</text:p>
          </table:table-cell>
          <table:table-cell table:style-name="Default"/>
          <table:table-cell table:style-name="ce3" office:value-type="string" calcext:value-type="string">
            <text:p>IMG_2287.jpg</text:p>
          </table:table-cell>
          <table:table-cell table:style-name="ce5" office:value-type="string" calcext:value-type="string">
            <text:p>13:02:07</text:p>
          </table:table-cell>
          <table:table-cell table:style-name="ce3" table:formula="of:=MID([.E54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679.jpg</text:p>
          </table:table-cell>
          <table:table-cell table:style-name="ce5" office:value-type="string" calcext:value-type="string">
            <text:p>12:57:42</text:p>
          </table:table-cell>
          <table:table-cell table:style-name="ce3" table:formula="of:=MID([.I54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ROTAZIONE CAMERE</text:p>
          </table:table-cell>
          <table:table-cell table:style-name="ce3"/>
        </table:table-row>
        <table:table-row table:style-name="ro1">
          <table:table-cell/>
          <table:table-cell table:style-name="ce6" office:value-type="string" calcext:value-type="string">
            <text:p>2021:10:23</text:p>
          </table:table-cell>
          <table:table-cell table:style-name="Default"/>
          <table:table-cell office:value-type="string" calcext:value-type="string">
            <text:p>IMG_2289.jpg</text:p>
          </table:table-cell>
          <table:table-cell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24</text:p>
          </table:table-cell>
          <table:table-cell table:style-name="Default"/>
          <table:table-cell office:value-type="string" calcext:value-type="string">
            <text:p>IMG_2297.jpg</text:p>
          </table:table-cell>
          <table:table-cell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25</text:p>
          </table:table-cell>
          <table:table-cell table:style-name="Default"/>
          <table:table-cell office:value-type="string" calcext:value-type="string">
            <text:p>IMG_2302.jpg</text:p>
          </table:table-cell>
          <table:table-cell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27</text:p>
          </table:table-cell>
          <table:table-cell table:style-name="Default"/>
          <table:table-cell office:value-type="string" calcext:value-type="string">
            <text:p>IMG_2312.jpg</text:p>
          </table:table-cell>
          <table:table-cell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28</text:p>
          </table:table-cell>
          <table:table-cell table:style-name="Default"/>
          <table:table-cell office:value-type="string" calcext:value-type="string">
            <text:p>IMG_2317.jpg</text:p>
          </table:table-cell>
          <table:table-cell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0:29</text:p>
          </table:table-cell>
          <table:table-cell table:style-name="Default"/>
          <table:table-cell office:value-type="string" calcext:value-type="string">
            <text:p>IMG_2320.jpg</text:p>
          </table:table-cell>
          <table:table-cell office:value-type="string" calcext:value-type="string">
            <text:p>14:02:10</text:p>
          </table:table-cell>
          <table:table-cell table:formula="of:=MID([.E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office:value-type="string" calcext:value-type="string">
            <text:p>13:57:36</text:p>
          </table:table-cell>
          <table:table-cell table:formula="of:=MID([.I60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02</text:p>
          </table:table-cell>
          <table:table-cell table:style-name="Default"/>
          <table:table-cell office:value-type="string" calcext:value-type="string">
            <text:p>IMG_2334.jpg</text:p>
          </table:table-cell>
          <table:table-cell office:value-type="string" calcext:value-type="string">
            <text:p>13:02:09</text:p>
          </table:table-cell>
          <table:table-cell table:formula="of:=MID([.E6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office:value-type="string" calcext:value-type="string">
            <text:p>12:57:31</text:p>
          </table:table-cell>
          <table:table-cell table:formula="of:=MID([.I61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04</text:p>
          </table:table-cell>
          <table:table-cell table:style-name="Default"/>
          <table:table-cell office:value-type="string" calcext:value-type="string">
            <text:p>IMG_2344.jpg</text:p>
          </table:table-cell>
          <table:table-cell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05</text:p>
          </table:table-cell>
          <table:table-cell table:style-name="Default"/>
          <table:table-cell office:value-type="string" calcext:value-type="string">
            <text:p>IMG_2349.jpg</text:p>
          </table:table-cell>
          <table:table-cell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06</text:p>
          </table:table-cell>
          <table:table-cell table:style-name="Default"/>
          <table:table-cell office:value-type="string" calcext:value-type="string">
            <text:p>IMG_2354.jpg</text:p>
          </table:table-cell>
          <table:table-cell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07</text:p>
          </table:table-cell>
          <table:table-cell table:style-name="Default"/>
          <table:table-cell office:value-type="string" calcext:value-type="string">
            <text:p>IMG_2359.jpg</text:p>
          </table:table-cell>
          <table:table-cell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08</text:p>
          </table:table-cell>
          <table:table-cell table:style-name="Default"/>
          <table:table-cell office:value-type="string" calcext:value-type="string">
            <text:p>IMG_2364.jpg</text:p>
          </table:table-cell>
          <table:table-cell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09</text:p>
          </table:table-cell>
          <table:table-cell table:style-name="Default"/>
          <table:table-cell office:value-type="string" calcext:value-type="string">
            <text:p>IMG_2369.jpg</text:p>
          </table:table-cell>
          <table:table-cell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0</text:p>
          </table:table-cell>
          <table:table-cell table:style-name="Default"/>
          <table:table-cell office:value-type="string" calcext:value-type="string">
            <text:p>IMG_2372.jpg</text:p>
          </table:table-cell>
          <table:table-cell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1</text:p>
          </table:table-cell>
          <table:table-cell table:style-name="Default"/>
          <table:table-cell office:value-type="string" calcext:value-type="string">
            <text:p>IMG_2374.jpg</text:p>
          </table:table-cell>
          <table:table-cell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2</text:p>
          </table:table-cell>
          <table:table-cell table:style-name="Default"/>
          <table:table-cell office:value-type="string" calcext:value-type="string">
            <text:p>IMG_2375.jpg</text:p>
          </table:table-cell>
          <table:table-cell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3</text:p>
          </table:table-cell>
          <table:table-cell table:style-name="Default"/>
          <table:table-cell office:value-type="string" calcext:value-type="string">
            <text:p>IMG_2377.jpg</text:p>
          </table:table-cell>
          <table:table-cell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4</text:p>
          </table:table-cell>
          <table:table-cell table:style-name="Default"/>
          <table:table-cell office:value-type="string" calcext:value-type="string">
            <text:p>IMG_2379.jpg</text:p>
          </table:table-cell>
          <table:table-cell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6</text:p>
          </table:table-cell>
          <table:table-cell table:style-name="Default"/>
          <table:table-cell office:value-type="string" calcext:value-type="string">
            <text:p>IMG_2381.jpg</text:p>
          </table:table-cell>
          <table:table-cell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8</text:p>
          </table:table-cell>
          <table:table-cell table:style-name="Default"/>
          <table:table-cell office:value-type="string" calcext:value-type="string">
            <text:p>IMG_2385.jpg</text:p>
          </table:table-cell>
          <table:table-cell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19</text:p>
          </table:table-cell>
          <table:table-cell table:style-name="Default"/>
          <table:table-cell office:value-type="string" calcext:value-type="string">
            <text:p>IMG_2388.jpg</text:p>
          </table:table-cell>
          <table:table-cell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0</text:p>
          </table:table-cell>
          <table:table-cell table:style-name="Default"/>
          <table:table-cell office:value-type="string" calcext:value-type="string">
            <text:p>IMG_2390.jpg</text:p>
          </table:table-cell>
          <table:table-cell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1</text:p>
          </table:table-cell>
          <table:table-cell table:style-name="Default"/>
          <table:table-cell office:value-type="string" calcext:value-type="string">
            <text:p>IMG_2392.jpg</text:p>
          </table:table-cell>
          <table:table-cell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2</text:p>
          </table:table-cell>
          <table:table-cell table:style-name="Default"/>
          <table:table-cell office:value-type="string" calcext:value-type="string">
            <text:p>IMG_2393.jpg</text:p>
          </table:table-cell>
          <table:table-cell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3</text:p>
          </table:table-cell>
          <table:table-cell table:style-name="Default"/>
          <table:table-cell office:value-type="string" calcext:value-type="string">
            <text:p>IMG_2395.jpg</text:p>
          </table:table-cell>
          <table:table-cell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4</text:p>
          </table:table-cell>
          <table:table-cell table:style-name="Default"/>
          <table:table-cell office:value-type="string" calcext:value-type="string">
            <text:p>IMG_2397.jpg</text:p>
          </table:table-cell>
          <table:table-cell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6</text:p>
          </table:table-cell>
          <table:table-cell table:style-name="Default"/>
          <table:table-cell office:value-type="string" calcext:value-type="string">
            <text:p>IMG_2399.jpg</text:p>
          </table:table-cell>
          <table:table-cell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7</text:p>
          </table:table-cell>
          <table:table-cell table:style-name="Default"/>
          <table:table-cell office:value-type="string" calcext:value-type="string">
            <text:p>IMG_2401.jpg</text:p>
          </table:table-cell>
          <table:table-cell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8</text:p>
          </table:table-cell>
          <table:table-cell table:style-name="Default"/>
          <table:table-cell office:value-type="string" calcext:value-type="string">
            <text:p>IMG_2404.jpg</text:p>
          </table:table-cell>
          <table:table-cell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1:29</text:p>
          </table:table-cell>
          <table:table-cell table:style-name="Default"/>
          <table:table-cell office:value-type="string" calcext:value-type="string">
            <text:p>IMG_2406.jpg</text:p>
          </table:table-cell>
          <table:table-cell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2:01</text:p>
          </table:table-cell>
          <table:table-cell table:style-name="Default"/>
          <table:table-cell office:value-type="string" calcext:value-type="string">
            <text:p>IMG_2407.jpg</text:p>
          </table:table-cell>
          <table:table-cell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2:03</text:p>
          </table:table-cell>
          <table:table-cell table:style-name="Default"/>
          <table:table-cell office:value-type="string" calcext:value-type="string">
            <text:p>IMG_2409.jpg</text:p>
          </table:table-cell>
          <table:table-cell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2:14</text:p>
          </table:table-cell>
          <table:table-cell table:style-name="Default"/>
          <table:table-cell office:value-type="string" calcext:value-type="string">
            <text:p>IMG_2414.jpg</text:p>
          </table:table-cell>
          <table:table-cell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2:23</text:p>
          </table:table-cell>
          <table:table-cell table:style-name="Default"/>
          <table:table-cell office:value-type="string" calcext:value-type="string">
            <text:p>IMG_2415.jpg</text:p>
          </table:table-cell>
          <table:table-cell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2:24</text:p>
          </table:table-cell>
          <table:table-cell table:style-name="Default"/>
          <table:table-cell office:value-type="string" calcext:value-type="string">
            <text:p>IMG_2417.jpg</text:p>
          </table:table-cell>
          <table:table-cell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2021:12:26</text:p>
          </table:table-cell>
          <table:table-cell table:style-name="Default"/>
          <table:table-cell office:value-type="string" calcext:value-type="string">
            <text:p>IMG_2419.jpg</text:p>
          </table:table-cell>
          <table:table-cell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office:value-type="string" calcext:value-type="string">
            <text:p>15:01:39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14:56:03</text:p>
          </table:table-cell>
          <table:table-cell table:formula="of:=MID([.I91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office:value-type="string" calcext:value-type="string">
            <text:p>16:01:39</text:p>
          </table:table-cell>
          <table:table-cell table:formula="of:=MID([.E9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15:56:02</text:p>
          </table:table-cell>
          <table:table-cell table:formula="of:=MID([.I92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office:value-type="string" calcext:value-type="string">
            <text:p>16:01:38</text:p>
          </table:table-cell>
          <table:table-cell table:formula="of:=MID([.E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15:56:00</text:p>
          </table:table-cell>
          <table:table-cell table:formula="of:=MID([.I93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office:value-type="string" calcext:value-type="string">
            <text:p>16:01:32</text:p>
          </table:table-cell>
          <table:table-cell table:formula="of:=MID([.E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15:55:49</text:p>
          </table:table-cell>
          <table:table-cell table:formula="of:=MID([.I94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office:value-type="string" calcext:value-type="string">
            <text:p>16:01:28</text:p>
          </table:table-cell>
          <table:table-cell table:formula="of:=MID([.E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15:55:41</text:p>
          </table:table-cell>
          <table:table-cell table:formula="of:=MID([.I95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office:value-type="string" calcext:value-type="string">
            <text:p>16:01:27</text:p>
          </table:table-cell>
          <table:table-cell table:formula="of:=MID([.E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15:55:38</text:p>
          </table:table-cell>
          <table:table-cell table:formula="of:=MID([.I96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office:value-type="string" calcext:value-type="string">
            <text:p>16:01:26</text:p>
          </table:table-cell>
          <table:table-cell table:formula="of:=MID([.E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15:55:37</text:p>
          </table:table-cell>
          <table:table-cell table:formula="of:=MID([.I97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office:value-type="string" calcext:value-type="string">
            <text:p>16:01:25</text:p>
          </table:table-cell>
          <table:table-cell table:formula="of:=MID([.E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15:55:35</text:p>
          </table:table-cell>
          <table:table-cell table:formula="of:=MID([.I98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office:value-type="string" calcext:value-type="string">
            <text:p>16:01:24</text:p>
          </table:table-cell>
          <table:table-cell table:formula="of:=MID([.E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15:55:33</text:p>
          </table:table-cell>
          <table:table-cell table:formula="of:=MID([.I99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office:value-type="string" calcext:value-type="string">
            <text:p>16:01:23</text:p>
          </table:table-cell>
          <table:table-cell table:formula="of:=MID([.E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15:55:32</text:p>
          </table:table-cell>
          <table:table-cell table:formula="of:=MID([.I100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office:value-type="string" calcext:value-type="string">
            <text:p>16:01:23</text:p>
          </table:table-cell>
          <table:table-cell table:formula="of:=MID([.E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15:55:31</text:p>
          </table:table-cell>
          <table:table-cell table:formula="of:=MID([.I101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office:value-type="string" calcext:value-type="string">
            <text:p>16:01:23</text:p>
          </table:table-cell>
          <table:table-cell table:formula="of:=MID([.E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15:55:30</text:p>
          </table:table-cell>
          <table:table-cell table:formula="of:=MID([.I102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office:value-type="string" calcext:value-type="string">
            <text:p>16:01:23</text:p>
          </table:table-cell>
          <table:table-cell table:formula="of:=MID([.E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15:55:29</text:p>
          </table:table-cell>
          <table:table-cell table:formula="of:=MID([.I103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office:value-type="string" calcext:value-type="string">
            <text:p>16:01:23</text:p>
          </table:table-cell>
          <table:table-cell table:formula="of:=MID([.E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15:55:28</text:p>
          </table:table-cell>
          <table:table-cell table:formula="of:=MID([.I104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office:value-type="string" calcext:value-type="string">
            <text:p>16:01:23</text:p>
          </table:table-cell>
          <table:table-cell table:formula="of:=MID([.E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15:55:27</text:p>
          </table:table-cell>
          <table:table-cell table:formula="of:=MID([.I105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office:value-type="string" calcext:value-type="string">
            <text:p>16:01:23</text:p>
          </table:table-cell>
          <table:table-cell table:formula="of:=MID([.E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15:55:26</text:p>
          </table:table-cell>
          <table:table-cell table:formula="of:=MID([.I106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office:value-type="string" calcext:value-type="string">
            <text:p>16:01:23</text:p>
          </table:table-cell>
          <table:table-cell table:formula="of:=MID([.E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office:value-type="string" calcext:value-type="string">
            <text:p>15:01:24</text:p>
          </table:table-cell>
          <table:table-cell table:formula="of:=MID([.E10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14:55:25</text:p>
          </table:table-cell>
          <table:table-cell table:formula="of:=MID([.I108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office:value-type="string" calcext:value-type="string">
            <text:p>16:01:23</text:p>
          </table:table-cell>
          <table:table-cell table:formula="of:=MID([.E10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15:55:23</text:p>
          </table:table-cell>
          <table:table-cell table:formula="of:=MID([.I109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office:value-type="string" calcext:value-type="string">
            <text:p>15:01:23</text:p>
          </table:table-cell>
          <table:table-cell table:formula="of:=MID([.E1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14:55:22</text:p>
          </table:table-cell>
          <table:table-cell table:formula="of:=MID([.I110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office:value-type="string" calcext:value-type="string">
            <text:p>16:01:23</text:p>
          </table:table-cell>
          <table:table-cell table:formula="of:=MID([.E1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15:55:21</text:p>
          </table:table-cell>
          <table:table-cell table:formula="of:=MID([.I111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office:value-type="string" calcext:value-type="string">
            <text:p>16:01:23</text:p>
          </table:table-cell>
          <table:table-cell table:formula="of:=MID([.E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15:55:20</text:p>
          </table:table-cell>
          <table:table-cell table:formula="of:=MID([.I112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office:value-type="string" calcext:value-type="string">
            <text:p>16:01:23</text:p>
          </table:table-cell>
          <table:table-cell table:formula="of:=MID([.E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15:55:19</text:p>
          </table:table-cell>
          <table:table-cell table:formula="of:=MID([.I113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office:value-type="string" calcext:value-type="string">
            <text:p>15:01:22</text:p>
          </table:table-cell>
          <table:table-cell table:formula="of:=MID([.E1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14:55:18</text:p>
          </table:table-cell>
          <table:table-cell table:formula="of:=MID([.I114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office:value-type="string" calcext:value-type="string">
            <text:p>16:01:22</text:p>
          </table:table-cell>
          <table:table-cell table:formula="of:=MID([.E1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15:55:16</text:p>
          </table:table-cell>
          <table:table-cell table:formula="of:=MID([.I115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16:01:22</text:p>
          </table:table-cell>
          <table:table-cell table:formula="of:=MID([.E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15:55:15</text:p>
          </table:table-cell>
          <table:table-cell table:formula="of:=MID([.I116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16:01:22</text:p>
          </table:table-cell>
          <table:table-cell table:formula="of:=MID([.E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15:55:14</text:p>
          </table:table-cell>
          <table:table-cell table:formula="of:=MID([.I117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16:01:22</text:p>
          </table:table-cell>
          <table:table-cell table:formula="of:=MID([.E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15:55:13</text:p>
          </table:table-cell>
          <table:table-cell table:formula="of:=MID([.I118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15:01:22</text:p>
          </table:table-cell>
          <table:table-cell table:formula="of:=MID([.E1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14:55:12</text:p>
          </table:table-cell>
          <table:table-cell table:formula="of:=MID([.I119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16:01:21</text:p>
          </table:table-cell>
          <table:table-cell table:formula="of:=MID([.E1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15:55:10</text:p>
          </table:table-cell>
          <table:table-cell table:formula="of:=MID([.I120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16:01:20</text:p>
          </table:table-cell>
          <table:table-cell table:formula="of:=MID([.E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15:55:08</text:p>
          </table:table-cell>
          <table:table-cell table:formula="of:=MID([.I121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15:01:19</text:p>
          </table:table-cell>
          <table:table-cell table:formula="of:=MID([.E1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14:55:06</text:p>
          </table:table-cell>
          <table:table-cell table:formula="of:=MID([.I122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16:01:18</text:p>
          </table:table-cell>
          <table:table-cell table:formula="of:=MID([.E1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15:55:04</text:p>
          </table:table-cell>
          <table:table-cell table:formula="of:=MID([.I123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15:01:17</text:p>
          </table:table-cell>
          <table:table-cell table:formula="of:=MID([.E12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14:55:02</text:p>
          </table:table-cell>
          <table:table-cell table:formula="of:=MID([.I124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15:01:18</text:p>
          </table:table-cell>
          <table:table-cell table:formula="of:=MID([.E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15:01:18</text:p>
          </table:table-cell>
          <table:table-cell table:formula="of:=MID([.E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14:55:00</text:p>
          </table:table-cell>
          <table:table-cell table:formula="of:=MID([.I126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16:01:18</text:p>
          </table:table-cell>
          <table:table-cell table:formula="of:=MID([.E1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15:54:59</text:p>
          </table:table-cell>
          <table:table-cell table:formula="of:=MID([.I127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16:01:18</text:p>
          </table:table-cell>
          <table:table-cell table:formula="of:=MID([.E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15:54:57</text:p>
          </table:table-cell>
          <table:table-cell table:formula="of:=MID([.I128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15:01:17</text:p>
          </table:table-cell>
          <table:table-cell table:formula="of:=MID([.E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14:54:56</text:p>
          </table:table-cell>
          <table:table-cell table:formula="of:=MID([.I129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15:01:17</text:p>
          </table:table-cell>
          <table:table-cell table:formula="of:=MID([.E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14:54:53</text:p>
          </table:table-cell>
          <table:table-cell table:formula="of:=MID([.I130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15:01:17</text:p>
          </table:table-cell>
          <table:table-cell table:formula="of:=MID([.E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14:54:52</text:p>
          </table:table-cell>
          <table:table-cell table:formula="of:=MID([.I131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15:01:17</text:p>
          </table:table-cell>
          <table:table-cell table:formula="of:=MID([.E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14:54:50</text:p>
          </table:table-cell>
          <table:table-cell table:formula="of:=MID([.I132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15:01:16</text:p>
          </table:table-cell>
          <table:table-cell table:formula="of:=MID([.E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14:54:48</text:p>
          </table:table-cell>
          <table:table-cell table:formula="of:=MID([.I133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15:01:15</text:p>
          </table:table-cell>
          <table:table-cell table:formula="of:=MID([.E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14:54:47</text:p>
          </table:table-cell>
          <table:table-cell table:formula="of:=MID([.I134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16:01:15</text:p>
          </table:table-cell>
          <table:table-cell table:formula="of:=MID([.E1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15:54:45</text:p>
          </table:table-cell>
          <table:table-cell table:formula="of:=MID([.I135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15:01:14</text:p>
          </table:table-cell>
          <table:table-cell table:formula="of:=MID([.E1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14:54:43</text:p>
          </table:table-cell>
          <table:table-cell table:formula="of:=MID([.I136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15:01:14</text:p>
          </table:table-cell>
          <table:table-cell table:formula="of:=MID([.E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14:54:42</text:p>
          </table:table-cell>
          <table:table-cell table:formula="of:=MID([.I137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15:01:14</text:p>
          </table:table-cell>
          <table:table-cell table:formula="of:=MID([.E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14:54:41</text:p>
          </table:table-cell>
          <table:table-cell table:formula="of:=MID([.I138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15:01:13</text:p>
          </table:table-cell>
          <table:table-cell table:formula="of:=MID([.E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14:54:39</text:p>
          </table:table-cell>
          <table:table-cell table:formula="of:=MID([.I139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15:01:13</text:p>
          </table:table-cell>
          <table:table-cell table:formula="of:=MID([.E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14:54:37</text:p>
          </table:table-cell>
          <table:table-cell table:formula="of:=MID([.I140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15:01:12</text:p>
          </table:table-cell>
          <table:table-cell table:formula="of:=MID([.E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14:54:35</text:p>
          </table:table-cell>
          <table:table-cell table:formula="of:=MID([.I141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16:01:11</text:p>
          </table:table-cell>
          <table:table-cell table:formula="of:=MID([.E14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15:54:33</text:p>
          </table:table-cell>
          <table:table-cell table:style-name="ce13" table:formula="of:=MID([.I142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15:01:10</text:p>
          </table:table-cell>
          <table:table-cell table:style-name="ce13" table:formula="of:=MID([.E143];1;2)" office:value-type="string" office:string-value="15" calcext:value-type="string">
            <text:p>15</text:p>
          </table:table-cell>
          <table:table-cell table:style-name="ce13"/>
          <table:table-cell office:value-type="string" calcext:value-type="string">
            <text:p>IMG_1008.jpg</text:p>
          </table:table-cell>
          <table:table-cell office:value-type="string" calcext:value-type="string">
            <text:p>14:54:30</text:p>
          </table:table-cell>
          <table:table-cell table:formula="of:=MID([.I143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15:01:07</text:p>
          </table:table-cell>
          <table:table-cell table:formula="of:=MID([.E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14:54:22</text:p>
          </table:table-cell>
          <table:table-cell table:formula="of:=MID([.I144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16:01:06</text:p>
          </table:table-cell>
          <table:table-cell table:formula="of:=MID([.E14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15:54:21</text:p>
          </table:table-cell>
          <table:table-cell table:formula="of:=MID([.I145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16:01:06</text:p>
          </table:table-cell>
          <table:table-cell table:formula="of:=MID([.E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15:54:19</text:p>
          </table:table-cell>
          <table:table-cell table:formula="of:=MID([.I146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15:01:07</text:p>
          </table:table-cell>
          <table:table-cell table:formula="of:=MID([.E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14:54:17</text:p>
          </table:table-cell>
          <table:table-cell table:formula="of:=MID([.I147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15:01:06</text:p>
          </table:table-cell>
          <table:table-cell table:formula="of:=MID([.E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14:54:16</text:p>
          </table:table-cell>
          <table:table-cell table:formula="of:=MID([.I148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15:01:06</text:p>
          </table:table-cell>
          <table:table-cell table:formula="of:=MID([.E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14:54:14</text:p>
          </table:table-cell>
          <table:table-cell table:formula="of:=MID([.I149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15:01:06</text:p>
          </table:table-cell>
          <table:table-cell table:formula="of:=MID([.E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14:54:13</text:p>
          </table:table-cell>
          <table:table-cell table:formula="of:=MID([.I150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15:01:06</text:p>
          </table:table-cell>
          <table:table-cell table:formula="of:=MID([.E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14:54:11</text:p>
          </table:table-cell>
          <table:table-cell table:formula="of:=MID([.I151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15:01:06</text:p>
          </table:table-cell>
          <table:table-cell table:formula="of:=MID([.E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14:54:10</text:p>
          </table:table-cell>
          <table:table-cell table:formula="of:=MID([.I152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15:01:06</text:p>
          </table:table-cell>
          <table:table-cell table:formula="of:=MID([.E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14:54:09</text:p>
          </table:table-cell>
          <table:table-cell table:formula="of:=MID([.I153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15:01:06</text:p>
          </table:table-cell>
          <table:table-cell table:formula="of:=MID([.E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14:54:08</text:p>
          </table:table-cell>
          <table:table-cell table:formula="of:=MID([.I154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15:01:07</text:p>
          </table:table-cell>
          <table:table-cell table:formula="of:=MID([.E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15:01:07</text:p>
          </table:table-cell>
          <table:table-cell table:formula="of:=MID([.E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14:54:07</text:p>
          </table:table-cell>
          <table:table-cell table:formula="of:=MID([.I156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15:01:07</text:p>
          </table:table-cell>
          <table:table-cell table:formula="of:=MID([.E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14:54:06</text:p>
          </table:table-cell>
          <table:table-cell table:formula="of:=MID([.I157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15:01:08</text:p>
          </table:table-cell>
          <table:table-cell table:formula="of:=MID([.E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14:54:05</text:p>
          </table:table-cell>
          <table:table-cell table:formula="of:=MID([.I158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16:01:07</text:p>
          </table:table-cell>
          <table:table-cell table:formula="of:=MID([.E1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15:53:59</text:p>
          </table:table-cell>
          <table:table-cell table:formula="of:=MID([.I159];1;2)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14:01:06</text:p>
          </table:table-cell>
          <table:table-cell table:formula="of:=MID([.E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13:53:58</text:p>
          </table:table-cell>
          <table:table-cell table:formula="of:=MID([.I160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14:01:05</text:p>
          </table:table-cell>
          <table:table-cell table:formula="of:=MID([.E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13:53:56</text:p>
          </table:table-cell>
          <table:table-cell table:formula="of:=MID([.I161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15:01:05</text:p>
          </table:table-cell>
          <table:table-cell table:formula="of:=MID([.E1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14:53:54</text:p>
          </table:table-cell>
          <table:table-cell table:formula="of:=MID([.I162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15:01:06</text:p>
          </table:table-cell>
          <table:table-cell table:formula="of:=MID([.E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14:01:06</text:p>
          </table:table-cell>
          <table:table-cell table:formula="of:=MID([.E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13:53:53</text:p>
          </table:table-cell>
          <table:table-cell table:formula="of:=MID([.I164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14:01:06</text:p>
          </table:table-cell>
          <table:table-cell table:formula="of:=MID([.E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13:53:52</text:p>
          </table:table-cell>
          <table:table-cell table:formula="of:=MID([.I165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14:01:07</text:p>
          </table:table-cell>
          <table:table-cell table:formula="of:=MID([.E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13:53:51</text:p>
          </table:table-cell>
          <table:table-cell table:formula="of:=MID([.I166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14:01:06</text:p>
          </table:table-cell>
          <table:table-cell table:formula="of:=MID([.E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13:53:49</text:p>
          </table:table-cell>
          <table:table-cell table:formula="of:=MID([.I167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14:01:07</text:p>
          </table:table-cell>
          <table:table-cell table:formula="of:=MID([.E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13:53:48</text:p>
          </table:table-cell>
          <table:table-cell table:formula="of:=MID([.I168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14:01:07</text:p>
          </table:table-cell>
          <table:table-cell table:formula="of:=MID([.E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13:53:47</text:p>
          </table:table-cell>
          <table:table-cell table:formula="of:=MID([.I169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14:01:08</text:p>
          </table:table-cell>
          <table:table-cell table:formula="of:=MID([.E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13:53:46</text:p>
          </table:table-cell>
          <table:table-cell table:formula="of:=MID([.I170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14:01:08</text:p>
          </table:table-cell>
          <table:table-cell table:formula="of:=MID([.E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14:01:09</text:p>
          </table:table-cell>
          <table:table-cell table:formula="of:=MID([.E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13:53:45</text:p>
          </table:table-cell>
          <table:table-cell table:formula="of:=MID([.I172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14:01:10</text:p>
          </table:table-cell>
          <table:table-cell table:formula="of:=MID([.E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14:01:11</text:p>
          </table:table-cell>
          <table:table-cell table:formula="of:=MID([.E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13:53:44</text:p>
          </table:table-cell>
          <table:table-cell table:formula="of:=MID([.I174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14:01:11</text:p>
          </table:table-cell>
          <table:table-cell table:formula="of:=MID([.E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13:53:43</text:p>
          </table:table-cell>
          <table:table-cell table:formula="of:=MID([.I175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14:01:12</text:p>
          </table:table-cell>
          <table:table-cell table:formula="of:=MID([.E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14:01:12</text:p>
          </table:table-cell>
          <table:table-cell table:formula="of:=MID([.E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13:53:39</text:p>
          </table:table-cell>
          <table:table-cell table:formula="of:=MID([.I177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14:01:12</text:p>
          </table:table-cell>
          <table:table-cell table:formula="of:=MID([.E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13:53:36</text:p>
          </table:table-cell>
          <table:table-cell table:formula="of:=MID([.I178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14:01:13</text:p>
          </table:table-cell>
          <table:table-cell table:formula="of:=MID([.E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13:53:35</text:p>
          </table:table-cell>
          <table:table-cell table:formula="of:=MID([.I179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14:01:14</text:p>
          </table:table-cell>
          <table:table-cell table:formula="of:=MID([.E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13:53:34</text:p>
          </table:table-cell>
          <table:table-cell table:formula="of:=MID([.I180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4:29</text:p>
          </table:table-cell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14:01:14</text:p>
          </table:table-cell>
          <table:table-cell table:formula="of:=MID([.E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13:53:33</text:p>
          </table:table-cell>
          <table:table-cell table:formula="of:=MID([.I181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01</text:p>
          </table:table-cell>
          <table:table-cell/>
          <table:table-cell office:value-type="string" calcext:value-type="string">
            <text:p>IMG_2637.jpg</text:p>
          </table:table-cell>
          <table:table-cell office:value-type="string" calcext:value-type="string">
            <text:p>14:01:15</text:p>
          </table:table-cell>
          <table:table-cell table:formula="of:=MID([.E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13:53:31</text:p>
          </table:table-cell>
          <table:table-cell table:formula="of:=MID([.I182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14:01:16</text:p>
          </table:table-cell>
          <table:table-cell table:formula="of:=MID([.E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14:01:16</text:p>
          </table:table-cell>
          <table:table-cell table:formula="of:=MID([.E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13:53:29</text:p>
          </table:table-cell>
          <table:table-cell table:formula="of:=MID([.I184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15:01:17</text:p>
          </table:table-cell>
          <table:table-cell table:formula="of:=MID([.E1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14:53:26</text:p>
          </table:table-cell>
          <table:table-cell table:formula="of:=MID([.I185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15:01:18</text:p>
          </table:table-cell>
          <table:table-cell table:formula="of:=MID([.E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14:53:25</text:p>
          </table:table-cell>
          <table:table-cell table:formula="of:=MID([.I186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14:01:19</text:p>
          </table:table-cell>
          <table:table-cell table:formula="of:=MID([.E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13:53:24</text:p>
          </table:table-cell>
          <table:table-cell table:formula="of:=MID([.I187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15:01:20</text:p>
          </table:table-cell>
          <table:table-cell table:formula="of:=MID([.E1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14:53:24</text:p>
          </table:table-cell>
          <table:table-cell table:formula="of:=MID([.I188];1;2)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14:01:21</text:p>
          </table:table-cell>
          <table:table-cell table:formula="of:=MID([.E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13:53:24</text:p>
          </table:table-cell>
          <table:table-cell table:formula="of:=MID([.I189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14:01:22</text:p>
          </table:table-cell>
          <table:table-cell table:formula="of:=MID([.E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14:01:24</text:p>
          </table:table-cell>
          <table:table-cell table:formula="of:=MID([.E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13:53:23</text:p>
          </table:table-cell>
          <table:table-cell table:formula="of:=MID([.I191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14:01:25</text:p>
          </table:table-cell>
          <table:table-cell table:formula="of:=MID([.E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14:01:27</text:p>
          </table:table-cell>
          <table:table-cell table:formula="of:=MID([.E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14:01:28</text:p>
          </table:table-cell>
          <table:table-cell table:formula="of:=MID([.E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14:01:29</text:p>
          </table:table-cell>
          <table:table-cell table:formula="of:=MID([.E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13:53:22</text:p>
          </table:table-cell>
          <table:table-cell table:formula="of:=MID([.I195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14:01:30</text:p>
          </table:table-cell>
          <table:table-cell table:formula="of:=MID([.E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14:01:31</text:p>
          </table:table-cell>
          <table:table-cell table:formula="of:=MID([.E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14:01:33</text:p>
          </table:table-cell>
          <table:table-cell table:formula="of:=MID([.E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14:01:35</text:p>
          </table:table-cell>
          <table:table-cell table:formula="of:=MID([.E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13:53:22</text:p>
          </table:table-cell>
          <table:table-cell table:formula="of:=MID([.I199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14:01:36</text:p>
          </table:table-cell>
          <table:table-cell table:formula="of:=MID([.E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13:53:21</text:p>
          </table:table-cell>
          <table:table-cell table:formula="of:=MID([.I200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14:01:37</text:p>
          </table:table-cell>
          <table:table-cell table:formula="of:=MID([.E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14:01:38</text:p>
          </table:table-cell>
          <table:table-cell table:formula="of:=MID([.E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14:01:39</text:p>
          </table:table-cell>
          <table:table-cell table:formula="of:=MID([.E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13:53:20</text:p>
          </table:table-cell>
          <table:table-cell table:formula="of:=MID([.I203];1;2)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15:01:40</text:p>
          </table:table-cell>
          <table:table-cell table:formula="of:=MID([.E20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14:53:18</text:p>
          </table:table-cell>
          <table:table-cell table:formula="of:=MID([.I204];1;2)+1" office:value-type="float" office:value="15" calcext:value-type="float">
            <text:p>15</text:p>
          </table:table-cell>
          <table:table-cell table:number-columns-repeated="3"/>
        </table:table-row>
      </table:table>
      <table:table table:name="2021" table:style-name="ta1">
        <table:table-column table:style-name="co8" table:default-cell-style-name="Default"/>
        <table:table-column table:style-name="co9" table:default-cell-style-name="ce6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1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1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1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1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1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1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1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1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1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1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1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1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1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1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1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1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1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1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1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1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1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1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1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1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1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1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1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1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1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1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1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1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1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1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1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1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1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1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1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1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1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1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1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1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1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1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1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1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1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1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1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1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1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1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1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1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1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1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1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1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1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1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1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1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1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1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1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1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1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1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1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1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1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1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1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1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1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1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1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1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1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1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1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1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1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1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1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1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1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1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1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1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1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1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1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1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1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1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1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1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1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1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1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1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2021:10:22</text:p>
          </table:table-cell>
          <table:table-cell/>
          <table:table-cell table:style-name="ce3" office:value-type="string" calcext:value-type="string">
            <text:p>IMG_2287.jpg</text:p>
          </table:table-cell>
          <table:table-cell table:style-name="ce5" office:value-type="string" calcext:value-type="string">
            <text:p>13:02:07</text:p>
          </table:table-cell>
          <table:table-cell table:style-name="ce3" table:formula="of:=MID([.E54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679.jpg</text:p>
          </table:table-cell>
          <table:table-cell table:style-name="ce5" office:value-type="string" calcext:value-type="string">
            <text:p>12:57:42</text:p>
          </table:table-cell>
          <table:table-cell table:style-name="ce3" table:formula="of:=MID([.I54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ROTAZIONE CAMERE</text:p>
          </table:table-cell>
          <table:table-cell table:style-name="ce3" table:number-columns-repeated="1006"/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1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1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1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1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1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1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1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1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1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1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1" office:value-type="string" calcext:value-type="string">
            <text:p>14:02:10</text:p>
          </table:table-cell>
          <table:table-cell table:formula="of:=MID([.E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1" office:value-type="string" calcext:value-type="string">
            <text:p>13:57:36</text:p>
          </table:table-cell>
          <table:table-cell table:formula="of:=MID([.I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2021:11:02</text:p>
          </table:table-cell>
          <table:table-cell table:style-name="ce3"/>
          <table:table-cell table:style-name="ce3" office:value-type="string" calcext:value-type="string">
            <text:p>IMG_2334.jpg</text:p>
          </table:table-cell>
          <table:table-cell table:style-name="ce5" office:value-type="string" calcext:value-type="string">
            <text:p>13:02:09</text:p>
          </table:table-cell>
          <table:table-cell table:style-name="ce3" table:formula="of:=MID([.E61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731.jpg</text:p>
          </table:table-cell>
          <table:table-cell table:style-name="ce5" office:value-type="string" calcext:value-type="string">
            <text:p>12:57:31</text:p>
          </table:table-cell>
          <table:table-cell table:style-name="ce3" table:formula="of:=MID([.I61];1;2)+1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Inizio neve</text:p>
          </table:table-cell>
          <table:table-cell table:style-name="ce3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1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1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1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1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1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1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1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1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1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1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1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1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1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1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1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1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1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1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1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1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1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1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1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1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1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1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1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1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1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1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1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1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1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1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1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1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1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1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1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1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1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1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1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1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1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1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1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1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1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1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1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1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1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1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1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1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1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1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7" table:default-cell-style-name="Default"/>
        <table:table-column table:style-name="co9" table:default-cell-style-name="ce1"/>
        <table:table-column table:style-name="co18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1" table:default-cell-style-name="ce1"/>
        <table:table-column table:style-name="co20" table:default-cell-style-name="Default"/>
        <table:table-column table:style-name="co2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 table:style-name="Default"/>
          <table:table-cell office:value-type="string" calcext:value-type="string">
            <text:p>p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office:value-type="string" calcext:value-type="string">
            <text:p>15:01:39</text:p>
          </table:table-cell>
          <table:table-cell table:formula="of:=MID([.E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14:56:03</text:p>
          </table:table-cell>
          <table:table-cell table:formula="of:=MID([.I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office:value-type="string" calcext:value-type="string">
            <text:p>16:01:39</text:p>
          </table:table-cell>
          <table:table-cell table:formula="of:=MID([.E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15:56:02</text:p>
          </table:table-cell>
          <table:table-cell table:formula="of:=MID([.I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office:value-type="string" calcext:value-type="string">
            <text:p>16:01:38</text:p>
          </table:table-cell>
          <table:table-cell table:formula="of:=MID([.E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15:56:00</text:p>
          </table:table-cell>
          <table:table-cell table:formula="of:=MID([.I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office:value-type="string" calcext:value-type="string">
            <text:p>16:01:32</text:p>
          </table:table-cell>
          <table:table-cell table:formula="of:=MID([.E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15:55:49</text:p>
          </table:table-cell>
          <table:table-cell table:formula="of:=MID([.I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office:value-type="string" calcext:value-type="string">
            <text:p>16:01:28</text:p>
          </table:table-cell>
          <table:table-cell table:formula="of:=MID([.E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15:55:41</text:p>
          </table:table-cell>
          <table:table-cell table:formula="of:=MID([.I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office:value-type="string" calcext:value-type="string">
            <text:p>16:01:27</text:p>
          </table:table-cell>
          <table:table-cell table:formula="of:=MID([.E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15:55:38</text:p>
          </table:table-cell>
          <table:table-cell table:formula="of:=MID([.I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office:value-type="string" calcext:value-type="string">
            <text:p>16:01:26</text:p>
          </table:table-cell>
          <table:table-cell table:formula="of:=MID([.E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15:55:37</text:p>
          </table:table-cell>
          <table:table-cell table:formula="of:=MID([.I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office:value-type="string" calcext:value-type="string">
            <text:p>16:01:25</text:p>
          </table:table-cell>
          <table:table-cell table:formula="of:=MID([.E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15:55:35</text:p>
          </table:table-cell>
          <table:table-cell table:formula="of:=MID([.I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office:value-type="string" calcext:value-type="string">
            <text:p>16:01:24</text:p>
          </table:table-cell>
          <table:table-cell table:formula="of:=MID([.E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15:55:33</text:p>
          </table:table-cell>
          <table:table-cell table:formula="of:=MID([.I1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office:value-type="string" calcext:value-type="string">
            <text:p>16:01:23</text:p>
          </table:table-cell>
          <table:table-cell table:formula="of:=MID([.E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15:55:32</text:p>
          </table:table-cell>
          <table:table-cell table:formula="of:=MID([.I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office:value-type="string" calcext:value-type="string">
            <text:p>16:01:23</text:p>
          </table:table-cell>
          <table:table-cell table:formula="of:=MID([.E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15:55:31</text:p>
          </table:table-cell>
          <table:table-cell table:formula="of:=MID([.I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office:value-type="string" calcext:value-type="string">
            <text:p>16:01:23</text:p>
          </table:table-cell>
          <table:table-cell table:formula="of:=MID([.E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15:55:30</text:p>
          </table:table-cell>
          <table:table-cell table:formula="of:=MID([.I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office:value-type="string" calcext:value-type="string">
            <text:p>16:01:23</text:p>
          </table:table-cell>
          <table:table-cell table:formula="of:=MID([.E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15:55:29</text:p>
          </table:table-cell>
          <table:table-cell table:formula="of:=MID([.I1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office:value-type="string" calcext:value-type="string">
            <text:p>16:01:23</text:p>
          </table:table-cell>
          <table:table-cell table:formula="of:=MID([.E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15:55:28</text:p>
          </table:table-cell>
          <table:table-cell table:formula="of:=MID([.I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office:value-type="string" calcext:value-type="string">
            <text:p>16:01:23</text:p>
          </table:table-cell>
          <table:table-cell table:formula="of:=MID([.E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15:55:27</text:p>
          </table:table-cell>
          <table:table-cell table:formula="of:=MID([.I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office:value-type="string" calcext:value-type="string">
            <text:p>16:01:23</text:p>
          </table:table-cell>
          <table:table-cell table:formula="of:=MID([.E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15:55:26</text:p>
          </table:table-cell>
          <table:table-cell table:formula="of:=MID([.I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office:value-type="string" calcext:value-type="string">
            <text:p>16:01:23</text:p>
          </table:table-cell>
          <table:table-cell table:formula="of:=MID([.E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office:value-type="string" calcext:value-type="string">
            <text:p>15:01:24</text:p>
          </table:table-cell>
          <table:table-cell table:formula="of:=MID([.E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14:55:25</text:p>
          </table:table-cell>
          <table:table-cell table:formula="of:=MID([.I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office:value-type="string" calcext:value-type="string">
            <text:p>16:01:23</text:p>
          </table:table-cell>
          <table:table-cell table:formula="of:=MID([.E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15:55:23</text:p>
          </table:table-cell>
          <table:table-cell table:formula="of:=MID([.I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office:value-type="string" calcext:value-type="string">
            <text:p>15:01:23</text:p>
          </table:table-cell>
          <table:table-cell table:formula="of:=MID([.E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14:55:22</text:p>
          </table:table-cell>
          <table:table-cell table:formula="of:=MID([.I2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office:value-type="string" calcext:value-type="string">
            <text:p>16:01:23</text:p>
          </table:table-cell>
          <table:table-cell table:formula="of:=MID([.E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15:55:21</text:p>
          </table:table-cell>
          <table:table-cell table:formula="of:=MID([.I2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office:value-type="string" calcext:value-type="string">
            <text:p>16:01:23</text:p>
          </table:table-cell>
          <table:table-cell table:formula="of:=MID([.E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15:55:20</text:p>
          </table:table-cell>
          <table:table-cell table:formula="of:=MID([.I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office:value-type="string" calcext:value-type="string">
            <text:p>16:01:23</text:p>
          </table:table-cell>
          <table:table-cell table:formula="of:=MID([.E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15:55:19</text:p>
          </table:table-cell>
          <table:table-cell table:formula="of:=MID([.I2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office:value-type="string" calcext:value-type="string">
            <text:p>15:01:22</text:p>
          </table:table-cell>
          <table:table-cell table:formula="of:=MID([.E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14:55:18</text:p>
          </table:table-cell>
          <table:table-cell table:formula="of:=MID([.I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office:value-type="string" calcext:value-type="string">
            <text:p>16:01:22</text:p>
          </table:table-cell>
          <table:table-cell table:formula="of:=MID([.E2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15:55:16</text:p>
          </table:table-cell>
          <table:table-cell table:formula="of:=MID([.I2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16:01:22</text:p>
          </table:table-cell>
          <table:table-cell table:formula="of:=MID([.E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15:55:15</text:p>
          </table:table-cell>
          <table:table-cell table:formula="of:=MID([.I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16:01:22</text:p>
          </table:table-cell>
          <table:table-cell table:formula="of:=MID([.E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15:55:14</text:p>
          </table:table-cell>
          <table:table-cell table:formula="of:=MID([.I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16:01:22</text:p>
          </table:table-cell>
          <table:table-cell table:formula="of:=MID([.E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15:55:13</text:p>
          </table:table-cell>
          <table:table-cell table:formula="of:=MID([.I2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15:01:22</text:p>
          </table:table-cell>
          <table:table-cell table:formula="of:=MID([.E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14:55:12</text:p>
          </table:table-cell>
          <table:table-cell table:formula="of:=MID([.I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16:01:21</text:p>
          </table:table-cell>
          <table:table-cell table:formula="of:=MID([.E3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15:55:10</text:p>
          </table:table-cell>
          <table:table-cell table:formula="of:=MID([.I3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16:01:20</text:p>
          </table:table-cell>
          <table:table-cell table:formula="of:=MID([.E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15:55:08</text:p>
          </table:table-cell>
          <table:table-cell table:formula="of:=MID([.I3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15:01:19</text:p>
          </table:table-cell>
          <table:table-cell table:formula="of:=MID([.E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14:55:06</text:p>
          </table:table-cell>
          <table:table-cell table:formula="of:=MID([.I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16:01:18</text:p>
          </table:table-cell>
          <table:table-cell table:formula="of:=MID([.E3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15:55:04</text:p>
          </table:table-cell>
          <table:table-cell table:formula="of:=MID([.I3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15:01:17</text:p>
          </table:table-cell>
          <table:table-cell table:formula="of:=MID([.E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14:55:02</text:p>
          </table:table-cell>
          <table:table-cell table:formula="of:=MID([.I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15:01:18</text:p>
          </table:table-cell>
          <table:table-cell table:formula="of:=MID([.E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15:01:18</text:p>
          </table:table-cell>
          <table:table-cell table:formula="of:=MID([.E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14:55:00</text:p>
          </table:table-cell>
          <table:table-cell table:formula="of:=MID([.I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16:01:18</text:p>
          </table:table-cell>
          <table:table-cell table:formula="of:=MID([.E3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15:54:59</text:p>
          </table:table-cell>
          <table:table-cell table:formula="of:=MID([.I3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16:01:18</text:p>
          </table:table-cell>
          <table:table-cell table:formula="of:=MID([.E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15:54:57</text:p>
          </table:table-cell>
          <table:table-cell table:formula="of:=MID([.I3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15:01:17</text:p>
          </table:table-cell>
          <table:table-cell table:formula="of:=MID([.E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14:54:56</text:p>
          </table:table-cell>
          <table:table-cell table:formula="of:=MID([.I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15:01:17</text:p>
          </table:table-cell>
          <table:table-cell table:formula="of:=MID([.E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14:54:53</text:p>
          </table:table-cell>
          <table:table-cell table:formula="of:=MID([.I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15:01:17</text:p>
          </table:table-cell>
          <table:table-cell table:formula="of:=MID([.E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14:54:52</text:p>
          </table:table-cell>
          <table:table-cell table:formula="of:=MID([.I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15:01:17</text:p>
          </table:table-cell>
          <table:table-cell table:formula="of:=MID([.E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14:54:50</text:p>
          </table:table-cell>
          <table:table-cell table:formula="of:=MID([.I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15:01:16</text:p>
          </table:table-cell>
          <table:table-cell table:formula="of:=MID([.E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14:54:48</text:p>
          </table:table-cell>
          <table:table-cell table:formula="of:=MID([.I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15:01:15</text:p>
          </table:table-cell>
          <table:table-cell table:formula="of:=MID([.E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14:54:47</text:p>
          </table:table-cell>
          <table:table-cell table:formula="of:=MID([.I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16:01:15</text:p>
          </table:table-cell>
          <table:table-cell table:formula="of:=MID([.E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15:54:45</text:p>
          </table:table-cell>
          <table:table-cell table:formula="of:=MID([.I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15:01:14</text:p>
          </table:table-cell>
          <table:table-cell table:formula="of:=MID([.E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14:54:43</text:p>
          </table:table-cell>
          <table:table-cell table:formula="of:=MID([.I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15:01:14</text:p>
          </table:table-cell>
          <table:table-cell table:formula="of:=MID([.E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14:54:42</text:p>
          </table:table-cell>
          <table:table-cell table:formula="of:=MID([.I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15:01:14</text:p>
          </table:table-cell>
          <table:table-cell table:formula="of:=MID([.E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14:54:41</text:p>
          </table:table-cell>
          <table:table-cell table:formula="of:=MID([.I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15:01:13</text:p>
          </table:table-cell>
          <table:table-cell table:formula="of:=MID([.E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14:54:39</text:p>
          </table:table-cell>
          <table:table-cell table:formula="of:=MID([.I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15:01:13</text:p>
          </table:table-cell>
          <table:table-cell table:formula="of:=MID([.E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14:54:37</text:p>
          </table:table-cell>
          <table:table-cell table:formula="of:=MID([.I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15:01:12</text:p>
          </table:table-cell>
          <table:table-cell table:formula="of:=MID([.E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14:54:35</text:p>
          </table:table-cell>
          <table:table-cell table:formula="of:=MID([.I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16:01:11</text:p>
          </table:table-cell>
          <table:table-cell table:formula="of:=MID([.E5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15:54:33</text:p>
          </table:table-cell>
          <table:table-cell table:style-name="ce13" table:formula="of:=MID([.I53];1;2)+1" office:value-type="float" office:value="16" calcext:value-type="float">
            <text:p>16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15:01:10</text:p>
          </table:table-cell>
          <table:table-cell table:style-name="ce13" table:formula="of:=MID([.E54];1;2)" office:value-type="string" office:string-value="15" calcext:value-type="string">
            <text:p>15</text:p>
          </table:table-cell>
          <table:table-cell table:style-name="ce13"/>
          <table:table-cell office:value-type="string" calcext:value-type="string">
            <text:p>IMG_1008.jpg</text:p>
          </table:table-cell>
          <table:table-cell office:value-type="string" calcext:value-type="string">
            <text:p>14:54:30</text:p>
          </table:table-cell>
          <table:table-cell table:formula="of:=MID([.I54];1;2)+1" office:value-type="float" office:value="15" calcext:value-type="float">
            <text:p>15</text:p>
          </table:table-cell>
          <table:table-cell/>
          <table:table-cell table:style-name="ce13" table:number-columns-repeated="1006"/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15:01:07</text:p>
          </table:table-cell>
          <table:table-cell table:formula="of:=MID([.E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14:54:22</text:p>
          </table:table-cell>
          <table:table-cell table:formula="of:=MID([.I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16:01:06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15:54:21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16:01:06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15:54:1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15:01:07</text:p>
          </table:table-cell>
          <table:table-cell table:formula="of:=MID([.E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14:54:17</text:p>
          </table:table-cell>
          <table:table-cell table:formula="of:=MID([.I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15:01:06</text:p>
          </table:table-cell>
          <table:table-cell table:formula="of:=MID([.E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14:54:16</text:p>
          </table:table-cell>
          <table:table-cell table:formula="of:=MID([.I5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15:01:06</text:p>
          </table:table-cell>
          <table:table-cell table:formula="of:=MID([.E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14:54:14</text:p>
          </table:table-cell>
          <table:table-cell table:formula="of:=MID([.I6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15:01:06</text:p>
          </table:table-cell>
          <table:table-cell table:formula="of:=MID([.E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14:54:13</text:p>
          </table:table-cell>
          <table:table-cell table:formula="of:=MID([.I6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15:01:06</text:p>
          </table:table-cell>
          <table:table-cell table:formula="of:=MID([.E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14:54:11</text:p>
          </table:table-cell>
          <table:table-cell table:formula="of:=MID([.I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15:01:06</text:p>
          </table:table-cell>
          <table:table-cell table:formula="of:=MID([.E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14:54:10</text:p>
          </table:table-cell>
          <table:table-cell table:formula="of:=MID([.I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15:01:06</text:p>
          </table:table-cell>
          <table:table-cell table:formula="of:=MID([.E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14:54:09</text:p>
          </table:table-cell>
          <table:table-cell table:formula="of:=MID([.I6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15:01:06</text:p>
          </table:table-cell>
          <table:table-cell table:formula="of:=MID([.E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14:54:08</text:p>
          </table:table-cell>
          <table:table-cell table:formula="of:=MID([.I6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15:01:07</text:p>
          </table:table-cell>
          <table:table-cell table:formula="of:=MID([.E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15:01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14:54:07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15:01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14:54:06</text:p>
          </table:table-cell>
          <table:table-cell table:formula="of:=MID([.I6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15:01:08</text:p>
          </table:table-cell>
          <table:table-cell table:formula="of:=MID([.E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14:54:05</text:p>
          </table:table-cell>
          <table:table-cell table:formula="of:=MID([.I6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16:01:07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15:53:59</text:p>
          </table:table-cell>
          <table:table-cell table:formula="of:=MID([.I7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14:01:06</text:p>
          </table:table-cell>
          <table:table-cell table:formula="of:=MID([.E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13:53:58</text:p>
          </table:table-cell>
          <table:table-cell table:formula="of:=MID([.I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14:01:05</text:p>
          </table:table-cell>
          <table:table-cell table:formula="of:=MID([.E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13:53:56</text:p>
          </table:table-cell>
          <table:table-cell table:formula="of:=MID([.I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15:01:05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14:53:5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15:01:06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14:01:06</text:p>
          </table:table-cell>
          <table:table-cell table:formula="of:=MID([.E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13:53:53</text:p>
          </table:table-cell>
          <table:table-cell table:formula="of:=MID([.I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14:01:06</text:p>
          </table:table-cell>
          <table:table-cell table:formula="of:=MID([.E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13:53:52</text:p>
          </table:table-cell>
          <table:table-cell table:formula="of:=MID([.I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14:01:07</text:p>
          </table:table-cell>
          <table:table-cell table:formula="of:=MID([.E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13:53:51</text:p>
          </table:table-cell>
          <table:table-cell table:formula="of:=MID([.I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14:01:06</text:p>
          </table:table-cell>
          <table:table-cell table:formula="of:=MID([.E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13:53:49</text:p>
          </table:table-cell>
          <table:table-cell table:formula="of:=MID([.I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14:01:07</text:p>
          </table:table-cell>
          <table:table-cell table:formula="of:=MID([.E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13:53:48</text:p>
          </table:table-cell>
          <table:table-cell table:formula="of:=MID([.I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14:01:07</text:p>
          </table:table-cell>
          <table:table-cell table:formula="of:=MID([.E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13:53:47</text:p>
          </table:table-cell>
          <table:table-cell table:formula="of:=MID([.I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14:01:08</text:p>
          </table:table-cell>
          <table:table-cell table:formula="of:=MID([.E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13:53:46</text:p>
          </table:table-cell>
          <table:table-cell table:formula="of:=MID([.I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14:01:08</text:p>
          </table:table-cell>
          <table:table-cell table:formula="of:=MID([.E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14:01:09</text:p>
          </table:table-cell>
          <table:table-cell table:formula="of:=MID([.E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13:53:45</text:p>
          </table:table-cell>
          <table:table-cell table:formula="of:=MID([.I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14:01:10</text:p>
          </table:table-cell>
          <table:table-cell table:formula="of:=MID([.E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14:01:11</text:p>
          </table:table-cell>
          <table:table-cell table:formula="of:=MID([.E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13:53:44</text:p>
          </table:table-cell>
          <table:table-cell table:formula="of:=MID([.I8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14:01:11</text:p>
          </table:table-cell>
          <table:table-cell table:formula="of:=MID([.E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13:53:43</text:p>
          </table:table-cell>
          <table:table-cell table:formula="of:=MID([.I8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14:01:12</text:p>
          </table:table-cell>
          <table:table-cell table:formula="of:=MID([.E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14:01:12</text:p>
          </table:table-cell>
          <table:table-cell table:formula="of:=MID([.E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13:53:39</text:p>
          </table:table-cell>
          <table:table-cell table:formula="of:=MID([.I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14:01:12</text:p>
          </table:table-cell>
          <table:table-cell table:formula="of:=MID([.E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13:53:36</text:p>
          </table:table-cell>
          <table:table-cell table:formula="of:=MID([.I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14:01:13</text:p>
          </table:table-cell>
          <table:table-cell table:formula="of:=MID([.E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13:53:35</text:p>
          </table:table-cell>
          <table:table-cell table:formula="of:=MID([.I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14:01:14</text:p>
          </table:table-cell>
          <table:table-cell table:formula="of:=MID([.E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13:53:34</text:p>
          </table:table-cell>
          <table:table-cell table:formula="of:=MID([.I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2:04:29</text:p>
          </table:table-cell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14:01:14</text:p>
          </table:table-cell>
          <table:table-cell table:formula="of:=MID([.E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13:53:33</text:p>
          </table:table-cell>
          <table:table-cell table:formula="of:=MID([.I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2022:05:01</text:p>
          </table:table-cell>
          <table:table-cell table:style-name="ce5"/>
          <table:table-cell table:style-name="ce3" office:value-type="string" calcext:value-type="string">
            <text:p>IMG_2637.jpg</text:p>
          </table:table-cell>
          <table:table-cell table:style-name="ce5" office:value-type="string" calcext:value-type="string">
            <text:p>14:01:15</text:p>
          </table:table-cell>
          <table:table-cell table:style-name="ce3" table:formula="of:=MID([.E93];1;2)" office:value-type="string" office:string-value="14" calcext:value-type="string">
            <text:p>14</text:p>
          </table:table-cell>
          <table:table-cell table:style-name="ce3"/>
          <table:table-cell table:style-name="ce3" office:value-type="string" calcext:value-type="string">
            <text:p>IMG_1112.jpg</text:p>
          </table:table-cell>
          <table:table-cell table:style-name="ce5" office:value-type="string" calcext:value-type="string">
            <text:p>13:53:31</text:p>
          </table:table-cell>
          <table:table-cell table:style-name="ce3" table:formula="of:=MID([.I93];1;2)+1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ine neve</text:p>
          </table:table-cell>
          <table:table-cell table:style-name="ce3"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14:01:16</text:p>
          </table:table-cell>
          <table:table-cell table:formula="of:=MID([.E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14:01:16</text:p>
          </table:table-cell>
          <table:table-cell table:formula="of:=MID([.E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13:53:29</text:p>
          </table:table-cell>
          <table:table-cell table:formula="of:=MID([.I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15:01:17</text:p>
          </table:table-cell>
          <table:table-cell table:formula="of:=MID([.E9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14:53:26</text:p>
          </table:table-cell>
          <table:table-cell table:formula="of:=MID([.I9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15:01:18</text:p>
          </table:table-cell>
          <table:table-cell table:formula="of:=MID([.E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14:53:25</text:p>
          </table:table-cell>
          <table:table-cell table:formula="of:=MID([.I9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14:01:19</text:p>
          </table:table-cell>
          <table:table-cell table:formula="of:=MID([.E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13:53:24</text:p>
          </table:table-cell>
          <table:table-cell table:formula="of:=MID([.I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15:01:20</text:p>
          </table:table-cell>
          <table:table-cell table:formula="of:=MID([.E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14:53:24</text:p>
          </table:table-cell>
          <table:table-cell table:formula="of:=MID([.I9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14:01:21</text:p>
          </table:table-cell>
          <table:table-cell table:formula="of:=MID([.E1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13:53:24</text:p>
          </table:table-cell>
          <table:table-cell table:formula="of:=MID([.I1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14:01:22</text:p>
          </table:table-cell>
          <table:table-cell table:formula="of:=MID([.E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14:01:24</text:p>
          </table:table-cell>
          <table:table-cell table:formula="of:=MID([.E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13:53:23</text:p>
          </table:table-cell>
          <table:table-cell table:formula="of:=MID([.I1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14:01:25</text:p>
          </table:table-cell>
          <table:table-cell table:formula="of:=MID([.E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14:01:27</text:p>
          </table:table-cell>
          <table:table-cell table:formula="of:=MID([.E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14:01:28</text:p>
          </table:table-cell>
          <table:table-cell table:formula="of:=MID([.E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14:01:29</text:p>
          </table:table-cell>
          <table:table-cell table:formula="of:=MID([.E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13:53:22</text:p>
          </table:table-cell>
          <table:table-cell table:formula="of:=MID([.I1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14:01:30</text:p>
          </table:table-cell>
          <table:table-cell table:formula="of:=MID([.E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14:01:31</text:p>
          </table:table-cell>
          <table:table-cell table:formula="of:=MID([.E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14:01:33</text:p>
          </table:table-cell>
          <table:table-cell table:formula="of:=MID([.E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14:01:35</text:p>
          </table:table-cell>
          <table:table-cell table:formula="of:=MID([.E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14:01:36</text:p>
          </table:table-cell>
          <table:table-cell table:formula="of:=MID([.E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13:53:21</text:p>
          </table:table-cell>
          <table:table-cell table:formula="of:=MID([.I1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14:01:37</text:p>
          </table:table-cell>
          <table:table-cell table:formula="of:=MID([.E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14:01:38</text:p>
          </table:table-cell>
          <table:table-cell table:formula="of:=MID([.E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14:01:39</text:p>
          </table:table-cell>
          <table:table-cell table:formula="of:=MID([.E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13:53:20</text:p>
          </table:table-cell>
          <table:table-cell table:formula="of:=MID([.I1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15:01:40</text:p>
          </table:table-cell>
          <table:table-cell table:formula="of:=MID([.E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14:53:18</text:p>
          </table:table-cell>
          <table:table-cell table:formula="of:=MID([.I11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1" table:number-rows-repeated="1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</table:table>
      <table:table table:name="2021_check_time" table:style-name="ta1">
        <table:table-column table:style-name="co8" table:default-cell-style-name="Default"/>
        <table:table-column table:style-name="co9" table:default-cell-style-name="ce6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day equal</text:p>
          </table:table-cell>
          <table:table-cell office:value-type="string" calcext:value-type="string">
            <text:p>time equal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1" office:value-type="string" calcext:value-type="string">
            <text:p>13:01:12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1" office:value-type="string" calcext:value-type="string">
            <text:p>2021:08:17</text:p>
          </table:table-cell>
          <table:table-cell table:style-name="ce1" office:value-type="string" calcext:value-type="string">
            <text:p>12:58:10</text:p>
          </table:table-cell>
          <table:table-cell table:formula="of:=MID([.J3];1;2)+1" office:value-type="float" office:value="13" calcext:value-type="float">
            <text:p>13</text:p>
          </table:table-cell>
          <table:table-cell/>
          <table:table-cell table:style-name="ce2" table:formula="of:=EXACT([.D3];[.I3])" office:value-type="boolean" office:boolean-value="false" calcext:value-type="boolean">
            <text:p>FALSE</text:p>
          </table:table-cell>
          <table:table-cell table:style-name="ce2" table:formula="of:=EXACT([.F3];[.K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1" office:value-type="string" calcext:value-type="string">
            <text:p>13:01:13</text:p>
          </table:table-cell>
          <table:table-cell table:formula="of:=MID([.E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1" office:value-type="string" calcext:value-type="string">
            <text:p>2021:08:18</text:p>
          </table:table-cell>
          <table:table-cell table:style-name="ce1" office:value-type="string" calcext:value-type="string">
            <text:p>12:58:10</text:p>
          </table:table-cell>
          <table:table-cell table:formula="of:=MID([.J4];1;2)+1" office:value-type="float" office:value="13" calcext:value-type="float">
            <text:p>13</text:p>
          </table:table-cell>
          <table:table-cell/>
          <table:table-cell table:style-name="ce2" table:formula="of:=EXACT([.D4];[.I4])" office:value-type="boolean" office:boolean-value="false" calcext:value-type="boolean">
            <text:p>FALSE</text:p>
          </table:table-cell>
          <table:table-cell table:style-name="ce2" table:formula="of:=EXACT([.F4];[.K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1" office:value-type="string" calcext:value-type="string">
            <text:p>14:01:15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1" office:value-type="string" calcext:value-type="string">
            <text:p>2021:08:19</text:p>
          </table:table-cell>
          <table:table-cell table:style-name="ce1" office:value-type="string" calcext:value-type="string">
            <text:p>13:58:10</text:p>
          </table:table-cell>
          <table:table-cell table:formula="of:=MID([.J5];1;2)+1" office:value-type="float" office:value="14" calcext:value-type="float">
            <text:p>14</text:p>
          </table:table-cell>
          <table:table-cell/>
          <table:table-cell table:style-name="ce2" table:formula="of:=EXACT([.D5];[.I5])" office:value-type="boolean" office:boolean-value="false" calcext:value-type="boolean">
            <text:p>FALSE</text:p>
          </table:table-cell>
          <table:table-cell table:style-name="ce2" table:formula="of:=EXACT([.F5];[.K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1" office:value-type="string" calcext:value-type="string">
            <text:p>14:01:16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1" office:value-type="string" calcext:value-type="string">
            <text:p>2021:08:20</text:p>
          </table:table-cell>
          <table:table-cell table:style-name="ce1" office:value-type="string" calcext:value-type="string">
            <text:p>13:58:10</text:p>
          </table:table-cell>
          <table:table-cell table:formula="of:=MID([.J6];1;2)+1" office:value-type="float" office:value="14" calcext:value-type="float">
            <text:p>14</text:p>
          </table:table-cell>
          <table:table-cell/>
          <table:table-cell table:style-name="ce2" table:formula="of:=EXACT([.D6];[.I6])" office:value-type="boolean" office:boolean-value="false" calcext:value-type="boolean">
            <text:p>FALSE</text:p>
          </table:table-cell>
          <table:table-cell table:style-name="ce2" table:formula="of:=EXACT([.F6];[.K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1" office:value-type="string" calcext:value-type="string">
            <text:p>14:01:17</text:p>
          </table:table-cell>
          <table:table-cell table:formula="of:=MID([.E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1" office:value-type="string" calcext:value-type="string">
            <text:p>2021:08:21</text:p>
          </table:table-cell>
          <table:table-cell table:style-name="ce1" office:value-type="string" calcext:value-type="string">
            <text:p>13:58:10</text:p>
          </table:table-cell>
          <table:table-cell table:formula="of:=MID([.J7];1;2)+1" office:value-type="float" office:value="14" calcext:value-type="float">
            <text:p>14</text:p>
          </table:table-cell>
          <table:table-cell/>
          <table:table-cell table:style-name="ce2" table:formula="of:=EXACT([.D7];[.I7])" office:value-type="boolean" office:boolean-value="false" calcext:value-type="boolean">
            <text:p>FALSE</text:p>
          </table:table-cell>
          <table:table-cell table:style-name="ce2" table:formula="of:=EXACT([.F7];[.K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1" office:value-type="string" calcext:value-type="string">
            <text:p>13:01:18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1" office:value-type="string" calcext:value-type="string">
            <text:p>2021:08:22</text:p>
          </table:table-cell>
          <table:table-cell table:style-name="ce1" office:value-type="string" calcext:value-type="string">
            <text:p>12:58:10</text:p>
          </table:table-cell>
          <table:table-cell table:formula="of:=MID([.J8];1;2)+1" office:value-type="float" office:value="13" calcext:value-type="float">
            <text:p>13</text:p>
          </table:table-cell>
          <table:table-cell/>
          <table:table-cell table:style-name="ce2" table:formula="of:=EXACT([.D8];[.I8])" office:value-type="boolean" office:boolean-value="false" calcext:value-type="boolean">
            <text:p>FALSE</text:p>
          </table:table-cell>
          <table:table-cell table:style-name="ce2" table:formula="of:=EXACT([.F8];[.K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1" office:value-type="string" calcext:value-type="string">
            <text:p>13:01:19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1" office:value-type="string" calcext:value-type="string">
            <text:p>2021:08:23</text:p>
          </table:table-cell>
          <table:table-cell table:style-name="ce1" office:value-type="string" calcext:value-type="string">
            <text:p>12:58:09</text:p>
          </table:table-cell>
          <table:table-cell table:formula="of:=MID([.J9];1;2)+1" office:value-type="float" office:value="13" calcext:value-type="float">
            <text:p>13</text:p>
          </table:table-cell>
          <table:table-cell/>
          <table:table-cell table:style-name="ce2" table:formula="of:=EXACT([.D9];[.I9])" office:value-type="boolean" office:boolean-value="false" calcext:value-type="boolean">
            <text:p>FALSE</text:p>
          </table:table-cell>
          <table:table-cell table:style-name="ce2" table:formula="of:=EXACT([.F9];[.K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1" office:value-type="string" calcext:value-type="string">
            <text:p>13:01:20</text:p>
          </table:table-cell>
          <table:table-cell table:formula="of:=MID([.E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1" office:value-type="string" calcext:value-type="string">
            <text:p>2021:08:24</text:p>
          </table:table-cell>
          <table:table-cell table:style-name="ce1" office:value-type="string" calcext:value-type="string">
            <text:p>12:58:09</text:p>
          </table:table-cell>
          <table:table-cell table:formula="of:=MID([.J10];1;2)+1" office:value-type="float" office:value="13" calcext:value-type="float">
            <text:p>13</text:p>
          </table:table-cell>
          <table:table-cell/>
          <table:table-cell table:style-name="ce2" table:formula="of:=EXACT([.D10];[.I10])" office:value-type="boolean" office:boolean-value="false" calcext:value-type="boolean">
            <text:p>FALSE</text:p>
          </table:table-cell>
          <table:table-cell table:style-name="ce2" table:formula="of:=EXACT([.F10];[.K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1" office:value-type="string" calcext:value-type="string">
            <text:p>14:01:21</text:p>
          </table:table-cell>
          <table:table-cell table:formula="of:=MID([.E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1" office:value-type="string" calcext:value-type="string">
            <text:p>2021:08:25</text:p>
          </table:table-cell>
          <table:table-cell table:style-name="ce1" office:value-type="string" calcext:value-type="string">
            <text:p>13:58:09</text:p>
          </table:table-cell>
          <table:table-cell table:formula="of:=MID([.J11];1;2)+1" office:value-type="float" office:value="14" calcext:value-type="float">
            <text:p>14</text:p>
          </table:table-cell>
          <table:table-cell/>
          <table:table-cell table:style-name="ce2" table:formula="of:=EXACT([.D11];[.I11])" office:value-type="boolean" office:boolean-value="false" calcext:value-type="boolean">
            <text:p>FALSE</text:p>
          </table:table-cell>
          <table:table-cell table:style-name="ce2" table:formula="of:=EXACT([.F11];[.K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1" office:value-type="string" calcext:value-type="string">
            <text:p>13:01:23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1" office:value-type="string" calcext:value-type="string">
            <text:p>2021:08:26</text:p>
          </table:table-cell>
          <table:table-cell table:style-name="ce1" office:value-type="string" calcext:value-type="string">
            <text:p>12:58:09</text:p>
          </table:table-cell>
          <table:table-cell table:formula="of:=MID([.J12];1;2)+1" office:value-type="float" office:value="13" calcext:value-type="float">
            <text:p>13</text:p>
          </table:table-cell>
          <table:table-cell/>
          <table:table-cell table:style-name="ce2" table:formula="of:=EXACT([.D12];[.I12])" office:value-type="boolean" office:boolean-value="false" calcext:value-type="boolean">
            <text:p>FALSE</text:p>
          </table:table-cell>
          <table:table-cell table:style-name="ce2" table:formula="of:=EXACT([.F12];[.K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1" office:value-type="string" calcext:value-type="string">
            <text:p>13:01:24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1" office:value-type="string" calcext:value-type="string">
            <text:p>2021:08:27</text:p>
          </table:table-cell>
          <table:table-cell table:style-name="ce1" office:value-type="string" calcext:value-type="string">
            <text:p>12:58:09</text:p>
          </table:table-cell>
          <table:table-cell table:formula="of:=MID([.J13];1;2)+1" office:value-type="float" office:value="13" calcext:value-type="float">
            <text:p>13</text:p>
          </table:table-cell>
          <table:table-cell/>
          <table:table-cell table:style-name="ce2" table:formula="of:=EXACT([.D13];[.I13])" office:value-type="boolean" office:boolean-value="false" calcext:value-type="boolean">
            <text:p>FALSE</text:p>
          </table:table-cell>
          <table:table-cell table:style-name="ce2" table:formula="of:=EXACT([.F13];[.K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1" office:value-type="string" calcext:value-type="string">
            <text:p>13:01:25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1" office:value-type="string" calcext:value-type="string">
            <text:p>2021:08:28</text:p>
          </table:table-cell>
          <table:table-cell table:style-name="ce1" office:value-type="string" calcext:value-type="string">
            <text:p>12:58:08</text:p>
          </table:table-cell>
          <table:table-cell table:formula="of:=MID([.J14];1;2)+1" office:value-type="float" office:value="13" calcext:value-type="float">
            <text:p>13</text:p>
          </table:table-cell>
          <table:table-cell/>
          <table:table-cell table:style-name="ce2" table:formula="of:=EXACT([.D14];[.I14])" office:value-type="boolean" office:boolean-value="false" calcext:value-type="boolean">
            <text:p>FALSE</text:p>
          </table:table-cell>
          <table:table-cell table:style-name="ce2" table:formula="of:=EXACT([.F14];[.K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1" office:value-type="string" calcext:value-type="string">
            <text:p>13:01:26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1" office:value-type="string" calcext:value-type="string">
            <text:p>2021:08:29</text:p>
          </table:table-cell>
          <table:table-cell table:style-name="ce1" office:value-type="string" calcext:value-type="string">
            <text:p>12:58:08</text:p>
          </table:table-cell>
          <table:table-cell table:formula="of:=MID([.J15];1;2)+1" office:value-type="float" office:value="13" calcext:value-type="float">
            <text:p>13</text:p>
          </table:table-cell>
          <table:table-cell/>
          <table:table-cell table:style-name="ce2" table:formula="of:=EXACT([.D15];[.I15])" office:value-type="boolean" office:boolean-value="false" calcext:value-type="boolean">
            <text:p>FALSE</text:p>
          </table:table-cell>
          <table:table-cell table:style-name="ce2" table:formula="of:=EXACT([.F15];[.K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1" office:value-type="string" calcext:value-type="string">
            <text:p>13:01:27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1" office:value-type="string" calcext:value-type="string">
            <text:p>2021:08:30</text:p>
          </table:table-cell>
          <table:table-cell table:style-name="ce1" office:value-type="string" calcext:value-type="string">
            <text:p>12:58:08</text:p>
          </table:table-cell>
          <table:table-cell table:formula="of:=MID([.J16];1;2)+1" office:value-type="float" office:value="13" calcext:value-type="float">
            <text:p>13</text:p>
          </table:table-cell>
          <table:table-cell/>
          <table:table-cell table:style-name="ce2" table:formula="of:=EXACT([.D16];[.I16])" office:value-type="boolean" office:boolean-value="false" calcext:value-type="boolean">
            <text:p>FALSE</text:p>
          </table:table-cell>
          <table:table-cell table:style-name="ce2" table:formula="of:=EXACT([.F16];[.K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1" office:value-type="string" calcext:value-type="string">
            <text:p>13:01:28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1" office:value-type="string" calcext:value-type="string">
            <text:p>2021:08:31</text:p>
          </table:table-cell>
          <table:table-cell table:style-name="ce1" office:value-type="string" calcext:value-type="string">
            <text:p>12:58:07</text:p>
          </table:table-cell>
          <table:table-cell table:formula="of:=MID([.J17];1;2)+1" office:value-type="float" office:value="13" calcext:value-type="float">
            <text:p>13</text:p>
          </table:table-cell>
          <table:table-cell/>
          <table:table-cell table:style-name="ce2" table:formula="of:=EXACT([.D17];[.I17])" office:value-type="boolean" office:boolean-value="false" calcext:value-type="boolean">
            <text:p>FALSE</text:p>
          </table:table-cell>
          <table:table-cell table:style-name="ce2" table:formula="of:=EXACT([.F17];[.K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1" office:value-type="string" calcext:value-type="string">
            <text:p>13:01:29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1" office:value-type="string" calcext:value-type="string">
            <text:p>2021:09:01</text:p>
          </table:table-cell>
          <table:table-cell table:style-name="ce1" office:value-type="string" calcext:value-type="string">
            <text:p>12:58:07</text:p>
          </table:table-cell>
          <table:table-cell table:formula="of:=MID([.J18];1;2)+1" office:value-type="float" office:value="13" calcext:value-type="float">
            <text:p>13</text:p>
          </table:table-cell>
          <table:table-cell/>
          <table:table-cell table:style-name="ce2" table:formula="of:=EXACT([.D18];[.I18])" office:value-type="boolean" office:boolean-value="false" calcext:value-type="boolean">
            <text:p>FALSE</text:p>
          </table:table-cell>
          <table:table-cell table:style-name="ce2" table:formula="of:=EXACT([.F18];[.K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1" office:value-type="string" calcext:value-type="string">
            <text:p>13:01:30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1" office:value-type="string" calcext:value-type="string">
            <text:p>2021:09:02</text:p>
          </table:table-cell>
          <table:table-cell table:style-name="ce1" office:value-type="string" calcext:value-type="string">
            <text:p>12:58:07</text:p>
          </table:table-cell>
          <table:table-cell table:formula="of:=MID([.J19];1;2)+1" office:value-type="float" office:value="13" calcext:value-type="float">
            <text:p>13</text:p>
          </table:table-cell>
          <table:table-cell/>
          <table:table-cell table:style-name="ce2" table:formula="of:=EXACT([.D19];[.I19])" office:value-type="boolean" office:boolean-value="false" calcext:value-type="boolean">
            <text:p>FALSE</text:p>
          </table:table-cell>
          <table:table-cell table:style-name="ce2" table:formula="of:=EXACT([.F19];[.K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1" office:value-type="string" calcext:value-type="string">
            <text:p>13:01:31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1" office:value-type="string" calcext:value-type="string">
            <text:p>2021:09:03</text:p>
          </table:table-cell>
          <table:table-cell table:style-name="ce1" office:value-type="string" calcext:value-type="string">
            <text:p>12:58:07</text:p>
          </table:table-cell>
          <table:table-cell table:formula="of:=MID([.J20];1;2)+1" office:value-type="float" office:value="13" calcext:value-type="float">
            <text:p>13</text:p>
          </table:table-cell>
          <table:table-cell/>
          <table:table-cell table:style-name="ce2" table:formula="of:=EXACT([.D20];[.I20])" office:value-type="boolean" office:boolean-value="false" calcext:value-type="boolean">
            <text:p>FALSE</text:p>
          </table:table-cell>
          <table:table-cell table:style-name="ce2" table:formula="of:=EXACT([.F20];[.K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1" office:value-type="string" calcext:value-type="string">
            <text:p>13:01:32</text:p>
          </table:table-cell>
          <table:table-cell table:formula="of:=MID([.E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1" office:value-type="string" calcext:value-type="string">
            <text:p>2021:09:04</text:p>
          </table:table-cell>
          <table:table-cell table:style-name="ce1" office:value-type="string" calcext:value-type="string">
            <text:p>12:58:07</text:p>
          </table:table-cell>
          <table:table-cell table:formula="of:=MID([.J21];1;2)+1" office:value-type="float" office:value="13" calcext:value-type="float">
            <text:p>13</text:p>
          </table:table-cell>
          <table:table-cell/>
          <table:table-cell table:style-name="ce2" table:formula="of:=EXACT([.D21];[.I21])" office:value-type="boolean" office:boolean-value="false" calcext:value-type="boolean">
            <text:p>FALSE</text:p>
          </table:table-cell>
          <table:table-cell table:style-name="ce2" table:formula="of:=EXACT([.F21];[.K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1" office:value-type="string" calcext:value-type="string">
            <text:p>12:01:33</text:p>
          </table:table-cell>
          <table:table-cell table:formula="of:=MID([.E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1" office:value-type="string" calcext:value-type="string">
            <text:p>2021:09:05</text:p>
          </table:table-cell>
          <table:table-cell table:style-name="ce1" office:value-type="string" calcext:value-type="string">
            <text:p>11:58:06</text:p>
          </table:table-cell>
          <table:table-cell table:formula="of:=MID([.J22];1;2)+1" office:value-type="float" office:value="12" calcext:value-type="float">
            <text:p>12</text:p>
          </table:table-cell>
          <table:table-cell/>
          <table:table-cell table:style-name="ce2" table:formula="of:=EXACT([.D22];[.I22])" office:value-type="boolean" office:boolean-value="false" calcext:value-type="boolean">
            <text:p>FALSE</text:p>
          </table:table-cell>
          <table:table-cell table:style-name="ce2" table:formula="of:=EXACT([.F22];[.K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1" office:value-type="string" calcext:value-type="string">
            <text:p>13:01:34</text:p>
          </table:table-cell>
          <table:table-cell table:formula="of:=MID([.E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1" office:value-type="string" calcext:value-type="string">
            <text:p>2021:09:06</text:p>
          </table:table-cell>
          <table:table-cell table:style-name="ce1" office:value-type="string" calcext:value-type="string">
            <text:p>12:58:06</text:p>
          </table:table-cell>
          <table:table-cell table:formula="of:=MID([.J23];1;2)+1" office:value-type="float" office:value="13" calcext:value-type="float">
            <text:p>13</text:p>
          </table:table-cell>
          <table:table-cell/>
          <table:table-cell table:style-name="ce2" table:formula="of:=EXACT([.D23];[.I23])" office:value-type="boolean" office:boolean-value="false" calcext:value-type="boolean">
            <text:p>FALSE</text:p>
          </table:table-cell>
          <table:table-cell table:style-name="ce2" table:formula="of:=EXACT([.F23];[.K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1" office:value-type="string" calcext:value-type="string">
            <text:p>12:01:35</text:p>
          </table:table-cell>
          <table:table-cell table:formula="of:=MID([.E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1" office:value-type="string" calcext:value-type="string">
            <text:p>2021:09:07</text:p>
          </table:table-cell>
          <table:table-cell table:style-name="ce1" office:value-type="string" calcext:value-type="string">
            <text:p>11:58:06</text:p>
          </table:table-cell>
          <table:table-cell table:formula="of:=MID([.J24];1;2)+1" office:value-type="float" office:value="12" calcext:value-type="float">
            <text:p>12</text:p>
          </table:table-cell>
          <table:table-cell/>
          <table:table-cell table:style-name="ce2" table:formula="of:=EXACT([.D24];[.I24])" office:value-type="boolean" office:boolean-value="false" calcext:value-type="boolean">
            <text:p>FALSE</text:p>
          </table:table-cell>
          <table:table-cell table:style-name="ce2" table:formula="of:=EXACT([.F24];[.K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1" office:value-type="string" calcext:value-type="string">
            <text:p>13:01:36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1" office:value-type="string" calcext:value-type="string">
            <text:p>2021:09:08</text:p>
          </table:table-cell>
          <table:table-cell table:style-name="ce1" office:value-type="string" calcext:value-type="string">
            <text:p>12:58:06</text:p>
          </table:table-cell>
          <table:table-cell table:formula="of:=MID([.J25];1;2)+1" office:value-type="float" office:value="13" calcext:value-type="float">
            <text:p>13</text:p>
          </table:table-cell>
          <table:table-cell/>
          <table:table-cell table:style-name="ce2" table:formula="of:=EXACT([.D25];[.I25])" office:value-type="boolean" office:boolean-value="false" calcext:value-type="boolean">
            <text:p>FALSE</text:p>
          </table:table-cell>
          <table:table-cell table:style-name="ce2" table:formula="of:=EXACT([.F25];[.K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1" office:value-type="string" calcext:value-type="string">
            <text:p>13:01:37</text:p>
          </table:table-cell>
          <table:table-cell table:formula="of:=MID([.E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1" office:value-type="string" calcext:value-type="string">
            <text:p>2021:09:09</text:p>
          </table:table-cell>
          <table:table-cell table:style-name="ce1" office:value-type="string" calcext:value-type="string">
            <text:p>12:58:05</text:p>
          </table:table-cell>
          <table:table-cell table:formula="of:=MID([.J26];1;2)+1" office:value-type="float" office:value="13" calcext:value-type="float">
            <text:p>13</text:p>
          </table:table-cell>
          <table:table-cell/>
          <table:table-cell table:style-name="ce2" table:formula="of:=EXACT([.D26];[.I26])" office:value-type="boolean" office:boolean-value="false" calcext:value-type="boolean">
            <text:p>FALSE</text:p>
          </table:table-cell>
          <table:table-cell table:style-name="ce2" table:formula="of:=EXACT([.F26];[.K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1" office:value-type="string" calcext:value-type="string">
            <text:p>12:01:39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1" office:value-type="string" calcext:value-type="string">
            <text:p>2021:09:11</text:p>
          </table:table-cell>
          <table:table-cell table:style-name="ce1" office:value-type="string" calcext:value-type="string">
            <text:p>11:58:05</text:p>
          </table:table-cell>
          <table:table-cell table:formula="of:=MID([.J27];1;2)+1" office:value-type="float" office:value="12" calcext:value-type="float">
            <text:p>12</text:p>
          </table:table-cell>
          <table:table-cell/>
          <table:table-cell table:style-name="ce2" table:formula="of:=EXACT([.D27];[.I27])" office:value-type="boolean" office:boolean-value="false" calcext:value-type="boolean">
            <text:p>FALSE</text:p>
          </table:table-cell>
          <table:table-cell table:style-name="ce2" table:formula="of:=EXACT([.F27];[.K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1" office:value-type="string" calcext:value-type="string">
            <text:p>12:01:40</text:p>
          </table:table-cell>
          <table:table-cell table:formula="of:=MID([.E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1" office:value-type="string" calcext:value-type="string">
            <text:p>2021:09:12</text:p>
          </table:table-cell>
          <table:table-cell table:style-name="ce1" office:value-type="string" calcext:value-type="string">
            <text:p>11:58:04</text:p>
          </table:table-cell>
          <table:table-cell table:formula="of:=MID([.J28];1;2)+1" office:value-type="float" office:value="12" calcext:value-type="float">
            <text:p>12</text:p>
          </table:table-cell>
          <table:table-cell/>
          <table:table-cell table:style-name="ce2" table:formula="of:=EXACT([.D28];[.I28])" office:value-type="boolean" office:boolean-value="false" calcext:value-type="boolean">
            <text:p>FALSE</text:p>
          </table:table-cell>
          <table:table-cell table:style-name="ce2" table:formula="of:=EXACT([.F28];[.K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1" office:value-type="string" calcext:value-type="string">
            <text:p>13:01:41</text:p>
          </table:table-cell>
          <table:table-cell table:formula="of:=MID([.E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1" office:value-type="string" calcext:value-type="string">
            <text:p>2021:09:13</text:p>
          </table:table-cell>
          <table:table-cell table:style-name="ce1" office:value-type="string" calcext:value-type="string">
            <text:p>12:58:04</text:p>
          </table:table-cell>
          <table:table-cell table:formula="of:=MID([.J29];1;2)+1" office:value-type="float" office:value="13" calcext:value-type="float">
            <text:p>13</text:p>
          </table:table-cell>
          <table:table-cell/>
          <table:table-cell table:style-name="ce2" table:formula="of:=EXACT([.D29];[.I29])" office:value-type="boolean" office:boolean-value="false" calcext:value-type="boolean">
            <text:p>FALSE</text:p>
          </table:table-cell>
          <table:table-cell table:style-name="ce2" table:formula="of:=EXACT([.F29];[.K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1" office:value-type="string" calcext:value-type="string">
            <text:p>12:01:42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1" office:value-type="string" calcext:value-type="string">
            <text:p>2021:09:14</text:p>
          </table:table-cell>
          <table:table-cell table:style-name="ce1" office:value-type="string" calcext:value-type="string">
            <text:p>11:58:04</text:p>
          </table:table-cell>
          <table:table-cell table:formula="of:=MID([.J30];1;2)+1" office:value-type="float" office:value="12" calcext:value-type="float">
            <text:p>12</text:p>
          </table:table-cell>
          <table:table-cell/>
          <table:table-cell table:style-name="ce2" table:formula="of:=EXACT([.D30];[.I30])" office:value-type="boolean" office:boolean-value="false" calcext:value-type="boolean">
            <text:p>FALSE</text:p>
          </table:table-cell>
          <table:table-cell table:style-name="ce2" table:formula="of:=EXACT([.F30];[.K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1" office:value-type="string" calcext:value-type="string">
            <text:p>12:01:44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1" office:value-type="string" calcext:value-type="string">
            <text:p>2021:09:16</text:p>
          </table:table-cell>
          <table:table-cell table:style-name="ce1" office:value-type="string" calcext:value-type="string">
            <text:p>11:58:03</text:p>
          </table:table-cell>
          <table:table-cell table:formula="of:=MID([.J31];1;2)+1" office:value-type="float" office:value="12" calcext:value-type="float">
            <text:p>12</text:p>
          </table:table-cell>
          <table:table-cell/>
          <table:table-cell table:style-name="ce2" table:formula="of:=EXACT([.D31];[.I31])" office:value-type="boolean" office:boolean-value="false" calcext:value-type="boolean">
            <text:p>FALSE</text:p>
          </table:table-cell>
          <table:table-cell table:style-name="ce2" table:formula="of:=EXACT([.F31];[.K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1" office:value-type="string" calcext:value-type="string">
            <text:p>12:01:45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1" office:value-type="string" calcext:value-type="string">
            <text:p>2021:09:17</text:p>
          </table:table-cell>
          <table:table-cell table:style-name="ce1" office:value-type="string" calcext:value-type="string">
            <text:p>11:58:03</text:p>
          </table:table-cell>
          <table:table-cell table:formula="of:=MID([.J32];1;2)+1" office:value-type="float" office:value="12" calcext:value-type="float">
            <text:p>12</text:p>
          </table:table-cell>
          <table:table-cell/>
          <table:table-cell table:style-name="ce2" table:formula="of:=EXACT([.D32];[.I32])" office:value-type="boolean" office:boolean-value="false" calcext:value-type="boolean">
            <text:p>FALSE</text:p>
          </table:table-cell>
          <table:table-cell table:style-name="ce2" table:formula="of:=EXACT([.F32];[.K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1" office:value-type="string" calcext:value-type="string">
            <text:p>12:01:46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1" office:value-type="string" calcext:value-type="string">
            <text:p>2021:09:18</text:p>
          </table:table-cell>
          <table:table-cell table:style-name="ce1" office:value-type="string" calcext:value-type="string">
            <text:p>11:58:03</text:p>
          </table:table-cell>
          <table:table-cell table:formula="of:=MID([.J33];1;2)+1" office:value-type="float" office:value="12" calcext:value-type="float">
            <text:p>12</text:p>
          </table:table-cell>
          <table:table-cell/>
          <table:table-cell table:style-name="ce2" table:formula="of:=EXACT([.D33];[.I33])" office:value-type="boolean" office:boolean-value="false" calcext:value-type="boolean">
            <text:p>FALSE</text:p>
          </table:table-cell>
          <table:table-cell table:style-name="ce2" table:formula="of:=EXACT([.F33];[.K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1" office:value-type="string" calcext:value-type="string">
            <text:p>12:01:48</text:p>
          </table:table-cell>
          <table:table-cell table:formula="of:=MID([.E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1" office:value-type="string" calcext:value-type="string">
            <text:p>2021:09:20</text:p>
          </table:table-cell>
          <table:table-cell table:style-name="ce1" office:value-type="string" calcext:value-type="string">
            <text:p>11:58:02</text:p>
          </table:table-cell>
          <table:table-cell table:formula="of:=MID([.J34];1;2)+1" office:value-type="float" office:value="12" calcext:value-type="float">
            <text:p>12</text:p>
          </table:table-cell>
          <table:table-cell/>
          <table:table-cell table:style-name="ce2" table:formula="of:=EXACT([.D34];[.I34])" office:value-type="boolean" office:boolean-value="false" calcext:value-type="boolean">
            <text:p>FALSE</text:p>
          </table:table-cell>
          <table:table-cell table:style-name="ce2" table:formula="of:=EXACT([.F34];[.K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1" office:value-type="string" calcext:value-type="string">
            <text:p>13:01:48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1" office:value-type="string" calcext:value-type="string">
            <text:p>2021:09:21</text:p>
          </table:table-cell>
          <table:table-cell table:style-name="ce1" office:value-type="string" calcext:value-type="string">
            <text:p>12:58:01</text:p>
          </table:table-cell>
          <table:table-cell table:formula="of:=MID([.J35];1;2)+1" office:value-type="float" office:value="13" calcext:value-type="float">
            <text:p>13</text:p>
          </table:table-cell>
          <table:table-cell/>
          <table:table-cell table:style-name="ce2" table:formula="of:=EXACT([.D35];[.I35])" office:value-type="boolean" office:boolean-value="false" calcext:value-type="boolean">
            <text:p>FALSE</text:p>
          </table:table-cell>
          <table:table-cell table:style-name="ce2" table:formula="of:=EXACT([.F35];[.K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1" office:value-type="string" calcext:value-type="string">
            <text:p>13:01:50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1" office:value-type="string" calcext:value-type="string">
            <text:p>2021:09:23</text:p>
          </table:table-cell>
          <table:table-cell table:style-name="ce1" office:value-type="string" calcext:value-type="string">
            <text:p>12:58:00</text:p>
          </table:table-cell>
          <table:table-cell table:formula="of:=MID([.J36];1;2)+1" office:value-type="float" office:value="13" calcext:value-type="float">
            <text:p>13</text:p>
          </table:table-cell>
          <table:table-cell/>
          <table:table-cell table:style-name="ce2" table:formula="of:=EXACT([.D36];[.I36])" office:value-type="boolean" office:boolean-value="false" calcext:value-type="boolean">
            <text:p>FALSE</text:p>
          </table:table-cell>
          <table:table-cell table:style-name="ce2" table:formula="of:=EXACT([.F36];[.K3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1" office:value-type="string" calcext:value-type="string">
            <text:p>13:01:51</text:p>
          </table:table-cell>
          <table:table-cell table:formula="of:=MID([.E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1" office:value-type="string" calcext:value-type="string">
            <text:p>2021:09:24</text:p>
          </table:table-cell>
          <table:table-cell table:style-name="ce1" office:value-type="string" calcext:value-type="string">
            <text:p>12:58:00</text:p>
          </table:table-cell>
          <table:table-cell table:formula="of:=MID([.J37];1;2)+1" office:value-type="float" office:value="13" calcext:value-type="float">
            <text:p>13</text:p>
          </table:table-cell>
          <table:table-cell/>
          <table:table-cell table:style-name="ce2" table:formula="of:=EXACT([.D37];[.I37])" office:value-type="boolean" office:boolean-value="false" calcext:value-type="boolean">
            <text:p>FALSE</text:p>
          </table:table-cell>
          <table:table-cell table:style-name="ce2" table:formula="of:=EXACT([.F37];[.K3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1" office:value-type="string" calcext:value-type="string">
            <text:p>12:01:52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1" office:value-type="string" calcext:value-type="string">
            <text:p>2021:09:25</text:p>
          </table:table-cell>
          <table:table-cell table:style-name="ce1" office:value-type="string" calcext:value-type="string">
            <text:p>11:58:00</text:p>
          </table:table-cell>
          <table:table-cell table:formula="of:=MID([.J38];1;2)+1" office:value-type="float" office:value="12" calcext:value-type="float">
            <text:p>12</text:p>
          </table:table-cell>
          <table:table-cell/>
          <table:table-cell table:style-name="ce2" table:formula="of:=EXACT([.D38];[.I38])" office:value-type="boolean" office:boolean-value="false" calcext:value-type="boolean">
            <text:p>FALSE</text:p>
          </table:table-cell>
          <table:table-cell table:style-name="ce2" table:formula="of:=EXACT([.F38];[.K3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1" office:value-type="string" calcext:value-type="string">
            <text:p>12:01:54</text:p>
          </table:table-cell>
          <table:table-cell table:formula="of:=MID([.E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1" office:value-type="string" calcext:value-type="string">
            <text:p>2021:09:27</text:p>
          </table:table-cell>
          <table:table-cell table:style-name="ce1" office:value-type="string" calcext:value-type="string">
            <text:p>11:57:59</text:p>
          </table:table-cell>
          <table:table-cell table:formula="of:=MID([.J39];1;2)+1" office:value-type="float" office:value="12" calcext:value-type="float">
            <text:p>12</text:p>
          </table:table-cell>
          <table:table-cell/>
          <table:table-cell table:style-name="ce2" table:formula="of:=EXACT([.D39];[.I39])" office:value-type="boolean" office:boolean-value="false" calcext:value-type="boolean">
            <text:p>FALSE</text:p>
          </table:table-cell>
          <table:table-cell table:style-name="ce2" table:formula="of:=EXACT([.F39];[.K3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1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1" office:value-type="string" calcext:value-type="string">
            <text:p>2021:09:28</text:p>
          </table:table-cell>
          <table:table-cell table:style-name="ce1" office:value-type="string" calcext:value-type="string">
            <text:p>12:57:59</text:p>
          </table:table-cell>
          <table:table-cell table:formula="of:=MID([.J40];1;2)+1" office:value-type="float" office:value="13" calcext:value-type="float">
            <text:p>13</text:p>
          </table:table-cell>
          <table:table-cell/>
          <table:table-cell table:style-name="ce2" table:formula="of:=EXACT([.D40];[.I40])" office:value-type="boolean" office:boolean-value="false" calcext:value-type="boolean">
            <text:p>FALSE</text:p>
          </table:table-cell>
          <table:table-cell table:style-name="ce2" table:formula="of:=EXACT([.F40];[.K4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1" office:value-type="string" calcext:value-type="string">
            <text:p>13:01:55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1" office:value-type="string" calcext:value-type="string">
            <text:p>2021:09:29</text:p>
          </table:table-cell>
          <table:table-cell table:style-name="ce1" office:value-type="string" calcext:value-type="string">
            <text:p>12:57:58</text:p>
          </table:table-cell>
          <table:table-cell table:formula="of:=MID([.J41];1;2)+1" office:value-type="float" office:value="13" calcext:value-type="float">
            <text:p>13</text:p>
          </table:table-cell>
          <table:table-cell/>
          <table:table-cell table:style-name="ce2" table:formula="of:=EXACT([.D41];[.I41])" office:value-type="boolean" office:boolean-value="false" calcext:value-type="boolean">
            <text:p>FALSE</text:p>
          </table:table-cell>
          <table:table-cell table:style-name="ce2" table:formula="of:=EXACT([.F41];[.K4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1" office:value-type="string" calcext:value-type="string">
            <text:p>13:01:56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1" office:value-type="string" calcext:value-type="string">
            <text:p>2021:09:30</text:p>
          </table:table-cell>
          <table:table-cell table:style-name="ce1" office:value-type="string" calcext:value-type="string">
            <text:p>12:57:58</text:p>
          </table:table-cell>
          <table:table-cell table:formula="of:=MID([.J42];1;2)+1" office:value-type="float" office:value="13" calcext:value-type="float">
            <text:p>13</text:p>
          </table:table-cell>
          <table:table-cell/>
          <table:table-cell table:style-name="ce2" table:formula="of:=EXACT([.D42];[.I42])" office:value-type="boolean" office:boolean-value="false" calcext:value-type="boolean">
            <text:p>FALSE</text:p>
          </table:table-cell>
          <table:table-cell table:style-name="ce2" table:formula="of:=EXACT([.F42];[.K4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1" office:value-type="string" calcext:value-type="string">
            <text:p>13:01:59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1" office:value-type="string" calcext:value-type="string">
            <text:p>2021:10:06</text:p>
          </table:table-cell>
          <table:table-cell table:style-name="ce1" office:value-type="string" calcext:value-type="string">
            <text:p>12:57:53</text:p>
          </table:table-cell>
          <table:table-cell table:formula="of:=MID([.J43];1;2)+1" office:value-type="float" office:value="13" calcext:value-type="float">
            <text:p>13</text:p>
          </table:table-cell>
          <table:table-cell/>
          <table:table-cell table:style-name="ce2" table:formula="of:=EXACT([.D43];[.I43])" office:value-type="boolean" office:boolean-value="false" calcext:value-type="boolean">
            <text:p>FALSE</text:p>
          </table:table-cell>
          <table:table-cell table:style-name="ce2" table:formula="of:=EXACT([.F43];[.K4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1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1" office:value-type="string" calcext:value-type="string">
            <text:p>2021:10:07</text:p>
          </table:table-cell>
          <table:table-cell table:style-name="ce1" office:value-type="string" calcext:value-type="string">
            <text:p>12:57:53</text:p>
          </table:table-cell>
          <table:table-cell table:formula="of:=MID([.J44];1;2)+1" office:value-type="float" office:value="13" calcext:value-type="float">
            <text:p>13</text:p>
          </table:table-cell>
          <table:table-cell/>
          <table:table-cell table:style-name="ce2" table:formula="of:=EXACT([.D44];[.I44])" office:value-type="boolean" office:boolean-value="false" calcext:value-type="boolean">
            <text:p>FALSE</text:p>
          </table:table-cell>
          <table:table-cell table:style-name="ce2" table:formula="of:=EXACT([.F44];[.K4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1" office:value-type="string" calcext:value-type="string">
            <text:p>13:02:00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1" office:value-type="string" calcext:value-type="string">
            <text:p>2021:10:08</text:p>
          </table:table-cell>
          <table:table-cell table:style-name="ce1" office:value-type="string" calcext:value-type="string">
            <text:p>12:57:52</text:p>
          </table:table-cell>
          <table:table-cell table:formula="of:=MID([.J45];1;2)+1" office:value-type="float" office:value="13" calcext:value-type="float">
            <text:p>13</text:p>
          </table:table-cell>
          <table:table-cell/>
          <table:table-cell table:style-name="ce2" table:formula="of:=EXACT([.D45];[.I45])" office:value-type="boolean" office:boolean-value="false" calcext:value-type="boolean">
            <text:p>FALSE</text:p>
          </table:table-cell>
          <table:table-cell table:style-name="ce2" table:formula="of:=EXACT([.F45];[.K4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1" office:value-type="string" calcext:value-type="string">
            <text:p>13:02:01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1" office:value-type="string" calcext:value-type="string">
            <text:p>2021:10:11</text:p>
          </table:table-cell>
          <table:table-cell table:style-name="ce1" office:value-type="string" calcext:value-type="string">
            <text:p>12:57:50</text:p>
          </table:table-cell>
          <table:table-cell table:formula="of:=MID([.J46];1;2)+1" office:value-type="float" office:value="13" calcext:value-type="float">
            <text:p>13</text:p>
          </table:table-cell>
          <table:table-cell/>
          <table:table-cell table:style-name="ce2" table:formula="of:=EXACT([.D46];[.I46])" office:value-type="boolean" office:boolean-value="false" calcext:value-type="boolean">
            <text:p>FALSE</text:p>
          </table:table-cell>
          <table:table-cell table:style-name="ce2" table:formula="of:=EXACT([.F46];[.K4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1" office:value-type="string" calcext:value-type="string">
            <text:p>13:02:02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1" office:value-type="string" calcext:value-type="string">
            <text:p>2021:10:12</text:p>
          </table:table-cell>
          <table:table-cell table:style-name="ce1" office:value-type="string" calcext:value-type="string">
            <text:p>12:57:49</text:p>
          </table:table-cell>
          <table:table-cell table:formula="of:=MID([.J47];1;2)+1" office:value-type="float" office:value="13" calcext:value-type="float">
            <text:p>13</text:p>
          </table:table-cell>
          <table:table-cell/>
          <table:table-cell table:style-name="ce2" table:formula="of:=EXACT([.D47];[.I47])" office:value-type="boolean" office:boolean-value="false" calcext:value-type="boolean">
            <text:p>FALSE</text:p>
          </table:table-cell>
          <table:table-cell table:style-name="ce2" table:formula="of:=EXACT([.F47];[.K4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1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1" office:value-type="string" calcext:value-type="string">
            <text:p>2021:10:13</text:p>
          </table:table-cell>
          <table:table-cell table:style-name="ce1" office:value-type="string" calcext:value-type="string">
            <text:p>12:57:48</text:p>
          </table:table-cell>
          <table:table-cell table:formula="of:=MID([.J48];1;2)+1" office:value-type="float" office:value="13" calcext:value-type="float">
            <text:p>13</text:p>
          </table:table-cell>
          <table:table-cell/>
          <table:table-cell table:style-name="ce2" table:formula="of:=EXACT([.D48];[.I48])" office:value-type="boolean" office:boolean-value="false" calcext:value-type="boolean">
            <text:p>FALSE</text:p>
          </table:table-cell>
          <table:table-cell table:style-name="ce2" table:formula="of:=EXACT([.F48];[.K4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1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1" office:value-type="string" calcext:value-type="string">
            <text:p>2021:10:14</text:p>
          </table:table-cell>
          <table:table-cell table:style-name="ce1" office:value-type="string" calcext:value-type="string">
            <text:p>12:57:47</text:p>
          </table:table-cell>
          <table:table-cell table:formula="of:=MID([.J49];1;2)+1" office:value-type="float" office:value="13" calcext:value-type="float">
            <text:p>13</text:p>
          </table:table-cell>
          <table:table-cell/>
          <table:table-cell table:style-name="ce2" table:formula="of:=EXACT([.D49];[.I49])" office:value-type="boolean" office:boolean-value="false" calcext:value-type="boolean">
            <text:p>FALSE</text:p>
          </table:table-cell>
          <table:table-cell table:style-name="ce2" table:formula="of:=EXACT([.F49];[.K4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1" office:value-type="string" calcext:value-type="string">
            <text:p>13:02:03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1" office:value-type="string" calcext:value-type="string">
            <text:p>2021:10:15</text:p>
          </table:table-cell>
          <table:table-cell table:style-name="ce1" office:value-type="string" calcext:value-type="string">
            <text:p>12:57:46</text:p>
          </table:table-cell>
          <table:table-cell table:formula="of:=MID([.J50];1;2)+1" office:value-type="float" office:value="13" calcext:value-type="float">
            <text:p>13</text:p>
          </table:table-cell>
          <table:table-cell/>
          <table:table-cell table:style-name="ce2" table:formula="of:=EXACT([.D50];[.I50])" office:value-type="boolean" office:boolean-value="false" calcext:value-type="boolean">
            <text:p>FALSE</text:p>
          </table:table-cell>
          <table:table-cell table:style-name="ce2" table:formula="of:=EXACT([.F50];[.K5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1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1" office:value-type="string" calcext:value-type="string">
            <text:p>2021:10:16</text:p>
          </table:table-cell>
          <table:table-cell table:style-name="ce1" office:value-type="string" calcext:value-type="string">
            <text:p>12:57:46</text:p>
          </table:table-cell>
          <table:table-cell table:formula="of:=MID([.J51];1;2)+1" office:value-type="float" office:value="13" calcext:value-type="float">
            <text:p>13</text:p>
          </table:table-cell>
          <table:table-cell/>
          <table:table-cell table:style-name="ce2" table:formula="of:=EXACT([.D51];[.I51])" office:value-type="boolean" office:boolean-value="false" calcext:value-type="boolean">
            <text:p>FALSE</text:p>
          </table:table-cell>
          <table:table-cell table:style-name="ce2" table:formula="of:=EXACT([.F51];[.K5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1" office:value-type="string" calcext:value-type="string">
            <text:p>13:02:04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1" office:value-type="string" calcext:value-type="string">
            <text:p>2021:10:17</text:p>
          </table:table-cell>
          <table:table-cell table:style-name="ce1" office:value-type="string" calcext:value-type="string">
            <text:p>12:57:45</text:p>
          </table:table-cell>
          <table:table-cell table:formula="of:=MID([.J52];1;2)+1" office:value-type="float" office:value="13" calcext:value-type="float">
            <text:p>13</text:p>
          </table:table-cell>
          <table:table-cell/>
          <table:table-cell table:style-name="ce2" table:formula="of:=EXACT([.D52];[.I52])" office:value-type="boolean" office:boolean-value="false" calcext:value-type="boolean">
            <text:p>FALSE</text:p>
          </table:table-cell>
          <table:table-cell table:style-name="ce2" table:formula="of:=EXACT([.F52];[.K5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1" office:value-type="string" calcext:value-type="string">
            <text:p>13:02:05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1" office:value-type="string" calcext:value-type="string">
            <text:p>2021:10:18</text:p>
          </table:table-cell>
          <table:table-cell table:style-name="ce1" office:value-type="string" calcext:value-type="string">
            <text:p>12:57:44</text:p>
          </table:table-cell>
          <table:table-cell table:formula="of:=MID([.J53];1;2)+1" office:value-type="float" office:value="13" calcext:value-type="float">
            <text:p>13</text:p>
          </table:table-cell>
          <table:table-cell/>
          <table:table-cell table:style-name="ce2" table:formula="of:=EXACT([.D53];[.I53])" office:value-type="boolean" office:boolean-value="false" calcext:value-type="boolean">
            <text:p>FALSE</text:p>
          </table:table-cell>
          <table:table-cell table:style-name="ce2" table:formula="of:=EXACT([.F53];[.K5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1" office:value-type="string" calcext:value-type="string">
            <text:p>13:02:06</text:p>
          </table:table-cell>
          <table:table-cell table:formula="of:=MID([.E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1" office:value-type="string" calcext:value-type="string">
            <text:p>2021:10:19</text:p>
          </table:table-cell>
          <table:table-cell table:style-name="ce1" office:value-type="string" calcext:value-type="string">
            <text:p>12:57:44</text:p>
          </table:table-cell>
          <table:table-cell table:formula="of:=MID([.J54];1;2)+1" office:value-type="float" office:value="13" calcext:value-type="float">
            <text:p>13</text:p>
          </table:table-cell>
          <table:table-cell/>
          <table:table-cell table:style-name="ce2" table:formula="of:=EXACT([.D54];[.I54])" office:value-type="boolean" office:boolean-value="false" calcext:value-type="boolean">
            <text:p>FALSE</text:p>
          </table:table-cell>
          <table:table-cell table:style-name="ce2" table:formula="of:=EXACT([.F54];[.K5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2021:10:22</text:p>
          </table:table-cell>
          <table:table-cell/>
          <table:table-cell table:style-name="ce3" office:value-type="string" calcext:value-type="string">
            <text:p>IMG_2287.jpg</text:p>
          </table:table-cell>
          <table:table-cell table:style-name="ce5" office:value-type="string" calcext:value-type="string">
            <text:p>13:02:07</text:p>
          </table:table-cell>
          <table:table-cell table:style-name="ce3" table:formula="of:=MID([.E55];1;2)" office:value-type="string" office:string-value="13" calcext:value-type="string">
            <text:p>13</text:p>
          </table:table-cell>
          <table:table-cell table:style-name="ce3"/>
          <table:table-cell table:style-name="ce3" office:value-type="string" calcext:value-type="string">
            <text:p>IMG_0679.jpg</text:p>
          </table:table-cell>
          <table:table-cell table:style-name="ce5" office:value-type="string" calcext:value-type="string">
            <text:p>2021:10:22</text:p>
          </table:table-cell>
          <table:table-cell table:style-name="ce5" office:value-type="string" calcext:value-type="string">
            <text:p>12:57:42</text:p>
          </table:table-cell>
          <table:table-cell table:style-name="ce3" table:formula="of:=MID([.J55];1;2)+1" office:value-type="float" office:value="13" calcext:value-type="float">
            <text:p>13</text:p>
          </table:table-cell>
          <table:table-cell table:style-name="ce3"/>
          <table:table-cell table:style-name="ce7" table:formula="of:=EXACT([.D55];[.I55])" office:value-type="boolean" office:boolean-value="false" calcext:value-type="boolean">
            <text:p>FALSE</text:p>
          </table:table-cell>
          <table:table-cell table:style-name="ce7" table:formula="of:=EXACT([.F55];[.K55])" office:value-type="boolean" office:boolean-value="true" calcext:value-type="boolean">
            <text:p>TRUE</text:p>
          </table:table-cell>
          <table:table-cell table:style-name="ce3"/>
          <table:table-cell table:style-name="ce3" office:value-type="string" calcext:value-type="string">
            <text:p>ROTAZIONE CAMERE</text:p>
          </table:table-cell>
          <table:table-cell table:style-name="ce3"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1" office:value-type="string" calcext:value-type="string">
            <text:p>13:02:08</text:p>
          </table:table-cell>
          <table:table-cell table:formula="of:=MID([.E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1" office:value-type="string" calcext:value-type="string">
            <text:p>2021:10:23</text:p>
          </table:table-cell>
          <table:table-cell table:style-name="ce1" office:value-type="string" calcext:value-type="string">
            <text:p>12:57:41</text:p>
          </table:table-cell>
          <table:table-cell table:formula="of:=MID([.J56];1;2)+1" office:value-type="float" office:value="13" calcext:value-type="float">
            <text:p>13</text:p>
          </table:table-cell>
          <table:table-cell/>
          <table:table-cell table:style-name="ce2" table:formula="of:=EXACT([.D56];[.I56])" office:value-type="boolean" office:boolean-value="false" calcext:value-type="boolean">
            <text:p>FALSE</text:p>
          </table:table-cell>
          <table:table-cell table:style-name="ce2" table:formula="of:=EXACT([.F56];[.K5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1" office:value-type="string" calcext:value-type="string">
            <text:p>16:02:08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1" office:value-type="string" calcext:value-type="string">
            <text:p>2021:10:24</text:p>
          </table:table-cell>
          <table:table-cell table:style-name="ce1" office:value-type="string" calcext:value-type="string">
            <text:p>15:57:40</text:p>
          </table:table-cell>
          <table:table-cell table:formula="of:=MID([.J57];1;2)+1" office:value-type="float" office:value="16" calcext:value-type="float">
            <text:p>16</text:p>
          </table:table-cell>
          <table:table-cell/>
          <table:table-cell table:style-name="ce2" table:formula="of:=EXACT([.D57];[.I57])" office:value-type="boolean" office:boolean-value="false" calcext:value-type="boolean">
            <text:p>FALSE</text:p>
          </table:table-cell>
          <table:table-cell table:style-name="ce2" table:formula="of:=EXACT([.F57];[.K5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1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1" office:value-type="string" calcext:value-type="string">
            <text:p>2021:10:25</text:p>
          </table:table-cell>
          <table:table-cell table:style-name="ce1" office:value-type="string" calcext:value-type="string">
            <text:p>15:57:39</text:p>
          </table:table-cell>
          <table:table-cell table:formula="of:=MID([.J58];1;2)+1" office:value-type="float" office:value="16" calcext:value-type="float">
            <text:p>16</text:p>
          </table:table-cell>
          <table:table-cell/>
          <table:table-cell table:style-name="ce2" table:formula="of:=EXACT([.D58];[.I58])" office:value-type="boolean" office:boolean-value="false" calcext:value-type="boolean">
            <text:p>FALSE</text:p>
          </table:table-cell>
          <table:table-cell table:style-name="ce2" table:formula="of:=EXACT([.F58];[.K5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1" office:value-type="string" calcext:value-type="string">
            <text:p>16:02:09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1" office:value-type="string" calcext:value-type="string">
            <text:p>2021:10:27</text:p>
          </table:table-cell>
          <table:table-cell table:style-name="ce1" office:value-type="string" calcext:value-type="string">
            <text:p>15:57:38</text:p>
          </table:table-cell>
          <table:table-cell table:formula="of:=MID([.J59];1;2)+1" office:value-type="float" office:value="16" calcext:value-type="float">
            <text:p>16</text:p>
          </table:table-cell>
          <table:table-cell/>
          <table:table-cell table:style-name="ce2" table:formula="of:=EXACT([.D59];[.I59])" office:value-type="boolean" office:boolean-value="false" calcext:value-type="boolean">
            <text:p>FALSE</text:p>
          </table:table-cell>
          <table:table-cell table:style-name="ce2" table:formula="of:=EXACT([.F59];[.K5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1" office:value-type="string" calcext:value-type="string">
            <text:p>16:02:10</text:p>
          </table:table-cell>
          <table:table-cell table:formula="of:=MID([.E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1" office:value-type="string" calcext:value-type="string">
            <text:p>2021:10:28</text:p>
          </table:table-cell>
          <table:table-cell table:style-name="ce1" office:value-type="string" calcext:value-type="string">
            <text:p>15:57:37</text:p>
          </table:table-cell>
          <table:table-cell table:formula="of:=MID([.J60];1;2)+1" office:value-type="float" office:value="16" calcext:value-type="float">
            <text:p>16</text:p>
          </table:table-cell>
          <table:table-cell/>
          <table:table-cell table:style-name="ce2" table:formula="of:=EXACT([.D60];[.I60])" office:value-type="boolean" office:boolean-value="false" calcext:value-type="boolean">
            <text:p>FALSE</text:p>
          </table:table-cell>
          <table:table-cell table:style-name="ce2" table:formula="of:=EXACT([.F60];[.K6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1" office:value-type="string" calcext:value-type="string">
            <text:p>14:02:10</text:p>
          </table:table-cell>
          <table:table-cell table:formula="of:=MID([.E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1" office:value-type="string" calcext:value-type="string">
            <text:p>2021:10:29</text:p>
          </table:table-cell>
          <table:table-cell table:style-name="ce1" office:value-type="string" calcext:value-type="string">
            <text:p>13:57:36</text:p>
          </table:table-cell>
          <table:table-cell table:formula="of:=MID([.J61];1;2)+1" office:value-type="float" office:value="14" calcext:value-type="float">
            <text:p>14</text:p>
          </table:table-cell>
          <table:table-cell/>
          <table:table-cell table:style-name="ce2" table:formula="of:=EXACT([.D61];[.I61])" office:value-type="boolean" office:boolean-value="false" calcext:value-type="boolean">
            <text:p>FALSE</text:p>
          </table:table-cell>
          <table:table-cell table:style-name="ce2" table:formula="of:=EXACT([.F61];[.K6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1:11:02</text:p>
          </table:table-cell>
          <table:table-cell/>
          <table:table-cell office:value-type="string" calcext:value-type="string">
            <text:p>IMG_2334.jpg</text:p>
          </table:table-cell>
          <table:table-cell table:style-name="ce1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table:style-name="ce1" office:value-type="string" calcext:value-type="string">
            <text:p>2021:11:02</text:p>
          </table:table-cell>
          <table:table-cell table:style-name="ce1" office:value-type="string" calcext:value-type="string">
            <text:p>12:57:31</text:p>
          </table:table-cell>
          <table:table-cell table:formula="of:=MID([.J62];1;2)+1" office:value-type="float" office:value="13" calcext:value-type="float">
            <text:p>13</text:p>
          </table:table-cell>
          <table:table-cell/>
          <table:table-cell table:style-name="ce2" table:formula="of:=EXACT([.D62];[.I62])" office:value-type="boolean" office:boolean-value="false" calcext:value-type="boolean">
            <text:p>FALSE</text:p>
          </table:table-cell>
          <table:table-cell table:style-name="ce2" table:formula="of:=EXACT([.F62];[.K6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1" office:value-type="string" calcext:value-type="string">
            <text:p>13:02:09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1" office:value-type="string" calcext:value-type="string">
            <text:p>2021:11:04</text:p>
          </table:table-cell>
          <table:table-cell table:style-name="ce1" office:value-type="string" calcext:value-type="string">
            <text:p>12:57:28</text:p>
          </table:table-cell>
          <table:table-cell table:formula="of:=MID([.J63];1;2)+1" office:value-type="float" office:value="13" calcext:value-type="float">
            <text:p>13</text:p>
          </table:table-cell>
          <table:table-cell/>
          <table:table-cell table:style-name="ce2" table:formula="of:=EXACT([.D63];[.I63])" office:value-type="boolean" office:boolean-value="false" calcext:value-type="boolean">
            <text:p>FALSE</text:p>
          </table:table-cell>
          <table:table-cell table:style-name="ce2" table:formula="of:=EXACT([.F63];[.K6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1" office:value-type="string" calcext:value-type="string">
            <text:p>13:02:08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1" office:value-type="string" calcext:value-type="string">
            <text:p>2021:11:05</text:p>
          </table:table-cell>
          <table:table-cell table:style-name="ce1" office:value-type="string" calcext:value-type="string">
            <text:p>12:57:26</text:p>
          </table:table-cell>
          <table:table-cell table:formula="of:=MID([.J64];1;2)+1" office:value-type="float" office:value="13" calcext:value-type="float">
            <text:p>13</text:p>
          </table:table-cell>
          <table:table-cell/>
          <table:table-cell table:style-name="ce2" table:formula="of:=EXACT([.D64];[.I64])" office:value-type="boolean" office:boolean-value="false" calcext:value-type="boolean">
            <text:p>FALSE</text:p>
          </table:table-cell>
          <table:table-cell table:style-name="ce2" table:formula="of:=EXACT([.F64];[.K6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1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1" office:value-type="string" calcext:value-type="string">
            <text:p>2021:11:06</text:p>
          </table:table-cell>
          <table:table-cell table:style-name="ce1" office:value-type="string" calcext:value-type="string">
            <text:p>12:57:25</text:p>
          </table:table-cell>
          <table:table-cell table:formula="of:=MID([.J65];1;2)+1" office:value-type="float" office:value="13" calcext:value-type="float">
            <text:p>13</text:p>
          </table:table-cell>
          <table:table-cell/>
          <table:table-cell table:style-name="ce2" table:formula="of:=EXACT([.D65];[.I65])" office:value-type="boolean" office:boolean-value="false" calcext:value-type="boolean">
            <text:p>FALSE</text:p>
          </table:table-cell>
          <table:table-cell table:style-name="ce2" table:formula="of:=EXACT([.F65];[.K6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1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1" office:value-type="string" calcext:value-type="string">
            <text:p>2021:11:07</text:p>
          </table:table-cell>
          <table:table-cell table:style-name="ce1" office:value-type="string" calcext:value-type="string">
            <text:p>12:57:24</text:p>
          </table:table-cell>
          <table:table-cell table:formula="of:=MID([.J66];1;2)+1" office:value-type="float" office:value="13" calcext:value-type="float">
            <text:p>13</text:p>
          </table:table-cell>
          <table:table-cell/>
          <table:table-cell table:style-name="ce2" table:formula="of:=EXACT([.D66];[.I66])" office:value-type="boolean" office:boolean-value="false" calcext:value-type="boolean">
            <text:p>FALSE</text:p>
          </table:table-cell>
          <table:table-cell table:style-name="ce2" table:formula="of:=EXACT([.F66];[.K6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1" office:value-type="string" calcext:value-type="string">
            <text:p>13:02:07</text:p>
          </table:table-cell>
          <table:table-cell table:formula="of:=MID([.E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1" office:value-type="string" calcext:value-type="string">
            <text:p>2021:11:08</text:p>
          </table:table-cell>
          <table:table-cell table:style-name="ce1" office:value-type="string" calcext:value-type="string">
            <text:p>12:57:23</text:p>
          </table:table-cell>
          <table:table-cell table:formula="of:=MID([.J67];1;2)+1" office:value-type="float" office:value="13" calcext:value-type="float">
            <text:p>13</text:p>
          </table:table-cell>
          <table:table-cell/>
          <table:table-cell table:style-name="ce2" table:formula="of:=EXACT([.D67];[.I67])" office:value-type="boolean" office:boolean-value="false" calcext:value-type="boolean">
            <text:p>FALSE</text:p>
          </table:table-cell>
          <table:table-cell table:style-name="ce2" table:formula="of:=EXACT([.F67];[.K6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1" office:value-type="string" calcext:value-type="string">
            <text:p>15:02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1" office:value-type="string" calcext:value-type="string">
            <text:p>2021:11:09</text:p>
          </table:table-cell>
          <table:table-cell table:style-name="ce1" office:value-type="string" calcext:value-type="string">
            <text:p>14:57:22</text:p>
          </table:table-cell>
          <table:table-cell table:formula="of:=MID([.J68];1;2)+1" office:value-type="float" office:value="15" calcext:value-type="float">
            <text:p>15</text:p>
          </table:table-cell>
          <table:table-cell/>
          <table:table-cell table:style-name="ce2" table:formula="of:=EXACT([.D68];[.I68])" office:value-type="boolean" office:boolean-value="false" calcext:value-type="boolean">
            <text:p>FALSE</text:p>
          </table:table-cell>
          <table:table-cell table:style-name="ce2" table:formula="of:=EXACT([.F68];[.K6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1" office:value-type="string" calcext:value-type="string">
            <text:p>16:02:07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1" office:value-type="string" calcext:value-type="string">
            <text:p>2021:11:10</text:p>
          </table:table-cell>
          <table:table-cell table:style-name="ce1" office:value-type="string" calcext:value-type="string">
            <text:p>15:57:21</text:p>
          </table:table-cell>
          <table:table-cell table:formula="of:=MID([.J69];1;2)+1" office:value-type="float" office:value="16" calcext:value-type="float">
            <text:p>16</text:p>
          </table:table-cell>
          <table:table-cell/>
          <table:table-cell table:style-name="ce2" table:formula="of:=EXACT([.D69];[.I69])" office:value-type="boolean" office:boolean-value="false" calcext:value-type="boolean">
            <text:p>FALSE</text:p>
          </table:table-cell>
          <table:table-cell table:style-name="ce2" table:formula="of:=EXACT([.F69];[.K6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1" office:value-type="string" calcext:value-type="string">
            <text:p>16:02:08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1" office:value-type="string" calcext:value-type="string">
            <text:p>2021:11:11</text:p>
          </table:table-cell>
          <table:table-cell table:style-name="ce1" office:value-type="string" calcext:value-type="string">
            <text:p>15:57:20</text:p>
          </table:table-cell>
          <table:table-cell table:formula="of:=MID([.J70];1;2)+1" office:value-type="float" office:value="16" calcext:value-type="float">
            <text:p>16</text:p>
          </table:table-cell>
          <table:table-cell/>
          <table:table-cell table:style-name="ce2" table:formula="of:=EXACT([.D70];[.I70])" office:value-type="boolean" office:boolean-value="false" calcext:value-type="boolean">
            <text:p>FALSE</text:p>
          </table:table-cell>
          <table:table-cell table:style-name="ce2" table:formula="of:=EXACT([.F70];[.K7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1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1" office:value-type="string" calcext:value-type="string">
            <text:p>2021:11:12</text:p>
          </table:table-cell>
          <table:table-cell table:style-name="ce1" office:value-type="string" calcext:value-type="string">
            <text:p>14:57:19</text:p>
          </table:table-cell>
          <table:table-cell table:formula="of:=MID([.J71];1;2)+1" office:value-type="float" office:value="15" calcext:value-type="float">
            <text:p>15</text:p>
          </table:table-cell>
          <table:table-cell/>
          <table:table-cell table:style-name="ce2" table:formula="of:=EXACT([.D71];[.I71])" office:value-type="boolean" office:boolean-value="false" calcext:value-type="boolean">
            <text:p>FALSE</text:p>
          </table:table-cell>
          <table:table-cell table:style-name="ce2" table:formula="of:=EXACT([.F71];[.K7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1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1" office:value-type="string" calcext:value-type="string">
            <text:p>2021:11:13</text:p>
          </table:table-cell>
          <table:table-cell table:style-name="ce1" office:value-type="string" calcext:value-type="string">
            <text:p>14:57:18</text:p>
          </table:table-cell>
          <table:table-cell table:formula="of:=MID([.J72];1;2)+1" office:value-type="float" office:value="15" calcext:value-type="float">
            <text:p>15</text:p>
          </table:table-cell>
          <table:table-cell/>
          <table:table-cell table:style-name="ce2" table:formula="of:=EXACT([.D72];[.I72])" office:value-type="boolean" office:boolean-value="false" calcext:value-type="boolean">
            <text:p>FALSE</text:p>
          </table:table-cell>
          <table:table-cell table:style-name="ce2" table:formula="of:=EXACT([.F72];[.K7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1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1" office:value-type="string" calcext:value-type="string">
            <text:p>2021:11:14</text:p>
          </table:table-cell>
          <table:table-cell table:style-name="ce1" office:value-type="string" calcext:value-type="string">
            <text:p>14:57:17</text:p>
          </table:table-cell>
          <table:table-cell table:formula="of:=MID([.J73];1;2)+1" office:value-type="float" office:value="15" calcext:value-type="float">
            <text:p>15</text:p>
          </table:table-cell>
          <table:table-cell/>
          <table:table-cell table:style-name="ce2" table:formula="of:=EXACT([.D73];[.I73])" office:value-type="boolean" office:boolean-value="false" calcext:value-type="boolean">
            <text:p>FALSE</text:p>
          </table:table-cell>
          <table:table-cell table:style-name="ce2" table:formula="of:=EXACT([.F73];[.K7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1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1" office:value-type="string" calcext:value-type="string">
            <text:p>2021:11:16</text:p>
          </table:table-cell>
          <table:table-cell table:style-name="ce1" office:value-type="string" calcext:value-type="string">
            <text:p>14:57:14</text:p>
          </table:table-cell>
          <table:table-cell table:formula="of:=MID([.J74];1;2)+1" office:value-type="float" office:value="15" calcext:value-type="float">
            <text:p>15</text:p>
          </table:table-cell>
          <table:table-cell/>
          <table:table-cell table:style-name="ce2" table:formula="of:=EXACT([.D74];[.I74])" office:value-type="boolean" office:boolean-value="false" calcext:value-type="boolean">
            <text:p>FALSE</text:p>
          </table:table-cell>
          <table:table-cell table:style-name="ce2" table:formula="of:=EXACT([.F74];[.K7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1" office:value-type="string" calcext:value-type="string">
            <text:p>15:02:08</text:p>
          </table:table-cell>
          <table:table-cell table:formula="of:=MID([.E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1" office:value-type="string" calcext:value-type="string">
            <text:p>2021:11:18</text:p>
          </table:table-cell>
          <table:table-cell table:style-name="ce1" office:value-type="string" calcext:value-type="string">
            <text:p>14:57:12</text:p>
          </table:table-cell>
          <table:table-cell table:formula="of:=MID([.J75];1;2)+1" office:value-type="float" office:value="15" calcext:value-type="float">
            <text:p>15</text:p>
          </table:table-cell>
          <table:table-cell/>
          <table:table-cell table:style-name="ce2" table:formula="of:=EXACT([.D75];[.I75])" office:value-type="boolean" office:boolean-value="false" calcext:value-type="boolean">
            <text:p>FALSE</text:p>
          </table:table-cell>
          <table:table-cell table:style-name="ce2" table:formula="of:=EXACT([.F75];[.K7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1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1" office:value-type="string" calcext:value-type="string">
            <text:p>2021:11:19</text:p>
          </table:table-cell>
          <table:table-cell table:style-name="ce1" office:value-type="string" calcext:value-type="string">
            <text:p>15:57:12</text:p>
          </table:table-cell>
          <table:table-cell table:formula="of:=MID([.J76];1;2)+1" office:value-type="float" office:value="16" calcext:value-type="float">
            <text:p>16</text:p>
          </table:table-cell>
          <table:table-cell/>
          <table:table-cell table:style-name="ce2" table:formula="of:=EXACT([.D76];[.I76])" office:value-type="boolean" office:boolean-value="false" calcext:value-type="boolean">
            <text:p>FALSE</text:p>
          </table:table-cell>
          <table:table-cell table:style-name="ce2" table:formula="of:=EXACT([.F76];[.K7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1" office:value-type="string" calcext:value-type="string">
            <text:p>16:02:08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1" office:value-type="string" calcext:value-type="string">
            <text:p>2021:11:20</text:p>
          </table:table-cell>
          <table:table-cell table:style-name="ce1" office:value-type="string" calcext:value-type="string">
            <text:p>15:57:11</text:p>
          </table:table-cell>
          <table:table-cell table:formula="of:=MID([.J77];1;2)+1" office:value-type="float" office:value="16" calcext:value-type="float">
            <text:p>16</text:p>
          </table:table-cell>
          <table:table-cell/>
          <table:table-cell table:style-name="ce2" table:formula="of:=EXACT([.D77];[.I77])" office:value-type="boolean" office:boolean-value="false" calcext:value-type="boolean">
            <text:p>FALSE</text:p>
          </table:table-cell>
          <table:table-cell table:style-name="ce2" table:formula="of:=EXACT([.F77];[.K7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1" office:value-type="string" calcext:value-type="string">
            <text:p>16:02:09</text:p>
          </table:table-cell>
          <table:table-cell table:formula="of:=MID([.E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1" office:value-type="string" calcext:value-type="string">
            <text:p>2021:11:21</text:p>
          </table:table-cell>
          <table:table-cell table:style-name="ce1" office:value-type="string" calcext:value-type="string">
            <text:p>15:57:10</text:p>
          </table:table-cell>
          <table:table-cell table:formula="of:=MID([.J78];1;2)+1" office:value-type="float" office:value="16" calcext:value-type="float">
            <text:p>16</text:p>
          </table:table-cell>
          <table:table-cell/>
          <table:table-cell table:style-name="ce2" table:formula="of:=EXACT([.D78];[.I78])" office:value-type="boolean" office:boolean-value="false" calcext:value-type="boolean">
            <text:p>FALSE</text:p>
          </table:table-cell>
          <table:table-cell table:style-name="ce2" table:formula="of:=EXACT([.F78];[.K7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1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1" office:value-type="string" calcext:value-type="string">
            <text:p>2021:11:22</text:p>
          </table:table-cell>
          <table:table-cell table:style-name="ce1" office:value-type="string" calcext:value-type="string">
            <text:p>14:57:09</text:p>
          </table:table-cell>
          <table:table-cell table:formula="of:=MID([.J79];1;2)+1" office:value-type="float" office:value="15" calcext:value-type="float">
            <text:p>15</text:p>
          </table:table-cell>
          <table:table-cell/>
          <table:table-cell table:style-name="ce2" table:formula="of:=EXACT([.D79];[.I79])" office:value-type="boolean" office:boolean-value="false" calcext:value-type="boolean">
            <text:p>FALSE</text:p>
          </table:table-cell>
          <table:table-cell table:style-name="ce2" table:formula="of:=EXACT([.F79];[.K7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1" office:value-type="string" calcext:value-type="string">
            <text:p>15:02:08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1" office:value-type="string" calcext:value-type="string">
            <text:p>2021:11:23</text:p>
          </table:table-cell>
          <table:table-cell table:style-name="ce1" office:value-type="string" calcext:value-type="string">
            <text:p>14:57:08</text:p>
          </table:table-cell>
          <table:table-cell table:formula="of:=MID([.J80];1;2)+1" office:value-type="float" office:value="15" calcext:value-type="float">
            <text:p>15</text:p>
          </table:table-cell>
          <table:table-cell/>
          <table:table-cell table:style-name="ce2" table:formula="of:=EXACT([.D80];[.I80])" office:value-type="boolean" office:boolean-value="false" calcext:value-type="boolean">
            <text:p>FALSE</text:p>
          </table:table-cell>
          <table:table-cell table:style-name="ce2" table:formula="of:=EXACT([.F80];[.K8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1" office:value-type="string" calcext:value-type="string">
            <text:p>15:02:07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1" office:value-type="string" calcext:value-type="string">
            <text:p>2021:11:24</text:p>
          </table:table-cell>
          <table:table-cell table:style-name="ce1" office:value-type="string" calcext:value-type="string">
            <text:p>14:57:06</text:p>
          </table:table-cell>
          <table:table-cell table:formula="of:=MID([.J81];1;2)+1" office:value-type="float" office:value="15" calcext:value-type="float">
            <text:p>15</text:p>
          </table:table-cell>
          <table:table-cell/>
          <table:table-cell table:style-name="ce2" table:formula="of:=EXACT([.D81];[.I81])" office:value-type="boolean" office:boolean-value="false" calcext:value-type="boolean">
            <text:p>FALSE</text:p>
          </table:table-cell>
          <table:table-cell table:style-name="ce2" table:formula="of:=EXACT([.F81];[.K8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1" office:value-type="string" calcext:value-type="string">
            <text:p>15:02:06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1" office:value-type="string" calcext:value-type="string">
            <text:p>2021:11:26</text:p>
          </table:table-cell>
          <table:table-cell table:style-name="ce1" office:value-type="string" calcext:value-type="string">
            <text:p>14:57:03</text:p>
          </table:table-cell>
          <table:table-cell table:formula="of:=MID([.J82];1;2)+1" office:value-type="float" office:value="15" calcext:value-type="float">
            <text:p>15</text:p>
          </table:table-cell>
          <table:table-cell/>
          <table:table-cell table:style-name="ce2" table:formula="of:=EXACT([.D82];[.I82])" office:value-type="boolean" office:boolean-value="false" calcext:value-type="boolean">
            <text:p>FALSE</text:p>
          </table:table-cell>
          <table:table-cell table:style-name="ce2" table:formula="of:=EXACT([.F82];[.K8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1" office:value-type="string" calcext:value-type="string">
            <text:p>15:02:05</text:p>
          </table:table-cell>
          <table:table-cell table:formula="of:=MID([.E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1" office:value-type="string" calcext:value-type="string">
            <text:p>2021:11:27</text:p>
          </table:table-cell>
          <table:table-cell table:style-name="ce1" office:value-type="string" calcext:value-type="string">
            <text:p>14:57:01</text:p>
          </table:table-cell>
          <table:table-cell table:formula="of:=MID([.J83];1;2)+1" office:value-type="float" office:value="15" calcext:value-type="float">
            <text:p>15</text:p>
          </table:table-cell>
          <table:table-cell/>
          <table:table-cell table:style-name="ce2" table:formula="of:=EXACT([.D83];[.I83])" office:value-type="boolean" office:boolean-value="false" calcext:value-type="boolean">
            <text:p>FALSE</text:p>
          </table:table-cell>
          <table:table-cell table:style-name="ce2" table:formula="of:=EXACT([.F83];[.K8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1" office:value-type="string" calcext:value-type="string">
            <text:p>16:02:03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1" office:value-type="string" calcext:value-type="string">
            <text:p>2021:11:28</text:p>
          </table:table-cell>
          <table:table-cell table:style-name="ce1" office:value-type="string" calcext:value-type="string">
            <text:p>15:56:59</text:p>
          </table:table-cell>
          <table:table-cell table:formula="of:=MID([.J84];1;2)+1" office:value-type="float" office:value="16" calcext:value-type="float">
            <text:p>16</text:p>
          </table:table-cell>
          <table:table-cell/>
          <table:table-cell table:style-name="ce2" table:formula="of:=EXACT([.D84];[.I84])" office:value-type="boolean" office:boolean-value="false" calcext:value-type="boolean">
            <text:p>FALSE</text:p>
          </table:table-cell>
          <table:table-cell table:style-name="ce2" table:formula="of:=EXACT([.F84];[.K8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1" office:value-type="string" calcext:value-type="string">
            <text:p>16:02:02</text:p>
          </table:table-cell>
          <table:table-cell table:formula="of:=MID([.E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1" office:value-type="string" calcext:value-type="string">
            <text:p>2021:11:29</text:p>
          </table:table-cell>
          <table:table-cell table:style-name="ce1" office:value-type="string" calcext:value-type="string">
            <text:p>15:56:56</text:p>
          </table:table-cell>
          <table:table-cell table:formula="of:=MID([.J85];1;2)+1" office:value-type="float" office:value="16" calcext:value-type="float">
            <text:p>16</text:p>
          </table:table-cell>
          <table:table-cell/>
          <table:table-cell table:style-name="ce2" table:formula="of:=EXACT([.D85];[.I85])" office:value-type="boolean" office:boolean-value="false" calcext:value-type="boolean">
            <text:p>FALSE</text:p>
          </table:table-cell>
          <table:table-cell table:style-name="ce2" table:formula="of:=EXACT([.F85];[.K8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1" office:value-type="string" calcext:value-type="string">
            <text:p>15:02:00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1" office:value-type="string" calcext:value-type="string">
            <text:p>2021:12:01</text:p>
          </table:table-cell>
          <table:table-cell table:style-name="ce1" office:value-type="string" calcext:value-type="string">
            <text:p>14:56:53</text:p>
          </table:table-cell>
          <table:table-cell table:formula="of:=MID([.J86];1;2)+1" office:value-type="float" office:value="15" calcext:value-type="float">
            <text:p>15</text:p>
          </table:table-cell>
          <table:table-cell/>
          <table:table-cell table:style-name="ce2" table:formula="of:=EXACT([.D86];[.I86])" office:value-type="boolean" office:boolean-value="false" calcext:value-type="boolean">
            <text:p>FALSE</text:p>
          </table:table-cell>
          <table:table-cell table:style-name="ce2" table:formula="of:=EXACT([.F86];[.K8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1" office:value-type="string" calcext:value-type="string">
            <text:p>15:01:58</text:p>
          </table:table-cell>
          <table:table-cell table:formula="of:=MID([.E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1" office:value-type="string" calcext:value-type="string">
            <text:p>2021:12:03</text:p>
          </table:table-cell>
          <table:table-cell table:style-name="ce1" office:value-type="string" calcext:value-type="string">
            <text:p>14:56:49</text:p>
          </table:table-cell>
          <table:table-cell table:formula="of:=MID([.J87];1;2)+1" office:value-type="float" office:value="15" calcext:value-type="float">
            <text:p>15</text:p>
          </table:table-cell>
          <table:table-cell/>
          <table:table-cell table:style-name="ce2" table:formula="of:=EXACT([.D87];[.I87])" office:value-type="boolean" office:boolean-value="false" calcext:value-type="boolean">
            <text:p>FALSE</text:p>
          </table:table-cell>
          <table:table-cell table:style-name="ce2" table:formula="of:=EXACT([.F87];[.K8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1" office:value-type="string" calcext:value-type="string">
            <text:p>16:01:45</text:p>
          </table:table-cell>
          <table:table-cell table:formula="of:=MID([.E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1" office:value-type="string" calcext:value-type="string">
            <text:p>2021:12:14</text:p>
          </table:table-cell>
          <table:table-cell table:style-name="ce1" office:value-type="string" calcext:value-type="string">
            <text:p>15:56:27</text:p>
          </table:table-cell>
          <table:table-cell table:formula="of:=MID([.J88];1;2)+1" office:value-type="float" office:value="16" calcext:value-type="float">
            <text:p>16</text:p>
          </table:table-cell>
          <table:table-cell/>
          <table:table-cell table:style-name="ce2" table:formula="of:=EXACT([.D88];[.I88])" office:value-type="boolean" office:boolean-value="false" calcext:value-type="boolean">
            <text:p>FALSE</text:p>
          </table:table-cell>
          <table:table-cell table:style-name="ce2" table:formula="of:=EXACT([.F88];[.K8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1" office:value-type="string" calcext:value-type="string">
            <text:p>15:01:42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1" office:value-type="string" calcext:value-type="string">
            <text:p>2021:12:23</text:p>
          </table:table-cell>
          <table:table-cell table:style-name="ce1" office:value-type="string" calcext:value-type="string">
            <text:p>14:56:16</text:p>
          </table:table-cell>
          <table:table-cell table:formula="of:=MID([.J89];1;2)+1" office:value-type="float" office:value="15" calcext:value-type="float">
            <text:p>15</text:p>
          </table:table-cell>
          <table:table-cell/>
          <table:table-cell table:style-name="ce2" table:formula="of:=EXACT([.D89];[.I89])" office:value-type="boolean" office:boolean-value="false" calcext:value-type="boolean">
            <text:p>FALSE</text:p>
          </table:table-cell>
          <table:table-cell table:style-name="ce2" table:formula="of:=EXACT([.F89];[.K8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1" office:value-type="string" calcext:value-type="string">
            <text:p>15:01:41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1" office:value-type="string" calcext:value-type="string">
            <text:p>2021:12:24</text:p>
          </table:table-cell>
          <table:table-cell table:style-name="ce1" office:value-type="string" calcext:value-type="string">
            <text:p>14:56:14</text:p>
          </table:table-cell>
          <table:table-cell table:formula="of:=MID([.J90];1;2)+1" office:value-type="float" office:value="15" calcext:value-type="float">
            <text:p>15</text:p>
          </table:table-cell>
          <table:table-cell/>
          <table:table-cell table:style-name="ce2" table:formula="of:=EXACT([.D90];[.I90])" office:value-type="boolean" office:boolean-value="false" calcext:value-type="boolean">
            <text:p>FALSE</text:p>
          </table:table-cell>
          <table:table-cell table:style-name="ce2" table:formula="of:=EXACT([.F90];[.K9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1" office:value-type="string" calcext:value-type="string">
            <text:p>15:01:40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1" office:value-type="string" calcext:value-type="string">
            <text:p>2021:12:26</text:p>
          </table:table-cell>
          <table:table-cell table:style-name="ce1" office:value-type="string" calcext:value-type="string">
            <text:p>14:56:11</text:p>
          </table:table-cell>
          <table:table-cell table:formula="of:=MID([.J91];1;2)+1" office:value-type="float" office:value="15" calcext:value-type="float">
            <text:p>15</text:p>
          </table:table-cell>
          <table:table-cell/>
          <table:table-cell table:style-name="ce2" table:formula="of:=EXACT([.D91];[.I91])" office:value-type="boolean" office:boolean-value="false" calcext:value-type="boolean">
            <text:p>FALSE</text:p>
          </table:table-cell>
          <table:table-cell table:style-name="ce2" table:formula="of:=EXACT([.F91];[.K9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2];[.I92])" office:value-type="boolean" office:boolean-value="true" calcext:value-type="boolean">
            <text:p>TRUE</text:p>
          </table:table-cell>
          <table:table-cell table:style-name="ce2" table:formula="of:=EXACT([.F92];[.K9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3];[.I93])" office:value-type="boolean" office:boolean-value="true" calcext:value-type="boolean">
            <text:p>TRUE</text:p>
          </table:table-cell>
          <table:table-cell table:style-name="ce2" table:formula="of:=EXACT([.F93];[.K9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4];[.I94])" office:value-type="boolean" office:boolean-value="true" calcext:value-type="boolean">
            <text:p>TRUE</text:p>
          </table:table-cell>
          <table:table-cell table:style-name="ce2" table:formula="of:=EXACT([.F94];[.K9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5];[.I95])" office:value-type="boolean" office:boolean-value="true" calcext:value-type="boolean">
            <text:p>TRUE</text:p>
          </table:table-cell>
          <table:table-cell table:style-name="ce2" table:formula="of:=EXACT([.F95];[.K9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6];[.I96])" office:value-type="boolean" office:boolean-value="true" calcext:value-type="boolean">
            <text:p>TRUE</text:p>
          </table:table-cell>
          <table:table-cell table:style-name="ce2" table:formula="of:=EXACT([.F96];[.K9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7];[.I97])" office:value-type="boolean" office:boolean-value="true" calcext:value-type="boolean">
            <text:p>TRUE</text:p>
          </table:table-cell>
          <table:table-cell table:style-name="ce2" table:formula="of:=EXACT([.F97];[.K9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8];[.I98])" office:value-type="boolean" office:boolean-value="true" calcext:value-type="boolean">
            <text:p>TRUE</text:p>
          </table:table-cell>
          <table:table-cell table:style-name="ce2" table:formula="of:=EXACT([.F98];[.K9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99];[.I99])" office:value-type="boolean" office:boolean-value="true" calcext:value-type="boolean">
            <text:p>TRUE</text:p>
          </table:table-cell>
          <table:table-cell table:style-name="ce2" table:formula="of:=EXACT([.F99];[.K9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0];[.I100])" office:value-type="boolean" office:boolean-value="true" calcext:value-type="boolean">
            <text:p>TRUE</text:p>
          </table:table-cell>
          <table:table-cell table:style-name="ce2" table:formula="of:=EXACT([.F100];[.K10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1];[.I101])" office:value-type="boolean" office:boolean-value="true" calcext:value-type="boolean">
            <text:p>TRUE</text:p>
          </table:table-cell>
          <table:table-cell table:style-name="ce2" table:formula="of:=EXACT([.F101];[.K10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2];[.I102])" office:value-type="boolean" office:boolean-value="true" calcext:value-type="boolean">
            <text:p>TRUE</text:p>
          </table:table-cell>
          <table:table-cell table:style-name="ce2" table:formula="of:=EXACT([.F102];[.K10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3];[.I103])" office:value-type="boolean" office:boolean-value="true" calcext:value-type="boolean">
            <text:p>TRUE</text:p>
          </table:table-cell>
          <table:table-cell table:style-name="ce2" table:formula="of:=EXACT([.F103];[.K10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4];[.I104])" office:value-type="boolean" office:boolean-value="true" calcext:value-type="boolean">
            <text:p>TRUE</text:p>
          </table:table-cell>
          <table:table-cell table:style-name="ce2" table:formula="of:=EXACT([.F104];[.K10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5];[.I105])" office:value-type="boolean" office:boolean-value="true" calcext:value-type="boolean">
            <text:p>TRUE</text:p>
          </table:table-cell>
          <table:table-cell table:style-name="ce2" table:formula="of:=EXACT([.F105];[.K10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6];[.I106])" office:value-type="boolean" office:boolean-value="true" calcext:value-type="boolean">
            <text:p>TRUE</text:p>
          </table:table-cell>
          <table:table-cell table:style-name="ce2" table:formula="of:=EXACT([.F106];[.K10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7];[.I107])" office:value-type="boolean" office:boolean-value="true" calcext:value-type="boolean">
            <text:p>TRUE</text:p>
          </table:table-cell>
          <table:table-cell table:style-name="ce2" table:formula="of:=EXACT([.F107];[.K10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8];[.I108])" office:value-type="boolean" office:boolean-value="true" calcext:value-type="boolean">
            <text:p>TRUE</text:p>
          </table:table-cell>
          <table:table-cell table:style-name="ce2" table:formula="of:=EXACT([.F108];[.K10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09];[.I109])" office:value-type="boolean" office:boolean-value="true" calcext:value-type="boolean">
            <text:p>TRUE</text:p>
          </table:table-cell>
          <table:table-cell table:style-name="ce2" table:formula="of:=EXACT([.F109];[.K10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0];[.I110])" office:value-type="boolean" office:boolean-value="true" calcext:value-type="boolean">
            <text:p>TRUE</text:p>
          </table:table-cell>
          <table:table-cell table:style-name="ce2" table:formula="of:=EXACT([.F110];[.K1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1];[.I111])" office:value-type="boolean" office:boolean-value="true" calcext:value-type="boolean">
            <text:p>TRUE</text:p>
          </table:table-cell>
          <table:table-cell table:style-name="ce2" table:formula="of:=EXACT([.F111];[.K1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2];[.I112])" office:value-type="boolean" office:boolean-value="true" calcext:value-type="boolean">
            <text:p>TRUE</text:p>
          </table:table-cell>
          <table:table-cell table:style-name="ce2" table:formula="of:=EXACT([.F112];[.K1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3];[.I113])" office:value-type="boolean" office:boolean-value="true" calcext:value-type="boolean">
            <text:p>TRUE</text:p>
          </table:table-cell>
          <table:table-cell table:style-name="ce2" table:formula="of:=EXACT([.F113];[.K1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4];[.I114])" office:value-type="boolean" office:boolean-value="true" calcext:value-type="boolean">
            <text:p>TRUE</text:p>
          </table:table-cell>
          <table:table-cell table:style-name="ce2" table:formula="of:=EXACT([.F114];[.K1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5];[.I115])" office:value-type="boolean" office:boolean-value="true" calcext:value-type="boolean">
            <text:p>TRUE</text:p>
          </table:table-cell>
          <table:table-cell table:style-name="ce2" table:formula="of:=EXACT([.F115];[.K1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6];[.I116])" office:value-type="boolean" office:boolean-value="true" calcext:value-type="boolean">
            <text:p>TRUE</text:p>
          </table:table-cell>
          <table:table-cell table:style-name="ce2" table:formula="of:=EXACT([.F116];[.K1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7];[.I117])" office:value-type="boolean" office:boolean-value="true" calcext:value-type="boolean">
            <text:p>TRUE</text:p>
          </table:table-cell>
          <table:table-cell table:style-name="ce2" table:formula="of:=EXACT([.F117];[.K1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8];[.I118])" office:value-type="boolean" office:boolean-value="true" calcext:value-type="boolean">
            <text:p>TRUE</text:p>
          </table:table-cell>
          <table:table-cell table:style-name="ce2" table:formula="of:=EXACT([.F118];[.K1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19];[.I119])" office:value-type="boolean" office:boolean-value="true" calcext:value-type="boolean">
            <text:p>TRUE</text:p>
          </table:table-cell>
          <table:table-cell table:style-name="ce2" table:formula="of:=EXACT([.F119];[.K1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0];[.I120])" office:value-type="boolean" office:boolean-value="true" calcext:value-type="boolean">
            <text:p>TRUE</text:p>
          </table:table-cell>
          <table:table-cell table:style-name="ce2" table:formula="of:=EXACT([.F120];[.K1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1];[.I121])" office:value-type="boolean" office:boolean-value="true" calcext:value-type="boolean">
            <text:p>TRUE</text:p>
          </table:table-cell>
          <table:table-cell table:style-name="ce2" table:formula="of:=EXACT([.F121];[.K1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2];[.I122])" office:value-type="boolean" office:boolean-value="true" calcext:value-type="boolean">
            <text:p>TRUE</text:p>
          </table:table-cell>
          <table:table-cell table:style-name="ce2" table:formula="of:=EXACT([.F122];[.K1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3];[.I123])" office:value-type="boolean" office:boolean-value="true" calcext:value-type="boolean">
            <text:p>TRUE</text:p>
          </table:table-cell>
          <table:table-cell table:style-name="ce2" table:formula="of:=EXACT([.F123];[.K1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4];[.I124])" office:value-type="boolean" office:boolean-value="true" calcext:value-type="boolean">
            <text:p>TRUE</text:p>
          </table:table-cell>
          <table:table-cell table:style-name="ce2" table:formula="of:=EXACT([.F124];[.K1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5];[.I125])" office:value-type="boolean" office:boolean-value="true" calcext:value-type="boolean">
            <text:p>TRUE</text:p>
          </table:table-cell>
          <table:table-cell table:style-name="ce2" table:formula="of:=EXACT([.F125];[.K1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6];[.I126])" office:value-type="boolean" office:boolean-value="true" calcext:value-type="boolean">
            <text:p>TRUE</text:p>
          </table:table-cell>
          <table:table-cell table:style-name="ce2" table:formula="of:=EXACT([.F126];[.K1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7];[.I127])" office:value-type="boolean" office:boolean-value="true" calcext:value-type="boolean">
            <text:p>TRUE</text:p>
          </table:table-cell>
          <table:table-cell table:style-name="ce2" table:formula="of:=EXACT([.F127];[.K1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8];[.I128])" office:value-type="boolean" office:boolean-value="true" calcext:value-type="boolean">
            <text:p>TRUE</text:p>
          </table:table-cell>
          <table:table-cell table:style-name="ce2" table:formula="of:=EXACT([.F128];[.K1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29];[.I129])" office:value-type="boolean" office:boolean-value="true" calcext:value-type="boolean">
            <text:p>TRUE</text:p>
          </table:table-cell>
          <table:table-cell table:style-name="ce2" table:formula="of:=EXACT([.F129];[.K1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0];[.I130])" office:value-type="boolean" office:boolean-value="true" calcext:value-type="boolean">
            <text:p>TRUE</text:p>
          </table:table-cell>
          <table:table-cell table:style-name="ce2" table:formula="of:=EXACT([.F130];[.K1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1];[.I131])" office:value-type="boolean" office:boolean-value="true" calcext:value-type="boolean">
            <text:p>TRUE</text:p>
          </table:table-cell>
          <table:table-cell table:style-name="ce2" table:formula="of:=EXACT([.F131];[.K1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2];[.I132])" office:value-type="boolean" office:boolean-value="true" calcext:value-type="boolean">
            <text:p>TRUE</text:p>
          </table:table-cell>
          <table:table-cell table:style-name="ce2" table:formula="of:=EXACT([.F132];[.K1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3];[.I133])" office:value-type="boolean" office:boolean-value="true" calcext:value-type="boolean">
            <text:p>TRUE</text:p>
          </table:table-cell>
          <table:table-cell table:style-name="ce2" table:formula="of:=EXACT([.F133];[.K1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4];[.I134])" office:value-type="boolean" office:boolean-value="true" calcext:value-type="boolean">
            <text:p>TRUE</text:p>
          </table:table-cell>
          <table:table-cell table:style-name="ce2" table:formula="of:=EXACT([.F134];[.K1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2" table:formula="of:=EXACT([.D135];[.I135])" office:value-type="boolean" office:boolean-value="true" calcext:value-type="boolean">
            <text:p>TRUE</text:p>
          </table:table-cell>
          <table:table-cell table:style-name="ce2" table:formula="of:=EXACT([.F135];[.K1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1" table:number-rows-repeated="10484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22_check_time" table:style-name="ta1">
        <table:table-column table:style-name="co8" table:default-cell-style-name="Default"/>
        <table:table-column table:style-name="co10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9" table:default-cell-style-name="ce1"/>
        <table:table-column table:style-name="co11" table:default-cell-style-name="ce1"/>
        <table:table-column table:style-name="co20" table:default-cell-style-name="Default"/>
        <table:table-column table:style-name="co21" table:default-cell-style-name="Default"/>
        <table:table-column table:style-name="co23" table:default-cell-style-name="ce2"/>
        <table:table-column table:style-name="co20" table:default-cell-style-name="ce2"/>
        <table:table-column table:style-name="co1" table:number-columns-repeated="100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3];1;2)+1" office:value-type="float" office:value="15" calcext:value-type="float">
            <text:p>15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4];1;2)+1" office:value-type="float" office:value="16" calcext:value-type="float">
            <text:p>16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5];1;2)+1" office:value-type="float" office:value="16" calcext:value-type="float">
            <text:p>16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6];1;2)+1" office:value-type="float" office:value="16" calcext:value-type="float">
            <text:p>16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7];1;2)+1" office:value-type="float" office:value="16" calcext:value-type="float">
            <text:p>16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8];1;2)+1" office:value-type="float" office:value="16" calcext:value-type="float">
            <text:p>16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];1;2)+1" office:value-type="float" office:value="16" calcext:value-type="float">
            <text:p>16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10];1;2)+1" office:value-type="float" office:value="16" calcext:value-type="float">
            <text:p>16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1];1;2)+1" office:value-type="float" office:value="16" calcext:value-type="float">
            <text:p>16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2];1;2)+1" office:value-type="float" office:value="16" calcext:value-type="float">
            <text:p>16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3];1;2)+1" office:value-type="float" office:value="16" calcext:value-type="float">
            <text:p>16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4];1;2)+1" office:value-type="float" office:value="16" calcext:value-type="float">
            <text:p>16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5];1;2)+1" office:value-type="float" office:value="16" calcext:value-type="float">
            <text:p>16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6];1;2)+1" office:value-type="float" office:value="16" calcext:value-type="float">
            <text:p>16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7];1;2)+1" office:value-type="float" office:value="16" calcext:value-type="float">
            <text:p>16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9];1;2)+1" office:value-type="float" office:value="16" calcext:value-type="float">
            <text:p>16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20];1;2)+1" office:value-type="float" office:value="15" calcext:value-type="float">
            <text:p>15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21];1;2)+1" office:value-type="float" office:value="16" calcext:value-type="float">
            <text:p>16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22];1;2)+1" office:value-type="float" office:value="15" calcext:value-type="float">
            <text:p>15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23];1;2)+1" office:value-type="float" office:value="16" calcext:value-type="float">
            <text:p>16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24];1;2)+1" office:value-type="float" office:value="16" calcext:value-type="float">
            <text:p>16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2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25];1;2)+1" office:value-type="float" office:value="16" calcext:value-type="float">
            <text:p>16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26];1;2)+1" office:value-type="float" office:value="15" calcext:value-type="float">
            <text:p>15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27];1;2)+1" office:value-type="float" office:value="16" calcext:value-type="float">
            <text:p>16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28];1;2)+1" office:value-type="float" office:value="16" calcext:value-type="float">
            <text:p>16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29];1;2)+1" office:value-type="float" office:value="16" calcext:value-type="float">
            <text:p>16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3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30];1;2)+1" office:value-type="float" office:value="16" calcext:value-type="float">
            <text:p>16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31];1;2)+1" office:value-type="float" office:value="15" calcext:value-type="float">
            <text:p>15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32];1;2)+1" office:value-type="float" office:value="16" calcext:value-type="float">
            <text:p>16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3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33];1;2)+1" office:value-type="float" office:value="16" calcext:value-type="float">
            <text:p>16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34];1;2)+1" office:value-type="float" office:value="15" calcext:value-type="float">
            <text:p>15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35];1;2)+1" office:value-type="float" office:value="16" calcext:value-type="float">
            <text:p>16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37];1;2)+1" office:value-type="float" office:value="15" calcext:value-type="float">
            <text:p>15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38];1;2)+1" office:value-type="float" office:value="15" calcext:value-type="float">
            <text:p>15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39];1;2)+1" office:value-type="float" office:value="16" calcext:value-type="float">
            <text:p>16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4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40];1;2)+1" office:value-type="float" office:value="16" calcext:value-type="float">
            <text:p>16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41];1;2)+1" office:value-type="float" office:value="15" calcext:value-type="float">
            <text:p>15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42];1;2)+1" office:value-type="float" office:value="15" calcext:value-type="float">
            <text:p>15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43];1;2)+1" office:value-type="float" office:value="15" calcext:value-type="float">
            <text:p>15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44];1;2)+1" office:value-type="float" office:value="15" calcext:value-type="float">
            <text:p>15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45];1;2)+1" office:value-type="float" office:value="15" calcext:value-type="float">
            <text:p>15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46];1;2)+1" office:value-type="float" office:value="15" calcext:value-type="float">
            <text:p>15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47];1;2)+1" office:value-type="float" office:value="16" calcext:value-type="float">
            <text:p>16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48];1;2)+1" office:value-type="float" office:value="15" calcext:value-type="float">
            <text:p>15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49];1;2)+1" office:value-type="float" office:value="15" calcext:value-type="float">
            <text:p>15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50];1;2)+1" office:value-type="float" office:value="15" calcext:value-type="float">
            <text:p>15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51];1;2)+1" office:value-type="float" office:value="15" calcext:value-type="float">
            <text:p>15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52];1;2)+1" office:value-type="float" office:value="15" calcext:value-type="float">
            <text:p>15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53];1;2)+1" office:value-type="float" office:value="15" calcext:value-type="float">
            <text:p>15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5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style-name="ce13" table:formula="of:=MID([.I54];1;2)+1" office:value-type="float" office:value="16" calcext:value-type="float">
            <text:p>16</text:p>
          </table:table-cell>
          <table:table-cell table:style-name="ce13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style-name="ce13" table:formula="of:=MID([.D55];1;2)" office:value-type="string" office:string-value="15" calcext:value-type="string">
            <text:p>15</text:p>
          </table:table-cell>
          <table:table-cell table:style-name="ce13"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55];1;2)+1" office:value-type="float" office:value="15" calcext:value-type="float">
            <text:p>15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13"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56];1;2)+1" office:value-type="float" office:value="15" calcext:value-type="float">
            <text:p>15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59];1;2)+1" office:value-type="float" office:value="15" calcext:value-type="float">
            <text:p>15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60];1;2)+1" office:value-type="float" office:value="15" calcext:value-type="float">
            <text:p>15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61];1;2)+1" office:value-type="float" office:value="15" calcext:value-type="float">
            <text:p>15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62];1;2)+1" office:value-type="float" office:value="15" calcext:value-type="float">
            <text:p>15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63];1;2)+1" office:value-type="float" office:value="15" calcext:value-type="float">
            <text:p>15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64];1;2)+1" office:value-type="float" office:value="15" calcext:value-type="float">
            <text:p>15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65];1;2)+1" office:value-type="float" office:value="15" calcext:value-type="float">
            <text:p>15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67];1;2)+1" office:value-type="float" office:value="15" calcext:value-type="float">
            <text:p>15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69];1;2)+1" office:value-type="float" office:value="15" calcext:value-type="float">
            <text:p>15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70];1;2)+1" office:value-type="float" office:value="15" calcext:value-type="float">
            <text:p>15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7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71];1;2)+1" office:value-type="float" office:value="16" calcext:value-type="float">
            <text:p>16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72];1;2)+1" office:value-type="float" office:value="14" calcext:value-type="float">
            <text:p>14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73];1;2)+1" office:value-type="float" office:value="14" calcext:value-type="float">
            <text:p>14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76];1;2)+1" office:value-type="float" office:value="14" calcext:value-type="float">
            <text:p>14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77];1;2)+1" office:value-type="float" office:value="14" calcext:value-type="float">
            <text:p>14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78];1;2)+1" office:value-type="float" office:value="14" calcext:value-type="float">
            <text:p>14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79];1;2)+1" office:value-type="float" office:value="14" calcext:value-type="float">
            <text:p>14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80];1;2)+1" office:value-type="float" office:value="14" calcext:value-type="float">
            <text:p>14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81];1;2)+1" office:value-type="float" office:value="14" calcext:value-type="float">
            <text:p>14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83];1;2)+1" office:value-type="float" office:value="14" calcext:value-type="float">
            <text:p>14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85];1;2)+1" office:value-type="float" office:value="14" calcext:value-type="float">
            <text:p>14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86];1;2)+1" office:value-type="float" office:value="14" calcext:value-type="float">
            <text:p>14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88];1;2)+1" office:value-type="float" office:value="14" calcext:value-type="float">
            <text:p>14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89];1;2)+1" office:value-type="float" office:value="14" calcext:value-type="float">
            <text:p>14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90];1;2)+1" office:value-type="float" office:value="14" calcext:value-type="float">
            <text:p>14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91];1;2)+1" office:value-type="float" office:value="14" calcext:value-type="float">
            <text:p>14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92];1;2)+1" office:value-type="float" office:value="14" calcext:value-type="float">
            <text:p>14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93];1;2)+1" office:value-type="float" office:value="14" calcext:value-type="float">
            <text:p>14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95];1;2)+1" office:value-type="float" office:value="14" calcext:value-type="float">
            <text:p>14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96];1;2)+1" office:value-type="float" office:value="14" calcext:value-type="float">
            <text:p>14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97];1;2)+1" office:value-type="float" office:value="15" calcext:value-type="float">
            <text:p>15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98];1;2)+1" office:value-type="float" office:value="15" calcext:value-type="float">
            <text:p>15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99];1;2)+1" office:value-type="float" office:value="14" calcext:value-type="float">
            <text:p>14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0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00];1;2)+1" office:value-type="float" office:value="15" calcext:value-type="float">
            <text:p>15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02];1;2)+1" office:value-type="float" office:value="14" calcext:value-type="float">
            <text:p>14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06];1;2)+1" office:value-type="float" office:value="14" calcext:value-type="float">
            <text:p>14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111];1;2)+1" office:value-type="float" office:value="14" calcext:value-type="float">
            <text:p>14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114];1;2)+1" office:value-type="float" office:value="14" calcext:value-type="float">
            <text:p>14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1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115];1;2)+1" office:value-type="float" office:value="14" calcext:value-type="float">
            <text:p>14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11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116];1;2)+1" office:value-type="float" office:value="15" calcext:value-type="float">
            <text:p>15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number-columns-repeated="2"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number-columns-repeated="2"/>
          <table:table-cell table:formula="of:=EXACT([.C129];[.H129])" office:value-type="boolean" office:boolean-value="false" calcext:value-type="boolean">
            <text:p>FALS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number-columns-repeated="2"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number-columns-repeated="2"/>
          <table:table-cell table:formula="of:=EXACT([.C130];[.H130])" office:value-type="boolean" office:boolean-value="false" calcext:value-type="boolean">
            <text:p>FALS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number-columns-repeated="2"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number-columns-repeated="2"/>
          <table:table-cell table:formula="of:=EXACT([.C131];[.H131])" office:value-type="boolean" office:boolean-value="false" calcext:value-type="boolean">
            <text:p>FALS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number-columns-repeated="2"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number-columns-repeated="2"/>
          <table:table-cell table:formula="of:=EXACT([.C132];[.H132])" office:value-type="boolean" office:boolean-value="false" calcext:value-type="boolean">
            <text:p>FALS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number-columns-repeated="2"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number-columns-repeated="2"/>
          <table:table-cell table:formula="of:=EXACT([.C133];[.H133])" office:value-type="boolean" office:boolean-value="false" calcext:value-type="boolean">
            <text:p>FALS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number-columns-repeated="2"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number-columns-repeated="2"/>
          <table:table-cell table:formula="of:=EXACT([.C134];[.H134])" office:value-type="boolean" office:boolean-value="false" calcext:value-type="boolean">
            <text:p>FALS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number-columns-repeated="2"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number-columns-repeated="2"/>
          <table:table-cell table:formula="of:=EXACT([.C135];[.H135])" office:value-type="boolean" office:boolean-value="false" calcext:value-type="boolean">
            <text:p>FALS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number-columns-repeated="2"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number-columns-repeated="2"/>
          <table:table-cell table:formula="of:=EXACT([.C136];[.H136])" office:value-type="boolean" office:boolean-value="false" calcext:value-type="boolean">
            <text:p>FALS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number-columns-repeated="2"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number-columns-repeated="2"/>
          <table:table-cell table:formula="of:=EXACT([.C137];[.H137])" office:value-type="boolean" office:boolean-value="false" calcext:value-type="boolean">
            <text:p>FALS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number-columns-repeated="2"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number-columns-repeated="2"/>
          <table:table-cell table:formula="of:=EXACT([.C138];[.H138])" office:value-type="boolean" office:boolean-value="false" calcext:value-type="boolean">
            <text:p>FALS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number-columns-repeated="2"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number-columns-repeated="2"/>
          <table:table-cell table:formula="of:=EXACT([.C139];[.H139])" office:value-type="boolean" office:boolean-value="false" calcext:value-type="boolean">
            <text:p>FALS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number-columns-repeated="2"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number-columns-repeated="2"/>
          <table:table-cell table:formula="of:=EXACT([.C140];[.H140])" office:value-type="boolean" office:boolean-value="false" calcext:value-type="boolean">
            <text:p>FALS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number-columns-repeated="2"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number-columns-repeated="2"/>
          <table:table-cell table:formula="of:=EXACT([.C141];[.H141])" office:value-type="boolean" office:boolean-value="false" calcext:value-type="boolean">
            <text:p>FALS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number-columns-repeated="2"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number-columns-repeated="2"/>
          <table:table-cell table:formula="of:=EXACT([.C142];[.H142])" office:value-type="boolean" office:boolean-value="false" calcext:value-type="boolean">
            <text:p>FALS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number-columns-repeated="2"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number-columns-repeated="2"/>
          <table:table-cell table:formula="of:=EXACT([.C143];[.H143])" office:value-type="boolean" office:boolean-value="false" calcext:value-type="boolean">
            <text:p>FALS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number-columns-repeated="2"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number-columns-repeated="2"/>
          <table:table-cell table:formula="of:=EXACT([.C144];[.H144])" office:value-type="boolean" office:boolean-value="false" calcext:value-type="boolean">
            <text:p>FALS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number-columns-repeated="2"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number-columns-repeated="2"/>
          <table:table-cell table:formula="of:=EXACT([.C145];[.H145])" office:value-type="boolean" office:boolean-value="false" calcext:value-type="boolean">
            <text:p>FALS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number-columns-repeated="2"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number-columns-repeated="2"/>
          <table:table-cell table:formula="of:=EXACT([.C146];[.H146])" office:value-type="boolean" office:boolean-value="false" calcext:value-type="boolean">
            <text:p>FALS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number-columns-repeated="2"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number-columns-repeated="2"/>
          <table:table-cell table:formula="of:=EXACT([.C147];[.H147])" office:value-type="boolean" office:boolean-value="false" calcext:value-type="boolean">
            <text:p>FALS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number-columns-repeated="2"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number-columns-repeated="2"/>
          <table:table-cell table:formula="of:=EXACT([.C148];[.H148])" office:value-type="boolean" office:boolean-value="false" calcext:value-type="boolean">
            <text:p>FALS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number-columns-repeated="2"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number-columns-repeated="2"/>
          <table:table-cell table:formula="of:=EXACT([.C149];[.H149])" office:value-type="boolean" office:boolean-value="false" calcext:value-type="boolean">
            <text:p>FALS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number-columns-repeated="2"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number-columns-repeated="2"/>
          <table:table-cell table:formula="of:=EXACT([.C150];[.H150])" office:value-type="boolean" office:boolean-value="false" calcext:value-type="boolean">
            <text:p>FALS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number-columns-repeated="2"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number-columns-repeated="2"/>
          <table:table-cell table:formula="of:=EXACT([.C151];[.H151])" office:value-type="boolean" office:boolean-value="false" calcext:value-type="boolean">
            <text:p>FALS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number-columns-repeated="2"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number-columns-repeated="2"/>
          <table:table-cell table:formula="of:=EXACT([.C152];[.H152])" office:value-type="boolean" office:boolean-value="false" calcext:value-type="boolean">
            <text:p>FALS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number-columns-repeated="2"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number-columns-repeated="2"/>
          <table:table-cell table:formula="of:=EXACT([.C153];[.H153])" office:value-type="boolean" office:boolean-value="false" calcext:value-type="boolean">
            <text:p>FALS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number-columns-repeated="2"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number-columns-repeated="2"/>
          <table:table-cell table:formula="of:=EXACT([.C154];[.H154])" office:value-type="boolean" office:boolean-value="false" calcext:value-type="boolean">
            <text:p>FALS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number-columns-repeated="2"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number-columns-repeated="2"/>
          <table:table-cell table:formula="of:=EXACT([.C155];[.H155])" office:value-type="boolean" office:boolean-value="false" calcext:value-type="boolean">
            <text:p>FALS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number-columns-repeated="2"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number-columns-repeated="2"/>
          <table:table-cell table:formula="of:=EXACT([.C156];[.H156])" office:value-type="boolean" office:boolean-value="false" calcext:value-type="boolean">
            <text:p>FALS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number-columns-repeated="2"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number-columns-repeated="2"/>
          <table:table-cell table:formula="of:=EXACT([.C157];[.H157])" office:value-type="boolean" office:boolean-value="false" calcext:value-type="boolean">
            <text:p>FALS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number-columns-repeated="2"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number-columns-repeated="2"/>
          <table:table-cell table:formula="of:=EXACT([.C158];[.H158])" office:value-type="boolean" office:boolean-value="false" calcext:value-type="boolean">
            <text:p>FALS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number-columns-repeated="2"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number-columns-repeated="2"/>
          <table:table-cell table:formula="of:=EXACT([.C159];[.H159])" office:value-type="boolean" office:boolean-value="false" calcext:value-type="boolean">
            <text:p>FALS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number-columns-repeated="2"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number-columns-repeated="2"/>
          <table:table-cell table:formula="of:=EXACT([.C160];[.H160])" office:value-type="boolean" office:boolean-value="false" calcext:value-type="boolean">
            <text:p>FALS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number-columns-repeated="2"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number-columns-repeated="2"/>
          <table:table-cell table:formula="of:=EXACT([.C161];[.H161])" office:value-type="boolean" office:boolean-value="false" calcext:value-type="boolean">
            <text:p>FALS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number-columns-repeated="2"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number-columns-repeated="2"/>
          <table:table-cell table:formula="of:=EXACT([.C162];[.H162])" office:value-type="boolean" office:boolean-value="false" calcext:value-type="boolean">
            <text:p>FALS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number-columns-repeated="2"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number-columns-repeated="2"/>
          <table:table-cell table:formula="of:=EXACT([.C163];[.H163])" office:value-type="boolean" office:boolean-value="false" calcext:value-type="boolean">
            <text:p>FALS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number-columns-repeated="2"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number-columns-repeated="2"/>
          <table:table-cell table:formula="of:=EXACT([.C164];[.H164])" office:value-type="boolean" office:boolean-value="false" calcext:value-type="boolean">
            <text:p>FALS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number-columns-repeated="2"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number-columns-repeated="2"/>
          <table:table-cell table:formula="of:=EXACT([.C165];[.H165])" office:value-type="boolean" office:boolean-value="false" calcext:value-type="boolean">
            <text:p>FALS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number-columns-repeated="2"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number-columns-repeated="2"/>
          <table:table-cell table:formula="of:=EXACT([.C166];[.H166])" office:value-type="boolean" office:boolean-value="false" calcext:value-type="boolean">
            <text:p>FALS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number-columns-repeated="2"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number-columns-repeated="2"/>
          <table:table-cell table:formula="of:=EXACT([.C167];[.H167])" office:value-type="boolean" office:boolean-value="false" calcext:value-type="boolean">
            <text:p>FALS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number-columns-repeated="2"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number-columns-repeated="2"/>
          <table:table-cell table:formula="of:=EXACT([.C168];[.H168])" office:value-type="boolean" office:boolean-value="false" calcext:value-type="boolean">
            <text:p>FALS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number-columns-repeated="2"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number-columns-repeated="2"/>
          <table:table-cell table:formula="of:=EXACT([.C169];[.H169])" office:value-type="boolean" office:boolean-value="false" calcext:value-type="boolean">
            <text:p>FALS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number-columns-repeated="2"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number-columns-repeated="2"/>
          <table:table-cell table:formula="of:=EXACT([.C170];[.H170])" office:value-type="boolean" office:boolean-value="false" calcext:value-type="boolean">
            <text:p>FALS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number-columns-repeated="2"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number-columns-repeated="2"/>
          <table:table-cell table:formula="of:=EXACT([.C171];[.H171])" office:value-type="boolean" office:boolean-value="false" calcext:value-type="boolean">
            <text:p>FALS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number-columns-repeated="2"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number-columns-repeated="2"/>
          <table:table-cell table:formula="of:=EXACT([.C172];[.H172])" office:value-type="boolean" office:boolean-value="false" calcext:value-type="boolean">
            <text:p>FALS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number-columns-repeated="2"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number-columns-repeated="2"/>
          <table:table-cell table:formula="of:=EXACT([.C173];[.H173])" office:value-type="boolean" office:boolean-value="false" calcext:value-type="boolean">
            <text:p>FALS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number-columns-repeated="2"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number-columns-repeated="2"/>
          <table:table-cell table:formula="of:=EXACT([.C174];[.H174])" office:value-type="boolean" office:boolean-value="false" calcext:value-type="boolean">
            <text:p>FALS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number-columns-repeated="2"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number-columns-repeated="2"/>
          <table:table-cell table:formula="of:=EXACT([.C175];[.H175])" office:value-type="boolean" office:boolean-value="false" calcext:value-type="boolean">
            <text:p>FALS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number-columns-repeated="2"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number-columns-repeated="2"/>
          <table:table-cell table:formula="of:=EXACT([.C176];[.H176])" office:value-type="boolean" office:boolean-value="false" calcext:value-type="boolean">
            <text:p>FALS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number-columns-repeated="2"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number-columns-repeated="2"/>
          <table:table-cell table:formula="of:=EXACT([.C177];[.H177])" office:value-type="boolean" office:boolean-value="false" calcext:value-type="boolean">
            <text:p>FALS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number-columns-repeated="2"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number-columns-repeated="2"/>
          <table:table-cell table:formula="of:=EXACT([.C178];[.H178])" office:value-type="boolean" office:boolean-value="false" calcext:value-type="boolean">
            <text:p>FALS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number-columns-repeated="2"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number-columns-repeated="2"/>
          <table:table-cell table:formula="of:=EXACT([.C179];[.H179])" office:value-type="boolean" office:boolean-value="false" calcext:value-type="boolean">
            <text:p>FALS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number-columns-repeated="2"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number-columns-repeated="2"/>
          <table:table-cell table:formula="of:=EXACT([.C180];[.H180])" office:value-type="boolean" office:boolean-value="false" calcext:value-type="boolean">
            <text:p>FALS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number-columns-repeated="2"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number-columns-repeated="2"/>
          <table:table-cell table:formula="of:=EXACT([.C181];[.H181])" office:value-type="boolean" office:boolean-value="false" calcext:value-type="boolean">
            <text:p>FALS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number-columns-repeated="2"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number-columns-repeated="2"/>
          <table:table-cell table:formula="of:=EXACT([.C182];[.H182])" office:value-type="boolean" office:boolean-value="false" calcext:value-type="boolean">
            <text:p>FALS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number-columns-repeated="2"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number-columns-repeated="2"/>
          <table:table-cell table:formula="of:=EXACT([.C183];[.H183])" office:value-type="boolean" office:boolean-value="false" calcext:value-type="boolean">
            <text:p>FALS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number-columns-repeated="2"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number-columns-repeated="2"/>
          <table:table-cell table:formula="of:=EXACT([.C184];[.H184])" office:value-type="boolean" office:boolean-value="false" calcext:value-type="boolean">
            <text:p>FALS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number-columns-repeated="2"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number-columns-repeated="2"/>
          <table:table-cell table:formula="of:=EXACT([.C185];[.H185])" office:value-type="boolean" office:boolean-value="false" calcext:value-type="boolean">
            <text:p>FALS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number-columns-repeated="2"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number-columns-repeated="2"/>
          <table:table-cell table:formula="of:=EXACT([.C186];[.H186])" office:value-type="boolean" office:boolean-value="false" calcext:value-type="boolean">
            <text:p>FALS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number-columns-repeated="2"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number-columns-repeated="2"/>
          <table:table-cell table:formula="of:=EXACT([.C187];[.H187])" office:value-type="boolean" office:boolean-value="false" calcext:value-type="boolean">
            <text:p>FALS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number-columns-repeated="2"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number-columns-repeated="2"/>
          <table:table-cell table:formula="of:=EXACT([.C188];[.H188])" office:value-type="boolean" office:boolean-value="false" calcext:value-type="boolean">
            <text:p>FALS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number-columns-repeated="2"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number-columns-repeated="2"/>
          <table:table-cell table:formula="of:=EXACT([.C189];[.H189])" office:value-type="boolean" office:boolean-value="false" calcext:value-type="boolean">
            <text:p>FALS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number-columns-repeated="2"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number-columns-repeated="2"/>
          <table:table-cell table:formula="of:=EXACT([.C190];[.H190])" office:value-type="boolean" office:boolean-value="false" calcext:value-type="boolean">
            <text:p>FALS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number-columns-repeated="2"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number-columns-repeated="2"/>
          <table:table-cell table:formula="of:=EXACT([.C191];[.H191])" office:value-type="boolean" office:boolean-value="false" calcext:value-type="boolean">
            <text:p>FALS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number-columns-repeated="2"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number-columns-repeated="2"/>
          <table:table-cell table:formula="of:=EXACT([.C192];[.H192])" office:value-type="boolean" office:boolean-value="false" calcext:value-type="boolean">
            <text:p>FALS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number-columns-repeated="2"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number-columns-repeated="2"/>
          <table:table-cell table:formula="of:=EXACT([.C193];[.H193])" office:value-type="boolean" office:boolean-value="false" calcext:value-type="boolean">
            <text:p>FALS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number-columns-repeated="2"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number-columns-repeated="2"/>
          <table:table-cell table:formula="of:=EXACT([.C194];[.H194])" office:value-type="boolean" office:boolean-value="false" calcext:value-type="boolean">
            <text:p>FALS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number-columns-repeated="2"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number-columns-repeated="2"/>
          <table:table-cell table:formula="of:=EXACT([.C195];[.H195])" office:value-type="boolean" office:boolean-value="false" calcext:value-type="boolean">
            <text:p>FALS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number-columns-repeated="2"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number-columns-repeated="2"/>
          <table:table-cell table:formula="of:=EXACT([.C196];[.H196])" office:value-type="boolean" office:boolean-value="false" calcext:value-type="boolean">
            <text:p>FALS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number-columns-repeated="2"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number-columns-repeated="2"/>
          <table:table-cell table:formula="of:=EXACT([.C197];[.H197])" office:value-type="boolean" office:boolean-value="false" calcext:value-type="boolean">
            <text:p>FALS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number-columns-repeated="2"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number-columns-repeated="2"/>
          <table:table-cell table:formula="of:=EXACT([.C198];[.H198])" office:value-type="boolean" office:boolean-value="false" calcext:value-type="boolean">
            <text:p>FALS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number-columns-repeated="2"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number-columns-repeated="2"/>
          <table:table-cell table:formula="of:=EXACT([.C199];[.H199])" office:value-type="boolean" office:boolean-value="false" calcext:value-type="boolean">
            <text:p>FALS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number-columns-repeated="2"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number-columns-repeated="2"/>
          <table:table-cell table:formula="of:=EXACT([.C200];[.H200])" office:value-type="boolean" office:boolean-value="false" calcext:value-type="boolean">
            <text:p>FALS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number-columns-repeated="2"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number-columns-repeated="2"/>
          <table:table-cell table:formula="of:=EXACT([.C201];[.H201])" office:value-type="boolean" office:boolean-value="false" calcext:value-type="boolean">
            <text:p>FALS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number-columns-repeated="2"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number-columns-repeated="2"/>
          <table:table-cell table:formula="of:=EXACT([.C202];[.H202])" office:value-type="boolean" office:boolean-value="false" calcext:value-type="boolean">
            <text:p>FALS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number-columns-repeated="2"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number-columns-repeated="2"/>
          <table:table-cell table:formula="of:=EXACT([.C203];[.H203])" office:value-type="boolean" office:boolean-value="false" calcext:value-type="boolean">
            <text:p>FALS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number-columns-repeated="2"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number-columns-repeated="2"/>
          <table:table-cell table:formula="of:=EXACT([.C204];[.H204])" office:value-type="boolean" office:boolean-value="false" calcext:value-type="boolean">
            <text:p>FALS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number-columns-repeated="2"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number-columns-repeated="2"/>
          <table:table-cell table:formula="of:=EXACT([.C205];[.H205])" office:value-type="boolean" office:boolean-value="false" calcext:value-type="boolean">
            <text:p>FALS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number-columns-repeated="2"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number-columns-repeated="2"/>
          <table:table-cell table:formula="of:=EXACT([.C206];[.H206])" office:value-type="boolean" office:boolean-value="false" calcext:value-type="boolean">
            <text:p>FALS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number-columns-repeated="2"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number-columns-repeated="2"/>
          <table:table-cell table:formula="of:=EXACT([.C207];[.H207])" office:value-type="boolean" office:boolean-value="false" calcext:value-type="boolean">
            <text:p>FALS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number-columns-repeated="2"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number-columns-repeated="2"/>
          <table:table-cell table:formula="of:=EXACT([.C208];[.H208])" office:value-type="boolean" office:boolean-value="false" calcext:value-type="boolean">
            <text:p>FALS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number-columns-repeated="2"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number-columns-repeated="2"/>
          <table:table-cell table:formula="of:=EXACT([.C209];[.H209])" office:value-type="boolean" office:boolean-value="false" calcext:value-type="boolean">
            <text:p>FALS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number-columns-repeated="2"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number-columns-repeated="2"/>
          <table:table-cell table:formula="of:=EXACT([.C210];[.H210])" office:value-type="boolean" office:boolean-value="false" calcext:value-type="boolean">
            <text:p>FALS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number-columns-repeated="2"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number-columns-repeated="2"/>
          <table:table-cell table:formula="of:=EXACT([.C211];[.H211])" office:value-type="boolean" office:boolean-value="false" calcext:value-type="boolean">
            <text:p>FALS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number-columns-repeated="2"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number-columns-repeated="2"/>
          <table:table-cell table:formula="of:=EXACT([.C212];[.H212])" office:value-type="boolean" office:boolean-value="false" calcext:value-type="boolean">
            <text:p>FALS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number-columns-repeated="2"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number-columns-repeated="2"/>
          <table:table-cell table:formula="of:=EXACT([.C213];[.H213])" office:value-type="boolean" office:boolean-value="false" calcext:value-type="boolean">
            <text:p>FALS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8];[.H288])" office:value-type="boolean" office:boolean-value="true" calcext:value-type="boolean">
            <text:p>TRUE</text:p>
          </table:table-cell>
          <table:table-cell table:formula="of:=EXACT([.E288];[.J2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9];[.H289])" office:value-type="boolean" office:boolean-value="true" calcext:value-type="boolean">
            <text:p>TRUE</text:p>
          </table:table-cell>
          <table:table-cell table:formula="of:=EXACT([.E289];[.J2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90];[.H290])" office:value-type="boolean" office:boolean-value="true" calcext:value-type="boolean">
            <text:p>TRUE</text:p>
          </table:table-cell>
          <table:table-cell table:formula="of:=EXACT([.E290];[.J2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91];[.H291])" office:value-type="boolean" office:boolean-value="true" calcext:value-type="boolean">
            <text:p>TRUE</text:p>
          </table:table-cell>
          <table:table-cell table:formula="of:=EXACT([.E291];[.J2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92];[.H292])" office:value-type="boolean" office:boolean-value="true" calcext:value-type="boolean">
            <text:p>TRUE</text:p>
          </table:table-cell>
          <table:table-cell table:formula="of:=EXACT([.E292];[.J2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93];[.H293])" office:value-type="boolean" office:boolean-value="true" calcext:value-type="boolean">
            <text:p>TRUE</text:p>
          </table:table-cell>
          <table:table-cell table:formula="of:=EXACT([.E293];[.J2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94];[.H294])" office:value-type="boolean" office:boolean-value="true" calcext:value-type="boolean">
            <text:p>TRUE</text:p>
          </table:table-cell>
          <table:table-cell table:formula="of:=EXACT([.E294];[.J2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95];[.H295])" office:value-type="boolean" office:boolean-value="true" calcext:value-type="boolean">
            <text:p>TRUE</text:p>
          </table:table-cell>
          <table:table-cell table:formula="of:=EXACT([.E295];[.J2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96];[.H296])" office:value-type="boolean" office:boolean-value="true" calcext:value-type="boolean">
            <text:p>TRUE</text:p>
          </table:table-cell>
          <table:table-cell table:formula="of:=EXACT([.E296];[.J2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97];[.H297])" office:value-type="boolean" office:boolean-value="true" calcext:value-type="boolean">
            <text:p>TRUE</text:p>
          </table:table-cell>
          <table:table-cell table:formula="of:=EXACT([.E297];[.J2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98];[.H298])" office:value-type="boolean" office:boolean-value="true" calcext:value-type="boolean">
            <text:p>TRUE</text:p>
          </table:table-cell>
          <table:table-cell table:formula="of:=EXACT([.E298];[.J2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99];[.H299])" office:value-type="boolean" office:boolean-value="true" calcext:value-type="boolean">
            <text:p>TRUE</text:p>
          </table:table-cell>
          <table:table-cell table:formula="of:=EXACT([.E299];[.J2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00];[.H300])" office:value-type="boolean" office:boolean-value="true" calcext:value-type="boolean">
            <text:p>TRUE</text:p>
          </table:table-cell>
          <table:table-cell table:formula="of:=EXACT([.E300];[.J3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01];[.H301])" office:value-type="boolean" office:boolean-value="true" calcext:value-type="boolean">
            <text:p>TRUE</text:p>
          </table:table-cell>
          <table:table-cell table:formula="of:=EXACT([.E301];[.J3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02];[.H302])" office:value-type="boolean" office:boolean-value="true" calcext:value-type="boolean">
            <text:p>TRUE</text:p>
          </table:table-cell>
          <table:table-cell table:formula="of:=EXACT([.E302];[.J3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03];[.H303])" office:value-type="boolean" office:boolean-value="true" calcext:value-type="boolean">
            <text:p>TRUE</text:p>
          </table:table-cell>
          <table:table-cell table:formula="of:=EXACT([.E303];[.J3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04];[.H304])" office:value-type="boolean" office:boolean-value="true" calcext:value-type="boolean">
            <text:p>TRUE</text:p>
          </table:table-cell>
          <table:table-cell table:formula="of:=EXACT([.E304];[.J3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05];[.H305])" office:value-type="boolean" office:boolean-value="true" calcext:value-type="boolean">
            <text:p>TRUE</text:p>
          </table:table-cell>
          <table:table-cell table:formula="of:=EXACT([.E305];[.J3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06];[.H306])" office:value-type="boolean" office:boolean-value="true" calcext:value-type="boolean">
            <text:p>TRUE</text:p>
          </table:table-cell>
          <table:table-cell table:formula="of:=EXACT([.E306];[.J3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07];[.H307])" office:value-type="boolean" office:boolean-value="true" calcext:value-type="boolean">
            <text:p>TRUE</text:p>
          </table:table-cell>
          <table:table-cell table:formula="of:=EXACT([.E307];[.J3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08];[.H308])" office:value-type="boolean" office:boolean-value="true" calcext:value-type="boolean">
            <text:p>TRUE</text:p>
          </table:table-cell>
          <table:table-cell table:formula="of:=EXACT([.E308];[.J3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09];[.H309])" office:value-type="boolean" office:boolean-value="true" calcext:value-type="boolean">
            <text:p>TRUE</text:p>
          </table:table-cell>
          <table:table-cell table:formula="of:=EXACT([.E309];[.J3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10];[.H310])" office:value-type="boolean" office:boolean-value="true" calcext:value-type="boolean">
            <text:p>TRUE</text:p>
          </table:table-cell>
          <table:table-cell table:formula="of:=EXACT([.E310];[.J3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11];[.H311])" office:value-type="boolean" office:boolean-value="true" calcext:value-type="boolean">
            <text:p>TRUE</text:p>
          </table:table-cell>
          <table:table-cell table:formula="of:=EXACT([.E311];[.J3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12];[.H312])" office:value-type="boolean" office:boolean-value="true" calcext:value-type="boolean">
            <text:p>TRUE</text:p>
          </table:table-cell>
          <table:table-cell table:formula="of:=EXACT([.E312];[.J3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13];[.H313])" office:value-type="boolean" office:boolean-value="true" calcext:value-type="boolean">
            <text:p>TRUE</text:p>
          </table:table-cell>
          <table:table-cell table:formula="of:=EXACT([.E313];[.J3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14];[.H314])" office:value-type="boolean" office:boolean-value="true" calcext:value-type="boolean">
            <text:p>TRUE</text:p>
          </table:table-cell>
          <table:table-cell table:formula="of:=EXACT([.E314];[.J3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15];[.H315])" office:value-type="boolean" office:boolean-value="true" calcext:value-type="boolean">
            <text:p>TRUE</text:p>
          </table:table-cell>
          <table:table-cell table:formula="of:=EXACT([.E315];[.J3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16];[.H316])" office:value-type="boolean" office:boolean-value="true" calcext:value-type="boolean">
            <text:p>TRUE</text:p>
          </table:table-cell>
          <table:table-cell table:formula="of:=EXACT([.E316];[.J3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17];[.H317])" office:value-type="boolean" office:boolean-value="true" calcext:value-type="boolean">
            <text:p>TRUE</text:p>
          </table:table-cell>
          <table:table-cell table:formula="of:=EXACT([.E317];[.J3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18];[.H318])" office:value-type="boolean" office:boolean-value="true" calcext:value-type="boolean">
            <text:p>TRUE</text:p>
          </table:table-cell>
          <table:table-cell table:formula="of:=EXACT([.E318];[.J3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19];[.H319])" office:value-type="boolean" office:boolean-value="true" calcext:value-type="boolean">
            <text:p>TRUE</text:p>
          </table:table-cell>
          <table:table-cell table:formula="of:=EXACT([.E319];[.J3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20];[.H320])" office:value-type="boolean" office:boolean-value="true" calcext:value-type="boolean">
            <text:p>TRUE</text:p>
          </table:table-cell>
          <table:table-cell table:formula="of:=EXACT([.E320];[.J3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21];[.H321])" office:value-type="boolean" office:boolean-value="true" calcext:value-type="boolean">
            <text:p>TRUE</text:p>
          </table:table-cell>
          <table:table-cell table:formula="of:=EXACT([.E321];[.J3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22];[.H322])" office:value-type="boolean" office:boolean-value="true" calcext:value-type="boolean">
            <text:p>TRUE</text:p>
          </table:table-cell>
          <table:table-cell table:formula="of:=EXACT([.E322];[.J3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323];[.H323])" office:value-type="boolean" office:boolean-value="true" calcext:value-type="boolean">
            <text:p>TRUE</text:p>
          </table:table-cell>
          <table:table-cell table:formula="of:=EXACT([.E323];[.J323])" office:value-type="boolean" office:boolean-value="true" calcext:value-type="boolean">
            <text:p>TRUE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year number:style="long"/>
      <number:text>:</number:text>
      <number:month/>
      <number:text>:</number:text>
      <number:day/>
    </number:date-style>
    <number:date-style style:name="N121" number:title="User-defined">
      <number:year number:style="long"/>
      <number:text>:</number:text>
      <number:month number:style="long"/>
      <number:text>: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1T19:32:38.193284179</dc:date>
    <meta:editing-duration>PT49M36S</meta:editing-duration>
    <meta:editing-cycles>17</meta:editing-cycles>
    <meta:generator>LibreOffice/7.3.7.2$Linux_X86_64 LibreOffice_project/30$Build-2</meta:generator>
    <meta:document-statistic meta:table-count="5" meta:cell-count="6344" meta:object-count="0"/>
  </office:meta>
</office:document-meta>
</file>